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45641" table:style-name="ta1">
        <table:shapes>
          <draw:frame draw:z-index="0" draw:style-name="gr1" draw:text-style-name="P1" svg:width="47.949cm" svg:height="21.834cm" svg:x="8.276cm" svg:y="0.106cm">
            <draw:object draw:notify-on-update-of-ranges="'145641'.B1:'145641'.B1 '145641'.B2:'145641'.B823 '145641'.C1:'145641'.C1 '145641'.C2:'145641'.C8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goundSteering</text:p>
          </table:table-cell>
          <table:table-cell office:value-type="string" calcext:value-type="string">
            <text:p><text:s/>group_14</text:p>
          </table:table-cell>
        </table:table-row>
        <table:table-row table:style-name="ro1">
          <table:table-cell office:value-type="float" office:value="1652735402402819" calcext:value-type="float">
            <text:p>1652735402402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10998385" calcext:value-type="float">
            <text:p>165273541099838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1636191" calcext:value-type="float">
            <text:p>16527354116361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1763726" calcext:value-type="float">
            <text:p>165273541176372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1870153" calcext:value-type="float">
            <text:p>16527354118701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1963328" calcext:value-type="float">
            <text:p>16527354119633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2076504" calcext:value-type="float">
            <text:p>165273541207650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2202721" calcext:value-type="float">
            <text:p>16527354122027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2278510" calcext:value-type="float">
            <text:p>16527354122785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2387285" calcext:value-type="float">
            <text:p>165273541238728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2477435" calcext:value-type="float">
            <text:p>16527354124774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2588517" calcext:value-type="float">
            <text:p>16527354125885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2700481" calcext:value-type="float">
            <text:p>16527354127004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2800268" calcext:value-type="float">
            <text:p>16527354128002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2886042" calcext:value-type="float">
            <text:p>16527354128860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3025524" calcext:value-type="float">
            <text:p>16527354130255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3096794" calcext:value-type="float">
            <text:p>165273541309679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3208027" calcext:value-type="float">
            <text:p>16527354132080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3302054" calcext:value-type="float">
            <text:p>165273541330205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3414217" calcext:value-type="float">
            <text:p>16527354134142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3529625" calcext:value-type="float">
            <text:p>16527354135296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3629054" calcext:value-type="float">
            <text:p>165273541362905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3727882" calcext:value-type="float">
            <text:p>16527354137278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3841296" calcext:value-type="float">
            <text:p>16527354138412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3950789" calcext:value-type="float">
            <text:p>165273541395078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4049716" calcext:value-type="float">
            <text:p>165273541404971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4153186" calcext:value-type="float">
            <text:p>165273541415318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4256256" calcext:value-type="float">
            <text:p>1652735414256256</text:p>
          </table:table-cell>
          <table:table-cell office:value-type="float" office:value="0.0329887" calcext:value-type="float">
            <text:p>0.0329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14355962" calcext:value-type="float">
            <text:p>1652735414355962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14469824" calcext:value-type="float">
            <text:p>1652735414469824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68019" calcext:value-type="float">
            <text:p>0.268019</text:p>
          </table:table-cell>
        </table:table-row>
        <table:table-row table:style-name="ro1">
          <table:table-cell office:value-type="float" office:value="1652735414567800" calcext:value-type="float">
            <text:p>1652735414567800</text:p>
          </table:table-cell>
          <table:table-cell office:value-type="float" office:value="0.173945" calcext:value-type="float">
            <text:p>0.173945</text:p>
          </table:table-cell>
          <table:table-cell office:value-type="float" office:value="0.188738" calcext:value-type="float">
            <text:p>0.188738</text:p>
          </table:table-cell>
        </table:table-row>
        <table:table-row table:style-name="ro1">
          <table:table-cell office:value-type="float" office:value="1652735414672065" calcext:value-type="float">
            <text:p>1652735414672065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15358" calcext:value-type="float">
            <text:p>0.215358</text:p>
          </table:table-cell>
        </table:table-row>
        <table:table-row table:style-name="ro1">
          <table:table-cell office:value-type="float" office:value="1652735414777608" calcext:value-type="float">
            <text:p>1652735414777608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231616" calcext:value-type="float">
            <text:p>0.231616</text:p>
          </table:table-cell>
        </table:table-row>
        <table:table-row table:style-name="ro1">
          <table:table-cell office:value-type="float" office:value="1652735414870756" calcext:value-type="float">
            <text:p>1652735414870756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233374" calcext:value-type="float">
            <text:p>0.233374</text:p>
          </table:table-cell>
        </table:table-row>
        <table:table-row table:style-name="ro1">
          <table:table-cell office:value-type="float" office:value="1652735414983277" calcext:value-type="float">
            <text:p>1652735414983277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15084494" calcext:value-type="float">
            <text:p>1652735415084494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15199270" calcext:value-type="float">
            <text:p>1652735415199270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.214061" calcext:value-type="float">
            <text:p>0.214061</text:p>
          </table:table-cell>
        </table:table-row>
        <table:table-row table:style-name="ro1">
          <table:table-cell office:value-type="float" office:value="1652735415295858" calcext:value-type="float">
            <text:p>1652735415295858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62254" calcext:value-type="float">
            <text:p>0.262254</text:p>
          </table:table-cell>
        </table:table-row>
        <table:table-row table:style-name="ro1">
          <table:table-cell office:value-type="float" office:value="1652735415410951" calcext:value-type="float">
            <text:p>1652735415410951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212432" calcext:value-type="float">
            <text:p>0.212432</text:p>
          </table:table-cell>
        </table:table-row>
        <table:table-row table:style-name="ro1">
          <table:table-cell office:value-type="float" office:value="1652735415500236" calcext:value-type="float">
            <text:p>1652735415500236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.180407" calcext:value-type="float">
            <text:p>0.180407</text:p>
          </table:table-cell>
        </table:table-row>
        <table:table-row table:style-name="ro1">
          <table:table-cell office:value-type="float" office:value="1652735415613894" calcext:value-type="float">
            <text:p>1652735415613894</text:p>
          </table:table-cell>
          <table:table-cell office:value-type="float" office:value="0.00900175" calcext:value-type="float">
            <text:p>0.00900175</text:p>
          </table:table-cell>
          <table:table-cell office:value-type="float" office:value="0.161375" calcext:value-type="float">
            <text:p>0.161375</text:p>
          </table:table-cell>
        </table:table-row>
        <table:table-row table:style-name="ro1">
          <table:table-cell office:value-type="float" office:value="1652735415729057" calcext:value-type="float">
            <text:p>1652735415729057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.159055" calcext:value-type="float">
            <text:p>0.159055</text:p>
          </table:table-cell>
        </table:table-row>
        <table:table-row table:style-name="ro1">
          <table:table-cell office:value-type="float" office:value="1652735415831175" calcext:value-type="float">
            <text:p>1652735415831175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.169692" calcext:value-type="float">
            <text:p>0.169692</text:p>
          </table:table-cell>
        </table:table-row>
        <table:table-row table:style-name="ro1">
          <table:table-cell office:value-type="float" office:value="1652735415935673" calcext:value-type="float">
            <text:p>1652735415935673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0.237914" calcext:value-type="float">
            <text:p>0.237914</text:p>
          </table:table-cell>
        </table:table-row>
        <table:table-row table:style-name="ro1">
          <table:table-cell office:value-type="float" office:value="1652735416032497" calcext:value-type="float">
            <text:p>1652735416032497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92048" calcext:value-type="float">
            <text:p>0.192048</text:p>
          </table:table-cell>
        </table:table-row>
        <table:table-row table:style-name="ro1">
          <table:table-cell office:value-type="float" office:value="1652735416136115" calcext:value-type="float">
            <text:p>1652735416136115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05395" calcext:value-type="float">
            <text:p>0.205395</text:p>
          </table:table-cell>
        </table:table-row>
        <table:table-row table:style-name="ro1">
          <table:table-cell office:value-type="float" office:value="1652735416238249" calcext:value-type="float">
            <text:p>1652735416238249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.138453" calcext:value-type="float">
            <text:p>0.138453</text:p>
          </table:table-cell>
        </table:table-row>
        <table:table-row table:style-name="ro1">
          <table:table-cell office:value-type="float" office:value="1652735416337264" calcext:value-type="float">
            <text:p>1652735416337264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.193358" calcext:value-type="float">
            <text:p>0.193358</text:p>
          </table:table-cell>
        </table:table-row>
        <table:table-row table:style-name="ro1">
          <table:table-cell office:value-type="float" office:value="1652735416453532" calcext:value-type="float">
            <text:p>1652735416453532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.125285" calcext:value-type="float">
            <text:p>0.125285</text:p>
          </table:table-cell>
        </table:table-row>
        <table:table-row table:style-name="ro1">
          <table:table-cell office:value-type="float" office:value="1652735416566432" calcext:value-type="float">
            <text:p>1652735416566432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.178411" calcext:value-type="float">
            <text:p>0.178411</text:p>
          </table:table-cell>
        </table:table-row>
        <table:table-row table:style-name="ro1">
          <table:table-cell office:value-type="float" office:value="1652735416654649" calcext:value-type="float">
            <text:p>1652735416654649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85161" calcext:value-type="float">
            <text:p>0.285161</text:p>
          </table:table-cell>
        </table:table-row>
        <table:table-row table:style-name="ro1">
          <table:table-cell office:value-type="float" office:value="1652735416760470" calcext:value-type="float">
            <text:p>1652735416760470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80682" calcext:value-type="float">
            <text:p>0.180682</text:p>
          </table:table-cell>
        </table:table-row>
        <table:table-row table:style-name="ro1">
          <table:table-cell office:value-type="float" office:value="1652735416860338" calcext:value-type="float">
            <text:p>1652735416860338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48001" calcext:value-type="float">
            <text:p>0.148001</text:p>
          </table:table-cell>
        </table:table-row>
        <table:table-row table:style-name="ro1">
          <table:table-cell office:value-type="float" office:value="1652735416959978" calcext:value-type="float">
            <text:p>1652735416959978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302215" calcext:value-type="float">
            <text:p>0.302215</text:p>
          </table:table-cell>
        </table:table-row>
        <table:table-row table:style-name="ro1">
          <table:table-cell office:value-type="float" office:value="1652735417061631" calcext:value-type="float">
            <text:p>1652735417061631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45673" calcext:value-type="float">
            <text:p>0.245673</text:p>
          </table:table-cell>
        </table:table-row>
        <table:table-row table:style-name="ro1">
          <table:table-cell office:value-type="float" office:value="1652735417157625" calcext:value-type="float">
            <text:p>1652735417157625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25707" calcext:value-type="float">
            <text:p>0.25707</text:p>
          </table:table-cell>
        </table:table-row>
        <table:table-row table:style-name="ro1">
          <table:table-cell office:value-type="float" office:value="1652735417270083" calcext:value-type="float">
            <text:p>1652735417270083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213181" calcext:value-type="float">
            <text:p>0.213181</text:p>
          </table:table-cell>
        </table:table-row>
        <table:table-row table:style-name="ro1">
          <table:table-cell office:value-type="float" office:value="1652735417371722" calcext:value-type="float">
            <text:p>1652735417371722</text:p>
          </table:table-cell>
          <table:table-cell office:value-type="float" office:value="0.116961" calcext:value-type="float">
            <text:p>0.116961</text:p>
          </table:table-cell>
          <table:table-cell office:value-type="float" office:value="0.303895" calcext:value-type="float">
            <text:p>0.303895</text:p>
          </table:table-cell>
        </table:table-row>
        <table:table-row table:style-name="ro1">
          <table:table-cell office:value-type="float" office:value="1652735417476851" calcext:value-type="float">
            <text:p>1652735417476851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.20621" calcext:value-type="float">
            <text:p>0.20621</text:p>
          </table:table-cell>
        </table:table-row>
        <table:table-row table:style-name="ro1">
          <table:table-cell office:value-type="float" office:value="1652735417581435" calcext:value-type="float">
            <text:p>1652735417581435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.357491" calcext:value-type="float">
            <text:p>0.357491</text:p>
          </table:table-cell>
        </table:table-row>
        <table:table-row table:style-name="ro1">
          <table:table-cell office:value-type="float" office:value="1652735417691790" calcext:value-type="float">
            <text:p>1652735417691790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.224449" calcext:value-type="float">
            <text:p>0.224449</text:p>
          </table:table-cell>
        </table:table-row>
        <table:table-row table:style-name="ro1">
          <table:table-cell office:value-type="float" office:value="1652735417795805" calcext:value-type="float">
            <text:p>1652735417795805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17889558" calcext:value-type="float">
            <text:p>1652735417889558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17994141" calcext:value-type="float">
            <text:p>16527354179941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8108458" calcext:value-type="float">
            <text:p>16527354181084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8214874" calcext:value-type="float">
            <text:p>16527354182148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8305519" calcext:value-type="float">
            <text:p>16527354183055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8416824" calcext:value-type="float">
            <text:p>16527354184168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8530435" calcext:value-type="float">
            <text:p>16527354185304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8624143" calcext:value-type="float">
            <text:p>16527354186241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8721860" calcext:value-type="float">
            <text:p>16527354187218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8825766" calcext:value-type="float">
            <text:p>165273541882576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8909703" calcext:value-type="float">
            <text:p>16527354189097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8999879" calcext:value-type="float">
            <text:p>16527354189998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9098699" calcext:value-type="float">
            <text:p>16527354190986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9215755" calcext:value-type="float">
            <text:p>165273541921575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9331282" calcext:value-type="float">
            <text:p>16527354193312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9418600" calcext:value-type="float">
            <text:p>165273541941860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9526923" calcext:value-type="float">
            <text:p>16527354195269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9634351" calcext:value-type="float">
            <text:p>165273541963435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9738829" calcext:value-type="float">
            <text:p>16527354197388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9833765" calcext:value-type="float">
            <text:p>165273541983376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19930836" calcext:value-type="float">
            <text:p>1652735419930836</text:p>
          </table:table-cell>
          <table:table-cell office:value-type="float" office:value="-0.0119935" calcext:value-type="float">
            <text:p>-0.011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0065661" calcext:value-type="float">
            <text:p>1652735420065661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-0.182496" calcext:value-type="float">
            <text:p>-0.182496</text:p>
          </table:table-cell>
        </table:table-row>
        <table:table-row table:style-name="ro1">
          <table:table-cell office:value-type="float" office:value="1652735420157641" calcext:value-type="float">
            <text:p>1652735420157641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199597" calcext:value-type="float">
            <text:p>-0.199597</text:p>
          </table:table-cell>
        </table:table-row>
        <table:table-row table:style-name="ro1">
          <table:table-cell office:value-type="float" office:value="1652735420257559" calcext:value-type="float">
            <text:p>1652735420257559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205799" calcext:value-type="float">
            <text:p>-0.205799</text:p>
          </table:table-cell>
        </table:table-row>
        <table:table-row table:style-name="ro1">
          <table:table-cell office:value-type="float" office:value="1652735420359019" calcext:value-type="float">
            <text:p>1652735420359019</text:p>
          </table:table-cell>
          <table:table-cell office:value-type="float" office:value="-0.119952" calcext:value-type="float">
            <text:p>-0.119952</text:p>
          </table:table-cell>
          <table:table-cell office:value-type="float" office:value="-0.218372" calcext:value-type="float">
            <text:p>-0.218372</text:p>
          </table:table-cell>
        </table:table-row>
        <table:table-row table:style-name="ro1">
          <table:table-cell office:value-type="float" office:value="1652735420491397" calcext:value-type="float">
            <text:p>1652735420491397</text:p>
          </table:table-cell>
          <table:table-cell office:value-type="float" office:value="-0.14994" calcext:value-type="float">
            <text:p>-0.14994</text:p>
          </table:table-cell>
          <table:table-cell office:value-type="float" office:value="-0.227344" calcext:value-type="float">
            <text:p>-0.227344</text:p>
          </table:table-cell>
        </table:table-row>
        <table:table-row table:style-name="ro1">
          <table:table-cell office:value-type="float" office:value="1652735420596363" calcext:value-type="float">
            <text:p>1652735420596363</text:p>
          </table:table-cell>
          <table:table-cell office:value-type="float" office:value="-0.116952" calcext:value-type="float">
            <text:p>-0.116952</text:p>
          </table:table-cell>
          <table:table-cell office:value-type="float" office:value="0.0434509" calcext:value-type="float">
            <text:p>0.0434509</text:p>
          </table:table-cell>
        </table:table-row>
        <table:table-row table:style-name="ro1">
          <table:table-cell office:value-type="float" office:value="1652735420665185" calcext:value-type="float">
            <text:p>1652735420665185</text:p>
          </table:table-cell>
          <table:table-cell office:value-type="float" office:value="-0.0419816" calcext:value-type="float">
            <text:p>-0.041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0782332" calcext:value-type="float">
            <text:p>1652735420782332</text:p>
          </table:table-cell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0884850" calcext:value-type="float">
            <text:p>16527354208848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0985837" calcext:value-type="float">
            <text:p>16527354209858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1090112" calcext:value-type="float">
            <text:p>16527354210901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1199035" calcext:value-type="float">
            <text:p>16527354211990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1296949" calcext:value-type="float">
            <text:p>16527354212969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1423447" calcext:value-type="float">
            <text:p>16527354214234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1508504" calcext:value-type="float">
            <text:p>1652735421508504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1617924" calcext:value-type="float">
            <text:p>1652735421617924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1714416" calcext:value-type="float">
            <text:p>1652735421714416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1821404" calcext:value-type="float">
            <text:p>1652735421821404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1923738" calcext:value-type="float">
            <text:p>1652735421923738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19448" calcext:value-type="float">
            <text:p>0.19448</text:p>
          </table:table-cell>
        </table:table-row>
        <table:table-row table:style-name="ro1">
          <table:table-cell office:value-type="float" office:value="1652735422018440" calcext:value-type="float">
            <text:p>1652735422018440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221417" calcext:value-type="float">
            <text:p>0.221417</text:p>
          </table:table-cell>
        </table:table-row>
        <table:table-row table:style-name="ro1">
          <table:table-cell office:value-type="float" office:value="1652735422139737" calcext:value-type="float">
            <text:p>1652735422139737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189988" calcext:value-type="float">
            <text:p>0.189988</text:p>
          </table:table-cell>
        </table:table-row>
        <table:table-row table:style-name="ro1">
          <table:table-cell office:value-type="float" office:value="1652735422243560" calcext:value-type="float">
            <text:p>1652735422243560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2343016" calcext:value-type="float">
            <text:p>1652735422343016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2437763" calcext:value-type="float">
            <text:p>1652735422437763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2572534" calcext:value-type="float">
            <text:p>1652735422572534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2630900" calcext:value-type="float">
            <text:p>1652735422630900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2739028" calcext:value-type="float">
            <text:p>1652735422739028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2859785" calcext:value-type="float">
            <text:p>1652735422859785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2950709" calcext:value-type="float">
            <text:p>1652735422950709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3063053" calcext:value-type="float">
            <text:p>1652735423063053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266252" calcext:value-type="float">
            <text:p>0.266252</text:p>
          </table:table-cell>
        </table:table-row>
        <table:table-row table:style-name="ro1">
          <table:table-cell office:value-type="float" office:value="1652735423170351" calcext:value-type="float">
            <text:p>1652735423170351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135224" calcext:value-type="float">
            <text:p>0.135224</text:p>
          </table:table-cell>
        </table:table-row>
        <table:table-row table:style-name="ro1">
          <table:table-cell office:value-type="float" office:value="1652735423283983" calcext:value-type="float">
            <text:p>1652735423283983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.172953" calcext:value-type="float">
            <text:p>0.172953</text:p>
          </table:table-cell>
        </table:table-row>
        <table:table-row table:style-name="ro1">
          <table:table-cell office:value-type="float" office:value="1652735423375833" calcext:value-type="float">
            <text:p>1652735423375833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91502" calcext:value-type="float">
            <text:p>0.191502</text:p>
          </table:table-cell>
        </table:table-row>
        <table:table-row table:style-name="ro1">
          <table:table-cell office:value-type="float" office:value="1652735423490182" calcext:value-type="float">
            <text:p>1652735423490182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308221" calcext:value-type="float">
            <text:p>0.308221</text:p>
          </table:table-cell>
        </table:table-row>
        <table:table-row table:style-name="ro1">
          <table:table-cell office:value-type="float" office:value="1652735423579857" calcext:value-type="float">
            <text:p>1652735423579857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3700120" calcext:value-type="float">
            <text:p>1652735423700120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59352" calcext:value-type="float">
            <text:p>0.159352</text:p>
          </table:table-cell>
        </table:table-row>
        <table:table-row table:style-name="ro1">
          <table:table-cell office:value-type="float" office:value="1652735423780146" calcext:value-type="float">
            <text:p>1652735423780146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203493" calcext:value-type="float">
            <text:p>0.203493</text:p>
          </table:table-cell>
        </table:table-row>
        <table:table-row table:style-name="ro1">
          <table:table-cell office:value-type="float" office:value="1652735423891814" calcext:value-type="float">
            <text:p>1652735423891814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8656" calcext:value-type="float">
            <text:p>0.18656</text:p>
          </table:table-cell>
        </table:table-row>
        <table:table-row table:style-name="ro1">
          <table:table-cell office:value-type="float" office:value="1652735423982127" calcext:value-type="float">
            <text:p>1652735423982127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13788" calcext:value-type="float">
            <text:p>0.213788</text:p>
          </table:table-cell>
        </table:table-row>
        <table:table-row table:style-name="ro1">
          <table:table-cell office:value-type="float" office:value="1652735424111754" calcext:value-type="float">
            <text:p>1652735424111754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187429" calcext:value-type="float">
            <text:p>0.187429</text:p>
          </table:table-cell>
        </table:table-row>
        <table:table-row table:style-name="ro1">
          <table:table-cell office:value-type="float" office:value="1652735424211977" calcext:value-type="float">
            <text:p>1652735424211977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209222" calcext:value-type="float">
            <text:p>0.209222</text:p>
          </table:table-cell>
        </table:table-row>
        <table:table-row table:style-name="ro1">
          <table:table-cell office:value-type="float" office:value="1652735424298931" calcext:value-type="float">
            <text:p>1652735424298931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208056" calcext:value-type="float">
            <text:p>0.208056</text:p>
          </table:table-cell>
        </table:table-row>
        <table:table-row table:style-name="ro1">
          <table:table-cell office:value-type="float" office:value="1652735424416293" calcext:value-type="float">
            <text:p>1652735424416293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201701" calcext:value-type="float">
            <text:p>0.201701</text:p>
          </table:table-cell>
        </table:table-row>
        <table:table-row table:style-name="ro1">
          <table:table-cell office:value-type="float" office:value="1652735424509355" calcext:value-type="float">
            <text:p>1652735424509355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.168597" calcext:value-type="float">
            <text:p>0.168597</text:p>
          </table:table-cell>
        </table:table-row>
        <table:table-row table:style-name="ro1">
          <table:table-cell office:value-type="float" office:value="1652735424626930" calcext:value-type="float">
            <text:p>1652735424626930</text:p>
          </table:table-cell>
          <table:table-cell office:value-type="float" office:value="0.15295" calcext:value-type="float">
            <text:p>0.15295</text:p>
          </table:table-cell>
          <table:table-cell office:value-type="float" office:value="0.190639" calcext:value-type="float">
            <text:p>0.190639</text:p>
          </table:table-cell>
        </table:table-row>
        <table:table-row table:style-name="ro1">
          <table:table-cell office:value-type="float" office:value="1652735424718359" calcext:value-type="float">
            <text:p>1652735424718359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.240773" calcext:value-type="float">
            <text:p>0.240773</text:p>
          </table:table-cell>
        </table:table-row>
        <table:table-row table:style-name="ro1">
          <table:table-cell office:value-type="float" office:value="1652735424760597" calcext:value-type="float">
            <text:p>1652735424760597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158384" calcext:value-type="float">
            <text:p>0.158384</text:p>
          </table:table-cell>
        </table:table-row>
        <table:table-row table:style-name="ro1">
          <table:table-cell office:value-type="float" office:value="1652735424944339" calcext:value-type="float">
            <text:p>1652735424944339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5029039" calcext:value-type="float">
            <text:p>1652735425029039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5135466" calcext:value-type="float">
            <text:p>1652735425135466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.130292" calcext:value-type="float">
            <text:p>0.130292</text:p>
          </table:table-cell>
        </table:table-row>
        <table:table-row table:style-name="ro1">
          <table:table-cell office:value-type="float" office:value="1652735425247954" calcext:value-type="float">
            <text:p>1652735425247954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8794" calcext:value-type="float">
            <text:p>0.18794</text:p>
          </table:table-cell>
        </table:table-row>
        <table:table-row table:style-name="ro1">
          <table:table-cell office:value-type="float" office:value="1652735425278758" calcext:value-type="float">
            <text:p>1652735425278758</text:p>
          </table:table-cell>
          <table:table-cell office:value-type="float" office:value="0.107968" calcext:value-type="float">
            <text:p>0.107968</text:p>
          </table:table-cell>
          <table:table-cell office:value-type="float" office:value="0.291014" calcext:value-type="float">
            <text:p>0.291014</text:p>
          </table:table-cell>
        </table:table-row>
        <table:table-row table:style-name="ro1">
          <table:table-cell office:value-type="float" office:value="1652735425381668" calcext:value-type="float">
            <text:p>1652735425381668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200797" calcext:value-type="float">
            <text:p>0.200797</text:p>
          </table:table-cell>
        </table:table-row>
        <table:table-row table:style-name="ro1">
          <table:table-cell office:value-type="float" office:value="1652735425560659" calcext:value-type="float">
            <text:p>1652735425560659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.224903" calcext:value-type="float">
            <text:p>0.224903</text:p>
          </table:table-cell>
        </table:table-row>
        <table:table-row table:style-name="ro1">
          <table:table-cell office:value-type="float" office:value="1652735425598023" calcext:value-type="float">
            <text:p>1652735425598023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.262693" calcext:value-type="float">
            <text:p>0.262693</text:p>
          </table:table-cell>
        </table:table-row>
        <table:table-row table:style-name="ro1">
          <table:table-cell office:value-type="float" office:value="1652735425764360" calcext:value-type="float">
            <text:p>1652735425764360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5797586" calcext:value-type="float">
            <text:p>1652735425797586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5935785" calcext:value-type="float">
            <text:p>1652735425935785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6063738" calcext:value-type="float">
            <text:p>1652735426063738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6174550" calcext:value-type="float">
            <text:p>1652735426174550</text:p>
          </table:table-cell>
          <table:table-cell office:value-type="float" office:value="-0" calcext:value-type="float">
            <text:p>0</text:p>
          </table:table-cell>
          <table:table-cell office:value-type="float" office:value="-0.502497" calcext:value-type="float">
            <text:p>-0.502497</text:p>
          </table:table-cell>
        </table:table-row>
        <table:table-row table:style-name="ro1">
          <table:table-cell office:value-type="float" office:value="1652735426229621" calcext:value-type="float">
            <text:p>1652735426229621</text:p>
          </table:table-cell>
          <table:table-cell office:value-type="float" office:value="-0" calcext:value-type="float">
            <text:p>0</text:p>
          </table:table-cell>
          <table:table-cell office:value-type="float" office:value="-0.579326" calcext:value-type="float">
            <text:p>-0.579326</text:p>
          </table:table-cell>
        </table:table-row>
        <table:table-row table:style-name="ro1">
          <table:table-cell office:value-type="float" office:value="1652735426327229" calcext:value-type="float">
            <text:p>1652735426327229</text:p>
          </table:table-cell>
          <table:table-cell office:value-type="float" office:value="-0" calcext:value-type="float">
            <text:p>0</text:p>
          </table:table-cell>
          <table:table-cell office:value-type="float" office:value="-0.58387" calcext:value-type="float">
            <text:p>-0.58387</text:p>
          </table:table-cell>
        </table:table-row>
        <table:table-row table:style-name="ro1">
          <table:table-cell office:value-type="float" office:value="1652735426431337" calcext:value-type="float">
            <text:p>1652735426431337</text:p>
          </table:table-cell>
          <table:table-cell office:value-type="float" office:value="-0.140948" calcext:value-type="float">
            <text:p>-0.140948</text:p>
          </table:table-cell>
          <table:table-cell office:value-type="float" office:value="-0.896055" calcext:value-type="float">
            <text:p>-0.896055</text:p>
          </table:table-cell>
        </table:table-row>
        <table:table-row table:style-name="ro1">
          <table:table-cell office:value-type="float" office:value="1652735426556872" calcext:value-type="float">
            <text:p>1652735426556872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6654961" calcext:value-type="float">
            <text:p>1652735426654961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6751427" calcext:value-type="float">
            <text:p>16527354267514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6846861" calcext:value-type="float">
            <text:p>165273542684686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6979870" calcext:value-type="float">
            <text:p>1652735426979870</text:p>
          </table:table-cell>
          <table:table-cell office:value-type="float" office:value="-0" calcext:value-type="float">
            <text:p>0</text:p>
          </table:table-cell>
          <table:table-cell office:value-type="float" office:value="-0.955176" calcext:value-type="float">
            <text:p>-0.955176</text:p>
          </table:table-cell>
        </table:table-row>
        <table:table-row table:style-name="ro1">
          <table:table-cell office:value-type="float" office:value="1652735427086155" calcext:value-type="float">
            <text:p>1652735427086155</text:p>
          </table:table-cell>
          <table:table-cell office:value-type="float" office:value="-0" calcext:value-type="float">
            <text:p>0</text:p>
          </table:table-cell>
          <table:table-cell office:value-type="float" office:value="-0.962994" calcext:value-type="float">
            <text:p>-0.962994</text:p>
          </table:table-cell>
        </table:table-row>
        <table:table-row table:style-name="ro1">
          <table:table-cell office:value-type="float" office:value="1652735427216242" calcext:value-type="float">
            <text:p>1652735427216242</text:p>
          </table:table-cell>
          <table:table-cell office:value-type="float" office:value="-0" calcext:value-type="float">
            <text:p>0</text:p>
          </table:table-cell>
          <table:table-cell office:value-type="float" office:value="-0.93044" calcext:value-type="float">
            <text:p>-0.93044</text:p>
          </table:table-cell>
        </table:table-row>
        <table:table-row table:style-name="ro1">
          <table:table-cell office:value-type="float" office:value="1652735427323369" calcext:value-type="float">
            <text:p>1652735427323369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7395739" calcext:value-type="float">
            <text:p>1652735427395739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7512730" calcext:value-type="float">
            <text:p>16527354275127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7591470" calcext:value-type="float">
            <text:p>165273542759147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7694617" calcext:value-type="float">
            <text:p>16527354276946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7798975" calcext:value-type="float">
            <text:p>16527354277989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7899015" calcext:value-type="float">
            <text:p>1652735427899015</text:p>
          </table:table-cell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8036455" calcext:value-type="float">
            <text:p>1652735428036455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8111182" calcext:value-type="float">
            <text:p>16527354281111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8211360" calcext:value-type="float">
            <text:p>16527354282113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8313917" calcext:value-type="float">
            <text:p>16527354283139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8418305" calcext:value-type="float">
            <text:p>16527354284183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8520972" calcext:value-type="float">
            <text:p>1652735428520972</text:p>
          </table:table-cell>
          <table:table-cell office:value-type="float" office:value="0.15595" calcext:value-type="float">
            <text:p>0.15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8648518" calcext:value-type="float">
            <text:p>1652735428648518</text:p>
          </table:table-cell>
          <table:table-cell office:value-type="float" office:value="0.281904" calcext:value-type="float">
            <text:p>0.28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8744662" calcext:value-type="float">
            <text:p>16527354287446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8846351" calcext:value-type="float">
            <text:p>1652735428846351</text:p>
          </table:table-cell>
          <table:table-cell office:value-type="float" office:value="-0" calcext:value-type="float">
            <text:p>0</text:p>
          </table:table-cell>
          <table:table-cell office:value-type="float" office:value="-0.628796" calcext:value-type="float">
            <text:p>-0.628796</text:p>
          </table:table-cell>
        </table:table-row>
        <table:table-row table:style-name="ro1">
          <table:table-cell office:value-type="float" office:value="1652735428964684" calcext:value-type="float">
            <text:p>16527354289646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9068030" calcext:value-type="float">
            <text:p>1652735429068030</text:p>
          </table:table-cell>
          <table:table-cell office:value-type="float" office:value="-0" calcext:value-type="float">
            <text:p>0</text:p>
          </table:table-cell>
          <table:table-cell office:value-type="float" office:value="0.121619" calcext:value-type="float">
            <text:p>0.121619</text:p>
          </table:table-cell>
        </table:table-row>
        <table:table-row table:style-name="ro1">
          <table:table-cell office:value-type="float" office:value="1652735429175448" calcext:value-type="float">
            <text:p>1652735429175448</text:p>
          </table:table-cell>
          <table:table-cell office:value-type="float" office:value="-0.197923" calcext:value-type="float">
            <text:p>-0.197923</text:p>
          </table:table-cell>
          <table:table-cell office:value-type="float" office:value="0.0594537" calcext:value-type="float">
            <text:p>0.0594537</text:p>
          </table:table-cell>
        </table:table-row>
        <table:table-row table:style-name="ro1">
          <table:table-cell office:value-type="float" office:value="1652735429279287" calcext:value-type="float">
            <text:p>1652735429279287</text:p>
          </table:table-cell>
          <table:table-cell office:value-type="float" office:value="-0" calcext:value-type="float">
            <text:p>0</text:p>
          </table:table-cell>
          <table:table-cell office:value-type="float" office:value="0.0408694" calcext:value-type="float">
            <text:p>0.0408694</text:p>
          </table:table-cell>
        </table:table-row>
        <table:table-row table:style-name="ro1">
          <table:table-cell office:value-type="float" office:value="1652735429360797" calcext:value-type="float">
            <text:p>16527354293607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9480263" calcext:value-type="float">
            <text:p>1652735429480263</text:p>
          </table:table-cell>
          <table:table-cell office:value-type="float" office:value="-0" calcext:value-type="float">
            <text:p>0</text:p>
          </table:table-cell>
          <table:table-cell office:value-type="float" office:value="0.394791" calcext:value-type="float">
            <text:p>0.394791</text:p>
          </table:table-cell>
        </table:table-row>
        <table:table-row table:style-name="ro1">
          <table:table-cell office:value-type="float" office:value="1652735429570419" calcext:value-type="float">
            <text:p>16527354295704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29695888" calcext:value-type="float">
            <text:p>1652735429695888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9777616" calcext:value-type="float">
            <text:p>1652735429777616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9888851" calcext:value-type="float">
            <text:p>1652735429888851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29985502" calcext:value-type="float">
            <text:p>16527354299855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0110832" calcext:value-type="float">
            <text:p>16527354301108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0204910" calcext:value-type="float">
            <text:p>16527354302049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0296997" calcext:value-type="float">
            <text:p>16527354302969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0393785" calcext:value-type="float">
            <text:p>165273543039378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0506337" calcext:value-type="float">
            <text:p>1652735430506337</text:p>
          </table:table-cell>
          <table:table-cell office:value-type="float" office:value="0.146949" calcext:value-type="float">
            <text:p>0.146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0626285" calcext:value-type="float">
            <text:p>1652735430626285</text:p>
          </table:table-cell>
          <table:table-cell office:value-type="float" office:value="0.176946" calcext:value-type="float">
            <text:p>0.176946</text:p>
          </table:table-cell>
          <table:table-cell office:value-type="float" office:value="0.0919387" calcext:value-type="float">
            <text:p>0.0919387</text:p>
          </table:table-cell>
        </table:table-row>
        <table:table-row table:style-name="ro1">
          <table:table-cell office:value-type="float" office:value="1652735430711493" calcext:value-type="float">
            <text:p>1652735430711493</text:p>
          </table:table-cell>
          <table:table-cell office:value-type="float" office:value="0.176946" calcext:value-type="float">
            <text:p>0.176946</text:p>
          </table:table-cell>
          <table:table-cell office:value-type="float" office:value="0.0778565" calcext:value-type="float">
            <text:p>0.0778565</text:p>
          </table:table-cell>
        </table:table-row>
        <table:table-row table:style-name="ro1">
          <table:table-cell office:value-type="float" office:value="1652735430824772" calcext:value-type="float">
            <text:p>1652735430824772</text:p>
          </table:table-cell>
          <table:table-cell office:value-type="float" office:value="0.173945" calcext:value-type="float">
            <text:p>0.173945</text:p>
          </table:table-cell>
          <table:table-cell office:value-type="float" office:value="0.0836966" calcext:value-type="float">
            <text:p>0.0836966</text:p>
          </table:table-cell>
        </table:table-row>
        <table:table-row table:style-name="ro1">
          <table:table-cell office:value-type="float" office:value="1652735430916889" calcext:value-type="float">
            <text:p>1652735430916889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.0939475" calcext:value-type="float">
            <text:p>0.0939475</text:p>
          </table:table-cell>
        </table:table-row>
        <table:table-row table:style-name="ro1">
          <table:table-cell office:value-type="float" office:value="1652735431024559" calcext:value-type="float">
            <text:p>1652735431024559</text:p>
          </table:table-cell>
          <table:table-cell office:value-type="float" office:value="0.146949" calcext:value-type="float">
            <text:p>0.146949</text:p>
          </table:table-cell>
          <table:table-cell office:value-type="float" office:value="0.132552" calcext:value-type="float">
            <text:p>0.132552</text:p>
          </table:table-cell>
        </table:table-row>
        <table:table-row table:style-name="ro1">
          <table:table-cell office:value-type="float" office:value="1652735431132252" calcext:value-type="float">
            <text:p>1652735431132252</text:p>
          </table:table-cell>
          <table:table-cell office:value-type="float" office:value="-0" calcext:value-type="float">
            <text:p>0</text:p>
          </table:table-cell>
          <table:table-cell office:value-type="float" office:value="0.073939" calcext:value-type="float">
            <text:p>0.073939</text:p>
          </table:table-cell>
        </table:table-row>
        <table:table-row table:style-name="ro1">
          <table:table-cell office:value-type="float" office:value="1652735431231839" calcext:value-type="float">
            <text:p>1652735431231839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0.0911751" calcext:value-type="float">
            <text:p>0.0911751</text:p>
          </table:table-cell>
        </table:table-row>
        <table:table-row table:style-name="ro1">
          <table:table-cell office:value-type="float" office:value="1652735431343006" calcext:value-type="float">
            <text:p>1652735431343006</text:p>
          </table:table-cell>
          <table:table-cell office:value-type="float" office:value="-0.245906" calcext:value-type="float">
            <text:p>-0.245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1457687" calcext:value-type="float">
            <text:p>1652735431457687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.0956376" calcext:value-type="float">
            <text:p>0.0956376</text:p>
          </table:table-cell>
        </table:table-row>
        <table:table-row table:style-name="ro1">
          <table:table-cell office:value-type="float" office:value="1652735431553032" calcext:value-type="float">
            <text:p>1652735431553032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.0979997" calcext:value-type="float">
            <text:p>0.0979997</text:p>
          </table:table-cell>
        </table:table-row>
        <table:table-row table:style-name="ro1">
          <table:table-cell office:value-type="float" office:value="1652735431659393" calcext:value-type="float">
            <text:p>1652735431659393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.0957067" calcext:value-type="float">
            <text:p>0.0957067</text:p>
          </table:table-cell>
        </table:table-row>
        <table:table-row table:style-name="ro1">
          <table:table-cell office:value-type="float" office:value="1652735431744270" calcext:value-type="float">
            <text:p>1652735431744270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0959074" calcext:value-type="float">
            <text:p>0.0959074</text:p>
          </table:table-cell>
        </table:table-row>
        <table:table-row table:style-name="ro1">
          <table:table-cell office:value-type="float" office:value="1652735431855571" calcext:value-type="float">
            <text:p>1652735431855571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0880542" calcext:value-type="float">
            <text:p>0.0880542</text:p>
          </table:table-cell>
        </table:table-row>
        <table:table-row table:style-name="ro1">
          <table:table-cell office:value-type="float" office:value="1652735431961065" calcext:value-type="float">
            <text:p>1652735431961065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.0617193" calcext:value-type="float">
            <text:p>0.0617193</text:p>
          </table:table-cell>
        </table:table-row>
        <table:table-row table:style-name="ro1">
          <table:table-cell office:value-type="float" office:value="1652735432055215" calcext:value-type="float">
            <text:p>1652735432055215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0676473" calcext:value-type="float">
            <text:p>0.0676473</text:p>
          </table:table-cell>
        </table:table-row>
        <table:table-row table:style-name="ro1">
          <table:table-cell office:value-type="float" office:value="1652735432165542" calcext:value-type="float">
            <text:p>1652735432165542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0725994" calcext:value-type="float">
            <text:p>0.0725994</text:p>
          </table:table-cell>
        </table:table-row>
        <table:table-row table:style-name="ro1">
          <table:table-cell office:value-type="float" office:value="1652735432277124" calcext:value-type="float">
            <text:p>1652735432277124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34075" calcext:value-type="float">
            <text:p>0.134075</text:p>
          </table:table-cell>
        </table:table-row>
        <table:table-row table:style-name="ro1">
          <table:table-cell office:value-type="float" office:value="1652735432408401" calcext:value-type="float">
            <text:p>1652735432408401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35338" calcext:value-type="float">
            <text:p>0.135338</text:p>
          </table:table-cell>
        </table:table-row>
        <table:table-row table:style-name="ro1">
          <table:table-cell office:value-type="float" office:value="1652735432493273" calcext:value-type="float">
            <text:p>1652735432493273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43452" calcext:value-type="float">
            <text:p>0.143452</text:p>
          </table:table-cell>
        </table:table-row>
        <table:table-row table:style-name="ro1">
          <table:table-cell office:value-type="float" office:value="1652735432580766" calcext:value-type="float">
            <text:p>1652735432580766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091487" calcext:value-type="float">
            <text:p>0.091487</text:p>
          </table:table-cell>
        </table:table-row>
        <table:table-row table:style-name="ro1">
          <table:table-cell office:value-type="float" office:value="1652735432677810" calcext:value-type="float">
            <text:p>1652735432677810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.105798" calcext:value-type="float">
            <text:p>0.105798</text:p>
          </table:table-cell>
        </table:table-row>
        <table:table-row table:style-name="ro1">
          <table:table-cell office:value-type="float" office:value="1652735432781861" calcext:value-type="float">
            <text:p>1652735432781861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27928" calcext:value-type="float">
            <text:p>0.127928</text:p>
          </table:table-cell>
        </table:table-row>
        <table:table-row table:style-name="ro1">
          <table:table-cell office:value-type="float" office:value="1652735432893411" calcext:value-type="float">
            <text:p>1652735432893411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3864" calcext:value-type="float">
            <text:p>0.13864</text:p>
          </table:table-cell>
        </table:table-row>
        <table:table-row table:style-name="ro1">
          <table:table-cell office:value-type="float" office:value="1652735432993045" calcext:value-type="float">
            <text:p>1652735432993045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43875" calcext:value-type="float">
            <text:p>0.143875</text:p>
          </table:table-cell>
        </table:table-row>
        <table:table-row table:style-name="ro1">
          <table:table-cell office:value-type="float" office:value="1652735433104685" calcext:value-type="float">
            <text:p>1652735433104685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54997" calcext:value-type="float">
            <text:p>0.154997</text:p>
          </table:table-cell>
        </table:table-row>
        <table:table-row table:style-name="ro1">
          <table:table-cell office:value-type="float" office:value="1652735433203760" calcext:value-type="float">
            <text:p>1652735433203760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3317905" calcext:value-type="float">
            <text:p>1652735433317905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3410690" calcext:value-type="float">
            <text:p>1652735433410690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3530625" calcext:value-type="float">
            <text:p>1652735433530625</text:p>
          </table:table-cell>
          <table:table-cell office:value-type="float" office:value="0.128963" calcext:value-type="float">
            <text:p>0.128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3614230" calcext:value-type="float">
            <text:p>1652735433614230</text:p>
          </table:table-cell>
          <table:table-cell office:value-type="float" office:value="0.119961" calcext:value-type="float">
            <text:p>0.119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3719458" calcext:value-type="float">
            <text:p>16527354337194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3838543" calcext:value-type="float">
            <text:p>16527354338385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3925325" calcext:value-type="float">
            <text:p>16527354339253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4021226" calcext:value-type="float">
            <text:p>165273543402122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4127440" calcext:value-type="float">
            <text:p>165273543412744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4231610" calcext:value-type="float">
            <text:p>1652735434231610</text:p>
          </table:table-cell>
          <table:table-cell office:value-type="float" office:value="-0" calcext:value-type="float">
            <text:p>0</text:p>
          </table:table-cell>
          <table:table-cell office:value-type="float" office:value="-0.41241" calcext:value-type="float">
            <text:p>-0.41241</text:p>
          </table:table-cell>
        </table:table-row>
        <table:table-row table:style-name="ro1">
          <table:table-cell office:value-type="float" office:value="1652735434333350" calcext:value-type="float">
            <text:p>16527354343333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4443491" calcext:value-type="float">
            <text:p>1652735434443491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4569984" calcext:value-type="float">
            <text:p>1652735434569984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4652932" calcext:value-type="float">
            <text:p>16527354346529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4772401" calcext:value-type="float">
            <text:p>16527354347724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4865108" calcext:value-type="float">
            <text:p>16527354348651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4962353" calcext:value-type="float">
            <text:p>16527354349623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4965606" calcext:value-type="float">
            <text:p>16527354349656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4967847" calcext:value-type="float">
            <text:p>16527354349678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5075323" calcext:value-type="float">
            <text:p>16527354350753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5177219" calcext:value-type="float">
            <text:p>16527354351772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5224532" calcext:value-type="float">
            <text:p>1652735435224532</text:p>
          </table:table-cell>
          <table:table-cell office:value-type="float" office:value="0.224928" calcext:value-type="float">
            <text:p>0.224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5384845" calcext:value-type="float">
            <text:p>1652735435384845</text:p>
          </table:table-cell>
          <table:table-cell office:value-type="float" office:value="0.224928" calcext:value-type="float">
            <text:p>0.224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5442281" calcext:value-type="float">
            <text:p>1652735435442281</text:p>
          </table:table-cell>
          <table:table-cell office:value-type="float" office:value="0.179937" calcext:value-type="float">
            <text:p>0.17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5550374" calcext:value-type="float">
            <text:p>16527354355503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5655438" calcext:value-type="float">
            <text:p>16527354356554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5770568" calcext:value-type="float">
            <text:p>16527354357705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5873906" calcext:value-type="float">
            <text:p>16527354358739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5962036" calcext:value-type="float">
            <text:p>16527354359620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6078106" calcext:value-type="float">
            <text:p>16527354360781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6211647" calcext:value-type="float">
            <text:p>16527354362116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6312811" calcext:value-type="float">
            <text:p>16527354363128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6426473" calcext:value-type="float">
            <text:p>165273543642647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6524499" calcext:value-type="float">
            <text:p>16527354365244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6611972" calcext:value-type="float">
            <text:p>16527354366119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6711548" calcext:value-type="float">
            <text:p>16527354367115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6821369" calcext:value-type="float">
            <text:p>16527354368213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6905235" calcext:value-type="float">
            <text:p>16527354369052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7011374" calcext:value-type="float">
            <text:p>1652735437011374</text:p>
          </table:table-cell>
          <table:table-cell office:value-type="float" office:value="0.0359893" calcext:value-type="float">
            <text:p>0.0359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7117148" calcext:value-type="float">
            <text:p>1652735437117148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7255348" calcext:value-type="float">
            <text:p>1652735437255348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7337156" calcext:value-type="float">
            <text:p>1652735437337156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7447382" calcext:value-type="float">
            <text:p>1652735437447382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7554267" calcext:value-type="float">
            <text:p>1652735437554267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7652420" calcext:value-type="float">
            <text:p>1652735437652420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7757809" calcext:value-type="float">
            <text:p>1652735437757809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7876550" calcext:value-type="float">
            <text:p>16527354378765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7967800" calcext:value-type="float">
            <text:p>165273543796780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8082886" calcext:value-type="float">
            <text:p>165273543808288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8165567" calcext:value-type="float">
            <text:p>16527354381655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8293007" calcext:value-type="float">
            <text:p>16527354382930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8374046" calcext:value-type="float">
            <text:p>1652735438374046</text:p>
          </table:table-cell>
          <table:table-cell office:value-type="float" office:value="-0.00299171" calcext:value-type="float">
            <text:p>-0.00299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8507642" calcext:value-type="float">
            <text:p>1652735438507642</text:p>
          </table:table-cell>
          <table:table-cell office:value-type="float" office:value="-0.0329798" calcext:value-type="float">
            <text:p>-0.0329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8586384" calcext:value-type="float">
            <text:p>1652735438586384</text:p>
          </table:table-cell>
          <table:table-cell office:value-type="float" office:value="-0.116952" calcext:value-type="float">
            <text:p>-0.116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8686432" calcext:value-type="float">
            <text:p>1652735438686432</text:p>
          </table:table-cell>
          <table:table-cell office:value-type="float" office:value="-0.0869637" calcext:value-type="float">
            <text:p>-0.0869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38801801" calcext:value-type="float">
            <text:p>16527354388018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8890583" calcext:value-type="float">
            <text:p>16527354388905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8997513" calcext:value-type="float">
            <text:p>16527354389975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9100644" calcext:value-type="float">
            <text:p>165273543910064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9232071" calcext:value-type="float">
            <text:p>165273543923207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9315393" calcext:value-type="float">
            <text:p>165273543931539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9424248" calcext:value-type="float">
            <text:p>16527354394242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9543184" calcext:value-type="float">
            <text:p>16527354395431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9633321" calcext:value-type="float">
            <text:p>16527354396333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9724736" calcext:value-type="float">
            <text:p>16527354397247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9829535" calcext:value-type="float">
            <text:p>16527354398295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39937991" calcext:value-type="float">
            <text:p>16527354399379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0053600" calcext:value-type="float">
            <text:p>165273544005360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0140881" calcext:value-type="float">
            <text:p>1652735440140881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0250957" calcext:value-type="float">
            <text:p>1652735440250957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0353338" calcext:value-type="float">
            <text:p>1652735440353338</text:p>
          </table:table-cell>
          <table:table-cell office:value-type="float" office:value="-0" calcext:value-type="float">
            <text:p>0</text:p>
          </table:table-cell>
          <table:table-cell office:value-type="float" office:value="0.269651" calcext:value-type="float">
            <text:p>0.269651</text:p>
          </table:table-cell>
        </table:table-row>
        <table:table-row table:style-name="ro1">
          <table:table-cell office:value-type="float" office:value="1652735440487969" calcext:value-type="float">
            <text:p>1652735440487969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.229232" calcext:value-type="float">
            <text:p>0.229232</text:p>
          </table:table-cell>
        </table:table-row>
        <table:table-row table:style-name="ro1">
          <table:table-cell office:value-type="float" office:value="1652735440555048" calcext:value-type="float">
            <text:p>1652735440555048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.22239" calcext:value-type="float">
            <text:p>0.22239</text:p>
          </table:table-cell>
        </table:table-row>
        <table:table-row table:style-name="ro1">
          <table:table-cell office:value-type="float" office:value="1652735440660361" calcext:value-type="float">
            <text:p>1652735440660361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242858" calcext:value-type="float">
            <text:p>0.242858</text:p>
          </table:table-cell>
        </table:table-row>
        <table:table-row table:style-name="ro1">
          <table:table-cell office:value-type="float" office:value="1652735440765332" calcext:value-type="float">
            <text:p>1652735440765332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.227075" calcext:value-type="float">
            <text:p>0.227075</text:p>
          </table:table-cell>
        </table:table-row>
        <table:table-row table:style-name="ro1">
          <table:table-cell office:value-type="float" office:value="1652735440864685" calcext:value-type="float">
            <text:p>1652735440864685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.259287" calcext:value-type="float">
            <text:p>0.259287</text:p>
          </table:table-cell>
        </table:table-row>
        <table:table-row table:style-name="ro1">
          <table:table-cell office:value-type="float" office:value="1652735440964432" calcext:value-type="float">
            <text:p>1652735440964432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174672" calcext:value-type="float">
            <text:p>0.174672</text:p>
          </table:table-cell>
        </table:table-row>
        <table:table-row table:style-name="ro1">
          <table:table-cell office:value-type="float" office:value="1652735441068328" calcext:value-type="float">
            <text:p>1652735441068328</text:p>
          </table:table-cell>
          <table:table-cell office:value-type="float" office:value="-0" calcext:value-type="float">
            <text:p>0</text:p>
          </table:table-cell>
          <table:table-cell office:value-type="float" office:value="0.164752" calcext:value-type="float">
            <text:p>0.164752</text:p>
          </table:table-cell>
        </table:table-row>
        <table:table-row table:style-name="ro1">
          <table:table-cell office:value-type="float" office:value="1652735441174796" calcext:value-type="float">
            <text:p>1652735441174796</text:p>
          </table:table-cell>
          <table:table-cell office:value-type="float" office:value="-0" calcext:value-type="float">
            <text:p>0</text:p>
          </table:table-cell>
          <table:table-cell office:value-type="float" office:value="0.148675" calcext:value-type="float">
            <text:p>0.148675</text:p>
          </table:table-cell>
        </table:table-row>
        <table:table-row table:style-name="ro1">
          <table:table-cell office:value-type="float" office:value="1652735441281273" calcext:value-type="float">
            <text:p>1652735441281273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911" calcext:value-type="float">
            <text:p>0.1911</text:p>
          </table:table-cell>
        </table:table-row>
        <table:table-row table:style-name="ro1">
          <table:table-cell office:value-type="float" office:value="1652735441393911" calcext:value-type="float">
            <text:p>1652735441393911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.143892" calcext:value-type="float">
            <text:p>0.143892</text:p>
          </table:table-cell>
        </table:table-row>
        <table:table-row table:style-name="ro1">
          <table:table-cell office:value-type="float" office:value="1652735441484704" calcext:value-type="float">
            <text:p>1652735441484704</text:p>
          </table:table-cell>
          <table:table-cell office:value-type="float" office:value="-0" calcext:value-type="float">
            <text:p>0</text:p>
          </table:table-cell>
          <table:table-cell office:value-type="float" office:value="0.165795" calcext:value-type="float">
            <text:p>0.165795</text:p>
          </table:table-cell>
        </table:table-row>
        <table:table-row table:style-name="ro1">
          <table:table-cell office:value-type="float" office:value="1652735441590724" calcext:value-type="float">
            <text:p>1652735441590724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.137066" calcext:value-type="float">
            <text:p>0.137066</text:p>
          </table:table-cell>
        </table:table-row>
        <table:table-row table:style-name="ro1">
          <table:table-cell office:value-type="float" office:value="1652735441691973" calcext:value-type="float">
            <text:p>1652735441691973</text:p>
          </table:table-cell>
          <table:table-cell office:value-type="float" office:value="0.215927" calcext:value-type="float">
            <text:p>0.215927</text:p>
          </table:table-cell>
          <table:table-cell office:value-type="float" office:value="0.153867" calcext:value-type="float">
            <text:p>0.153867</text:p>
          </table:table-cell>
        </table:table-row>
        <table:table-row table:style-name="ro1">
          <table:table-cell office:value-type="float" office:value="1652735441802928" calcext:value-type="float">
            <text:p>1652735441802928</text:p>
          </table:table-cell>
          <table:table-cell office:value-type="float" office:value="0.194931" calcext:value-type="float">
            <text:p>0.194931</text:p>
          </table:table-cell>
          <table:table-cell office:value-type="float" office:value="0.190346" calcext:value-type="float">
            <text:p>0.190346</text:p>
          </table:table-cell>
        </table:table-row>
        <table:table-row table:style-name="ro1">
          <table:table-cell office:value-type="float" office:value="1652735441845437" calcext:value-type="float">
            <text:p>1652735441845437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152649" calcext:value-type="float">
            <text:p>0.152649</text:p>
          </table:table-cell>
        </table:table-row>
        <table:table-row table:style-name="ro1">
          <table:table-cell office:value-type="float" office:value="1652735441953618" calcext:value-type="float">
            <text:p>1652735441953618</text:p>
          </table:table-cell>
          <table:table-cell office:value-type="float" office:value="0.209934" calcext:value-type="float">
            <text:p>0.209934</text:p>
          </table:table-cell>
          <table:table-cell office:value-type="float" office:value="-0.00672636" calcext:value-type="float">
            <text:p>-0.00672636</text:p>
          </table:table-cell>
        </table:table-row>
        <table:table-row table:style-name="ro1">
          <table:table-cell office:value-type="float" office:value="1652735442115282" calcext:value-type="float">
            <text:p>1652735442115282</text:p>
          </table:table-cell>
          <table:table-cell office:value-type="float" office:value="0.209934" calcext:value-type="float">
            <text:p>0.209934</text:p>
          </table:table-cell>
          <table:table-cell office:value-type="float" office:value="0.288975" calcext:value-type="float">
            <text:p>0.288975</text:p>
          </table:table-cell>
        </table:table-row>
        <table:table-row table:style-name="ro1">
          <table:table-cell office:value-type="float" office:value="1652735442159465" calcext:value-type="float">
            <text:p>1652735442159465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2258235" calcext:value-type="float">
            <text:p>1652735442258235</text:p>
          </table:table-cell>
          <table:table-cell office:value-type="float" office:value="-0" calcext:value-type="float">
            <text:p>0</text:p>
          </table:table-cell>
          <table:table-cell office:value-type="float" office:value="0.221189" calcext:value-type="float">
            <text:p>0.221189</text:p>
          </table:table-cell>
        </table:table-row>
        <table:table-row table:style-name="ro1">
          <table:table-cell office:value-type="float" office:value="1652735442374822" calcext:value-type="float">
            <text:p>165273544237482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2464423" calcext:value-type="float">
            <text:p>16527354424644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2643481" calcext:value-type="float">
            <text:p>16527354426434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2675218" calcext:value-type="float">
            <text:p>1652735442675218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2770828" calcext:value-type="float">
            <text:p>1652735442770828</text:p>
          </table:table-cell>
          <table:table-cell office:value-type="float" office:value="0.197932" calcext:value-type="float">
            <text:p>0.197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2894461" calcext:value-type="float">
            <text:p>1652735442894461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2992884" calcext:value-type="float">
            <text:p>1652735442992884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3094877" calcext:value-type="float">
            <text:p>16527354430948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3217696" calcext:value-type="float">
            <text:p>16527354432176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3319222" calcext:value-type="float">
            <text:p>165273544331922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3418166" calcext:value-type="float">
            <text:p>165273544341816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3531709" calcext:value-type="float">
            <text:p>165273544353170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3639636" calcext:value-type="float">
            <text:p>16527354436396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3744353" calcext:value-type="float">
            <text:p>1652735443744353</text:p>
          </table:table-cell>
          <table:table-cell office:value-type="float" office:value="-0" calcext:value-type="float">
            <text:p>0</text:p>
          </table:table-cell>
          <table:table-cell office:value-type="float" office:value="0.0831412" calcext:value-type="float">
            <text:p>0.0831412</text:p>
          </table:table-cell>
        </table:table-row>
        <table:table-row table:style-name="ro1">
          <table:table-cell office:value-type="float" office:value="1652735443842290" calcext:value-type="float">
            <text:p>16527354438422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3967021" calcext:value-type="float">
            <text:p>1652735443967021</text:p>
          </table:table-cell>
          <table:table-cell office:value-type="float" office:value="-0" calcext:value-type="float">
            <text:p>0</text:p>
          </table:table-cell>
          <table:table-cell office:value-type="float" office:value="0.0709191" calcext:value-type="float">
            <text:p>0.0709191</text:p>
          </table:table-cell>
        </table:table-row>
        <table:table-row table:style-name="ro1">
          <table:table-cell office:value-type="float" office:value="1652735444049706" calcext:value-type="float">
            <text:p>16527354440497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4145940" calcext:value-type="float">
            <text:p>165273544414594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4266392" calcext:value-type="float">
            <text:p>16527354442663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4359413" calcext:value-type="float">
            <text:p>16527354443594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4460429" calcext:value-type="float">
            <text:p>16527354444604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4573249" calcext:value-type="float">
            <text:p>16527354445732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4675077" calcext:value-type="float">
            <text:p>16527354446750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4765283" calcext:value-type="float">
            <text:p>16527354447652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4878048" calcext:value-type="float">
            <text:p>16527354448780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4999078" calcext:value-type="float">
            <text:p>16527354449990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5111825" calcext:value-type="float">
            <text:p>16527354451118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5205376" calcext:value-type="float">
            <text:p>165273544520537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5323365" calcext:value-type="float">
            <text:p>165273544532336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5392388" calcext:value-type="float">
            <text:p>1652735445392388</text:p>
          </table:table-cell>
          <table:table-cell office:value-type="float" office:value="-0" calcext:value-type="float">
            <text:p>0</text:p>
          </table:table-cell>
          <table:table-cell office:value-type="float" office:value="0.335448" calcext:value-type="float">
            <text:p>0.335448</text:p>
          </table:table-cell>
        </table:table-row>
        <table:table-row table:style-name="ro1">
          <table:table-cell office:value-type="float" office:value="1652735445501005" calcext:value-type="float">
            <text:p>1652735445501005</text:p>
          </table:table-cell>
          <table:table-cell office:value-type="float" office:value="0.0329887" calcext:value-type="float">
            <text:p>0.0329887</text:p>
          </table:table-cell>
          <table:table-cell office:value-type="float" office:value="0.362301" calcext:value-type="float">
            <text:p>0.362301</text:p>
          </table:table-cell>
        </table:table-row>
        <table:table-row table:style-name="ro1">
          <table:table-cell office:value-type="float" office:value="1652735445606024" calcext:value-type="float">
            <text:p>1652735445606024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17427" calcext:value-type="float">
            <text:p>0.17427</text:p>
          </table:table-cell>
        </table:table-row>
        <table:table-row table:style-name="ro1">
          <table:table-cell office:value-type="float" office:value="1652735445719892" calcext:value-type="float">
            <text:p>1652735445719892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00848" calcext:value-type="float">
            <text:p>0.200848</text:p>
          </table:table-cell>
        </table:table-row>
        <table:table-row table:style-name="ro1">
          <table:table-cell office:value-type="float" office:value="1652735445812382" calcext:value-type="float">
            <text:p>1652735445812382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27143" calcext:value-type="float">
            <text:p>0.227143</text:p>
          </table:table-cell>
        </table:table-row>
        <table:table-row table:style-name="ro1">
          <table:table-cell office:value-type="float" office:value="1652735445941057" calcext:value-type="float">
            <text:p>1652735445941057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266744" calcext:value-type="float">
            <text:p>0.266744</text:p>
          </table:table-cell>
        </table:table-row>
        <table:table-row table:style-name="ro1">
          <table:table-cell office:value-type="float" office:value="1652735446037666" calcext:value-type="float">
            <text:p>1652735446037666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61837" calcext:value-type="float">
            <text:p>0.161837</text:p>
          </table:table-cell>
        </table:table-row>
        <table:table-row table:style-name="ro1">
          <table:table-cell office:value-type="float" office:value="1652735446132799" calcext:value-type="float">
            <text:p>1652735446132799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209385" calcext:value-type="float">
            <text:p>0.209385</text:p>
          </table:table-cell>
        </table:table-row>
        <table:table-row table:style-name="ro1">
          <table:table-cell office:value-type="float" office:value="1652735446248332" calcext:value-type="float">
            <text:p>1652735446248332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.191681" calcext:value-type="float">
            <text:p>0.191681</text:p>
          </table:table-cell>
        </table:table-row>
        <table:table-row table:style-name="ro1">
          <table:table-cell office:value-type="float" office:value="1652735446359655" calcext:value-type="float">
            <text:p>1652735446359655</text:p>
          </table:table-cell>
          <table:table-cell office:value-type="float" office:value="0.116961" calcext:value-type="float">
            <text:p>0.116961</text:p>
          </table:table-cell>
          <table:table-cell office:value-type="float" office:value="0.20789" calcext:value-type="float">
            <text:p>0.20789</text:p>
          </table:table-cell>
        </table:table-row>
        <table:table-row table:style-name="ro1">
          <table:table-cell office:value-type="float" office:value="1652735446457222" calcext:value-type="float">
            <text:p>1652735446457222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264342" calcext:value-type="float">
            <text:p>0.264342</text:p>
          </table:table-cell>
        </table:table-row>
        <table:table-row table:style-name="ro1">
          <table:table-cell office:value-type="float" office:value="1652735446572399" calcext:value-type="float">
            <text:p>1652735446572399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28785" calcext:value-type="float">
            <text:p>0.28785</text:p>
          </table:table-cell>
        </table:table-row>
        <table:table-row table:style-name="ro1">
          <table:table-cell office:value-type="float" office:value="1652735446666122" calcext:value-type="float">
            <text:p>1652735446666122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295752" calcext:value-type="float">
            <text:p>0.295752</text:p>
          </table:table-cell>
        </table:table-row>
        <table:table-row table:style-name="ro1">
          <table:table-cell office:value-type="float" office:value="1652735446786840" calcext:value-type="float">
            <text:p>1652735446786840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298499" calcext:value-type="float">
            <text:p>0.298499</text:p>
          </table:table-cell>
        </table:table-row>
        <table:table-row table:style-name="ro1">
          <table:table-cell office:value-type="float" office:value="1652735446877609" calcext:value-type="float">
            <text:p>1652735446877609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203336" calcext:value-type="float">
            <text:p>0.203336</text:p>
          </table:table-cell>
        </table:table-row>
        <table:table-row table:style-name="ro1">
          <table:table-cell office:value-type="float" office:value="1652735446967962" calcext:value-type="float">
            <text:p>1652735446967962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200863" calcext:value-type="float">
            <text:p>0.200863</text:p>
          </table:table-cell>
        </table:table-row>
        <table:table-row table:style-name="ro1">
          <table:table-cell office:value-type="float" office:value="1652735447076155" calcext:value-type="float">
            <text:p>1652735447076155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301276" calcext:value-type="float">
            <text:p>0.301276</text:p>
          </table:table-cell>
        </table:table-row>
        <table:table-row table:style-name="ro1">
          <table:table-cell office:value-type="float" office:value="1652735447187726" calcext:value-type="float">
            <text:p>1652735447187726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7293297" calcext:value-type="float">
            <text:p>1652735447293297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7401840" calcext:value-type="float">
            <text:p>165273544740184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7502852" calcext:value-type="float">
            <text:p>16527354475028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7616175" calcext:value-type="float">
            <text:p>16527354476161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7707868" calcext:value-type="float">
            <text:p>1652735447707868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7814396" calcext:value-type="float">
            <text:p>1652735447814396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7915894" calcext:value-type="float">
            <text:p>1652735447915894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8032033" calcext:value-type="float">
            <text:p>1652735448032033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8134983" calcext:value-type="float">
            <text:p>1652735448134983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8238809" calcext:value-type="float">
            <text:p>1652735448238809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8338612" calcext:value-type="float">
            <text:p>1652735448338612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8439594" calcext:value-type="float">
            <text:p>1652735448439594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8539692" calcext:value-type="float">
            <text:p>1652735448539692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8652947" calcext:value-type="float">
            <text:p>1652735448652947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8737667" calcext:value-type="float">
            <text:p>16527354487376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48857584" calcext:value-type="float">
            <text:p>1652735448857584</text:p>
          </table:table-cell>
          <table:table-cell office:value-type="float" office:value="-0.0269875" calcext:value-type="float">
            <text:p>-0.0269875</text:p>
          </table:table-cell>
          <table:table-cell office:value-type="float" office:value="-0.117109" calcext:value-type="float">
            <text:p>-0.117109</text:p>
          </table:table-cell>
        </table:table-row>
        <table:table-row table:style-name="ro1">
          <table:table-cell office:value-type="float" office:value="1652735448960106" calcext:value-type="float">
            <text:p>1652735448960106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141359" calcext:value-type="float">
            <text:p>-0.141359</text:p>
          </table:table-cell>
        </table:table-row>
        <table:table-row table:style-name="ro1">
          <table:table-cell office:value-type="float" office:value="1652735449051825" calcext:value-type="float">
            <text:p>1652735449051825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151243" calcext:value-type="float">
            <text:p>-0.151243</text:p>
          </table:table-cell>
        </table:table-row>
        <table:table-row table:style-name="ro1">
          <table:table-cell office:value-type="float" office:value="1652735449171050" calcext:value-type="float">
            <text:p>1652735449171050</text:p>
          </table:table-cell>
          <table:table-cell office:value-type="float" office:value="-0.125954" calcext:value-type="float">
            <text:p>-0.125954</text:p>
          </table:table-cell>
          <table:table-cell office:value-type="float" office:value="-0.165149" calcext:value-type="float">
            <text:p>-0.165149</text:p>
          </table:table-cell>
        </table:table-row>
        <table:table-row table:style-name="ro1">
          <table:table-cell office:value-type="float" office:value="1652735449265883" calcext:value-type="float">
            <text:p>1652735449265883</text:p>
          </table:table-cell>
          <table:table-cell office:value-type="float" office:value="-0.128954" calcext:value-type="float">
            <text:p>-0.128954</text:p>
          </table:table-cell>
          <table:table-cell office:value-type="float" office:value="-0.239088" calcext:value-type="float">
            <text:p>-0.239088</text:p>
          </table:table-cell>
        </table:table-row>
        <table:table-row table:style-name="ro1">
          <table:table-cell office:value-type="float" office:value="1652735449368818" calcext:value-type="float">
            <text:p>1652735449368818</text:p>
          </table:table-cell>
          <table:table-cell office:value-type="float" office:value="-0.0839631" calcext:value-type="float">
            <text:p>-0.0839631</text:p>
          </table:table-cell>
          <table:table-cell office:value-type="float" office:value="-0.212809" calcext:value-type="float">
            <text:p>-0.212809</text:p>
          </table:table-cell>
        </table:table-row>
        <table:table-row table:style-name="ro1">
          <table:table-cell office:value-type="float" office:value="1652735449470408" calcext:value-type="float">
            <text:p>1652735449470408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226481" calcext:value-type="float">
            <text:p>-0.226481</text:p>
          </table:table-cell>
        </table:table-row>
        <table:table-row table:style-name="ro1">
          <table:table-cell office:value-type="float" office:value="1652735449594970" calcext:value-type="float">
            <text:p>1652735449594970</text:p>
          </table:table-cell>
          <table:table-cell office:value-type="float" office:value="-0.0179858" calcext:value-type="float">
            <text:p>-0.0179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9680131" calcext:value-type="float">
            <text:p>1652735449680131</text:p>
          </table:table-cell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9780184" calcext:value-type="float">
            <text:p>1652735449780184</text:p>
          </table:table-cell>
          <table:table-cell office:value-type="float" office:value="-0.038981" calcext:value-type="float">
            <text:p>-0.038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49892514" calcext:value-type="float">
            <text:p>1652735449892514</text:p>
          </table:table-cell>
          <table:table-cell office:value-type="float" office:value="-0.0329798" calcext:value-type="float">
            <text:p>-0.0329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0000209" calcext:value-type="float">
            <text:p>1652735450000209</text:p>
          </table:table-cell>
          <table:table-cell office:value-type="float" office:value="-0.0179858" calcext:value-type="float">
            <text:p>-0.0179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0088796" calcext:value-type="float">
            <text:p>1652735450088796</text:p>
          </table:table-cell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0209220" calcext:value-type="float">
            <text:p>165273545020922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0300162" calcext:value-type="float">
            <text:p>16527354503001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0407906" calcext:value-type="float">
            <text:p>1652735450407906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0490830" calcext:value-type="float">
            <text:p>1652735450490830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0601867" calcext:value-type="float">
            <text:p>1652735450601867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0708799" calcext:value-type="float">
            <text:p>1652735450708799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0799560" calcext:value-type="float">
            <text:p>1652735450799560</text:p>
          </table:table-cell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0907194" calcext:value-type="float">
            <text:p>1652735450907194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1024810" calcext:value-type="float">
            <text:p>1652735451024810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.232675" calcext:value-type="float">
            <text:p>0.232675</text:p>
          </table:table-cell>
        </table:table-row>
        <table:table-row table:style-name="ro1">
          <table:table-cell office:value-type="float" office:value="1652735451126996" calcext:value-type="float">
            <text:p>1652735451126996</text:p>
          </table:table-cell>
          <table:table-cell office:value-type="float" office:value="0.0329887" calcext:value-type="float">
            <text:p>0.0329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1228582" calcext:value-type="float">
            <text:p>1652735451228582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193211" calcext:value-type="float">
            <text:p>0.193211</text:p>
          </table:table-cell>
        </table:table-row>
        <table:table-row table:style-name="ro1">
          <table:table-cell office:value-type="float" office:value="1652735451324526" calcext:value-type="float">
            <text:p>1652735451324526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225891" calcext:value-type="float">
            <text:p>0.225891</text:p>
          </table:table-cell>
        </table:table-row>
        <table:table-row table:style-name="ro1">
          <table:table-cell office:value-type="float" office:value="1652735451448720" calcext:value-type="float">
            <text:p>1652735451448720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268994" calcext:value-type="float">
            <text:p>0.268994</text:p>
          </table:table-cell>
        </table:table-row>
        <table:table-row table:style-name="ro1">
          <table:table-cell office:value-type="float" office:value="1652735451558731" calcext:value-type="float">
            <text:p>1652735451558731</text:p>
          </table:table-cell>
          <table:table-cell office:value-type="float" office:value="0.104967" calcext:value-type="float">
            <text:p>0.104967</text:p>
          </table:table-cell>
          <table:table-cell office:value-type="float" office:value="0.289181" calcext:value-type="float">
            <text:p>0.289181</text:p>
          </table:table-cell>
        </table:table-row>
        <table:table-row table:style-name="ro1">
          <table:table-cell office:value-type="float" office:value="1652735451651071" calcext:value-type="float">
            <text:p>1652735451651071</text:p>
          </table:table-cell>
          <table:table-cell office:value-type="float" office:value="0.104967" calcext:value-type="float">
            <text:p>0.104967</text:p>
          </table:table-cell>
          <table:table-cell office:value-type="float" office:value="0.207073" calcext:value-type="float">
            <text:p>0.207073</text:p>
          </table:table-cell>
        </table:table-row>
        <table:table-row table:style-name="ro1">
          <table:table-cell office:value-type="float" office:value="1652735451754109" calcext:value-type="float">
            <text:p>1652735451754109</text:p>
          </table:table-cell>
          <table:table-cell office:value-type="float" office:value="0.104967" calcext:value-type="float">
            <text:p>0.104967</text:p>
          </table:table-cell>
          <table:table-cell office:value-type="float" office:value="0.239743" calcext:value-type="float">
            <text:p>0.239743</text:p>
          </table:table-cell>
        </table:table-row>
        <table:table-row table:style-name="ro1">
          <table:table-cell office:value-type="float" office:value="1652735451854820" calcext:value-type="float">
            <text:p>1652735451854820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66744" calcext:value-type="float">
            <text:p>0.266744</text:p>
          </table:table-cell>
        </table:table-row>
        <table:table-row table:style-name="ro1">
          <table:table-cell office:value-type="float" office:value="1652735451974251" calcext:value-type="float">
            <text:p>1652735451974251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384249" calcext:value-type="float">
            <text:p>0.384249</text:p>
          </table:table-cell>
        </table:table-row>
        <table:table-row table:style-name="ro1">
          <table:table-cell office:value-type="float" office:value="1652735452087101" calcext:value-type="float">
            <text:p>1652735452087101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.253424" calcext:value-type="float">
            <text:p>0.253424</text:p>
          </table:table-cell>
        </table:table-row>
        <table:table-row table:style-name="ro1">
          <table:table-cell office:value-type="float" office:value="1652735452175735" calcext:value-type="float">
            <text:p>1652735452175735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2212623" calcext:value-type="float">
            <text:p>1652735452212623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2367422" calcext:value-type="float">
            <text:p>1652735452367422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2488315" calcext:value-type="float">
            <text:p>1652735452488315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2584978" calcext:value-type="float">
            <text:p>1652735452584978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2697620" calcext:value-type="float">
            <text:p>1652735452697620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2736278" calcext:value-type="float">
            <text:p>1652735452736278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2860403" calcext:value-type="float">
            <text:p>1652735452860403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2957640" calcext:value-type="float">
            <text:p>1652735452957640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3053956" calcext:value-type="float">
            <text:p>1652735453053956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3206140" calcext:value-type="float">
            <text:p>1652735453206140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3316744" calcext:value-type="float">
            <text:p>1652735453316744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3377299" calcext:value-type="float">
            <text:p>1652735453377299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3502677" calcext:value-type="float">
            <text:p>1652735453502677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3583360" calcext:value-type="float">
            <text:p>1652735453583360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3699318" calcext:value-type="float">
            <text:p>1652735453699318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3802987" calcext:value-type="float">
            <text:p>1652735453802987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3916907" calcext:value-type="float">
            <text:p>1652735453916907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4024371" calcext:value-type="float">
            <text:p>1652735454024371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4129046" calcext:value-type="float">
            <text:p>1652735454129046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4209943" calcext:value-type="float">
            <text:p>1652735454209943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4336529" calcext:value-type="float">
            <text:p>1652735454336529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158871" calcext:value-type="float">
            <text:p>0.158871</text:p>
          </table:table-cell>
        </table:table-row>
        <table:table-row table:style-name="ro1">
          <table:table-cell office:value-type="float" office:value="1652735454410566" calcext:value-type="float">
            <text:p>1652735454410566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.29436" calcext:value-type="float">
            <text:p>0.29436</text:p>
          </table:table-cell>
        </table:table-row>
        <table:table-row table:style-name="ro1">
          <table:table-cell office:value-type="float" office:value="1652735454526958" calcext:value-type="float">
            <text:p>1652735454526958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4634854" calcext:value-type="float">
            <text:p>1652735454634854</text:p>
          </table:table-cell>
          <table:table-cell office:value-type="float" office:value="0.107968" calcext:value-type="float">
            <text:p>0.10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4750552" calcext:value-type="float">
            <text:p>1652735454750552</text:p>
          </table:table-cell>
          <table:table-cell office:value-type="float" office:value="0.107968" calcext:value-type="float">
            <text:p>0.10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4847379" calcext:value-type="float">
            <text:p>1652735454847379</text:p>
          </table:table-cell>
          <table:table-cell office:value-type="float" office:value="0.104967" calcext:value-type="float">
            <text:p>0.104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4970965" calcext:value-type="float">
            <text:p>1652735454970965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5051710" calcext:value-type="float">
            <text:p>1652735455051710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5160732" calcext:value-type="float">
            <text:p>1652735455160732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5255217" calcext:value-type="float">
            <text:p>1652735455255217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5372163" calcext:value-type="float">
            <text:p>1652735455372163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5464296" calcext:value-type="float">
            <text:p>1652735455464296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-0.527627" calcext:value-type="float">
            <text:p>-0.527627</text:p>
          </table:table-cell>
        </table:table-row>
        <table:table-row table:style-name="ro1">
          <table:table-cell office:value-type="float" office:value="1652735455556244" calcext:value-type="float">
            <text:p>1652735455556244</text:p>
          </table:table-cell>
          <table:table-cell office:value-type="float" office:value="-0.110959" calcext:value-type="float">
            <text:p>-0.11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5664998" calcext:value-type="float">
            <text:p>16527354556649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5797977" calcext:value-type="float">
            <text:p>16527354557979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5903392" calcext:value-type="float">
            <text:p>16527354559033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5991454" calcext:value-type="float">
            <text:p>165273545599145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6086973" calcext:value-type="float">
            <text:p>165273545608697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6202678" calcext:value-type="float">
            <text:p>1652735456202678</text:p>
          </table:table-cell>
          <table:table-cell office:value-type="float" office:value="0.251916" calcext:value-type="float">
            <text:p>0.25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6290764" calcext:value-type="float">
            <text:p>16527354562907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6407979" calcext:value-type="float">
            <text:p>16527354564079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6506546" calcext:value-type="float">
            <text:p>165273545650654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6620930" calcext:value-type="float">
            <text:p>16527354566209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6709984" calcext:value-type="float">
            <text:p>16527354567099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6832589" calcext:value-type="float">
            <text:p>165273545683258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6928295" calcext:value-type="float">
            <text:p>16527354569282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7019783" calcext:value-type="float">
            <text:p>1652735457019783</text:p>
          </table:table-cell>
          <table:table-cell office:value-type="float" office:value="-0" calcext:value-type="float">
            <text:p>0</text:p>
          </table:table-cell>
          <table:table-cell office:value-type="float" office:value="-0.463648" calcext:value-type="float">
            <text:p>-0.463648</text:p>
          </table:table-cell>
        </table:table-row>
        <table:table-row table:style-name="ro1">
          <table:table-cell office:value-type="float" office:value="1652735457163644" calcext:value-type="float">
            <text:p>165273545716364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7226467" calcext:value-type="float">
            <text:p>16527354572264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7337915" calcext:value-type="float">
            <text:p>16527354573379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7452806" calcext:value-type="float">
            <text:p>16527354574528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7564497" calcext:value-type="float">
            <text:p>16527354575644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7653795" calcext:value-type="float">
            <text:p>16527354576537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7752327" calcext:value-type="float">
            <text:p>1652735457752327</text:p>
          </table:table-cell>
          <table:table-cell office:value-type="float" office:value="-0" calcext:value-type="float">
            <text:p>0</text:p>
          </table:table-cell>
          <table:table-cell office:value-type="float" office:value="-0.455975" calcext:value-type="float">
            <text:p>-0.455975</text:p>
          </table:table-cell>
        </table:table-row>
        <table:table-row table:style-name="ro1">
          <table:table-cell office:value-type="float" office:value="1652735457879875" calcext:value-type="float">
            <text:p>16527354578798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7974169" calcext:value-type="float">
            <text:p>16527354579741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8074196" calcext:value-type="float">
            <text:p>1652735458074196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8172641" calcext:value-type="float">
            <text:p>1652735458172641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8287593" calcext:value-type="float">
            <text:p>165273545828759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8385168" calcext:value-type="float">
            <text:p>16527354583851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8489978" calcext:value-type="float">
            <text:p>16527354584899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58585854" calcext:value-type="float">
            <text:p>1652735458585854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8698114" calcext:value-type="float">
            <text:p>1652735458698114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58786719" calcext:value-type="float">
            <text:p>1652735458786719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.13864" calcext:value-type="float">
            <text:p>0.13864</text:p>
          </table:table-cell>
        </table:table-row>
        <table:table-row table:style-name="ro1">
          <table:table-cell office:value-type="float" office:value="1652735458887867" calcext:value-type="float">
            <text:p>1652735458887867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060532" calcext:value-type="float">
            <text:p>0.060532</text:p>
          </table:table-cell>
        </table:table-row>
        <table:table-row table:style-name="ro1">
          <table:table-cell office:value-type="float" office:value="1652735458998261" calcext:value-type="float">
            <text:p>1652735458998261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117109" calcext:value-type="float">
            <text:p>0.117109</text:p>
          </table:table-cell>
        </table:table-row>
        <table:table-row table:style-name="ro1">
          <table:table-cell office:value-type="float" office:value="1652735459098818" calcext:value-type="float">
            <text:p>1652735459098818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120531" calcext:value-type="float">
            <text:p>0.120531</text:p>
          </table:table-cell>
        </table:table-row>
        <table:table-row table:style-name="ro1">
          <table:table-cell office:value-type="float" office:value="1652735459195831" calcext:value-type="float">
            <text:p>1652735459195831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24035" calcext:value-type="float">
            <text:p>0.124035</text:p>
          </table:table-cell>
        </table:table-row>
        <table:table-row table:style-name="ro1">
          <table:table-cell office:value-type="float" office:value="1652735459305558" calcext:value-type="float">
            <text:p>1652735459305558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22292" calcext:value-type="float">
            <text:p>0.122292</text:p>
          </table:table-cell>
        </table:table-row>
        <table:table-row table:style-name="ro1">
          <table:table-cell office:value-type="float" office:value="1652735459426213" calcext:value-type="float">
            <text:p>1652735459426213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03561" calcext:value-type="float">
            <text:p>0.103561</text:p>
          </table:table-cell>
        </table:table-row>
        <table:table-row table:style-name="ro1">
          <table:table-cell office:value-type="float" office:value="1652735459537978" calcext:value-type="float">
            <text:p>1652735459537978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27804" calcext:value-type="float">
            <text:p>0.127804</text:p>
          </table:table-cell>
        </table:table-row>
        <table:table-row table:style-name="ro1">
          <table:table-cell office:value-type="float" office:value="1652735459617723" calcext:value-type="float">
            <text:p>1652735459617723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112517" calcext:value-type="float">
            <text:p>0.112517</text:p>
          </table:table-cell>
        </table:table-row>
        <table:table-row table:style-name="ro1">
          <table:table-cell office:value-type="float" office:value="1652735459724736" calcext:value-type="float">
            <text:p>1652735459724736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.145431" calcext:value-type="float">
            <text:p>0.145431</text:p>
          </table:table-cell>
        </table:table-row>
        <table:table-row table:style-name="ro1">
          <table:table-cell office:value-type="float" office:value="1652735459825308" calcext:value-type="float">
            <text:p>1652735459825308</text:p>
          </table:table-cell>
          <table:table-cell office:value-type="float" office:value="0.26691" calcext:value-type="float">
            <text:p>0.26691</text:p>
          </table:table-cell>
          <table:table-cell office:value-type="float" office:value="0.117109" calcext:value-type="float">
            <text:p>0.117109</text:p>
          </table:table-cell>
        </table:table-row>
        <table:table-row table:style-name="ro1">
          <table:table-cell office:value-type="float" office:value="1652735459927102" calcext:value-type="float">
            <text:p>1652735459927102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99718" calcext:value-type="float">
            <text:p>0.199718</text:p>
          </table:table-cell>
        </table:table-row>
        <table:table-row table:style-name="ro1">
          <table:table-cell office:value-type="float" office:value="1652735460045636" calcext:value-type="float">
            <text:p>1652735460045636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41275" calcext:value-type="float">
            <text:p>0.141275</text:p>
          </table:table-cell>
        </table:table-row>
        <table:table-row table:style-name="ro1">
          <table:table-cell office:value-type="float" office:value="1652735460130786" calcext:value-type="float">
            <text:p>1652735460130786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0236968" calcext:value-type="float">
            <text:p>1652735460236968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257181" calcext:value-type="float">
            <text:p>0.257181</text:p>
          </table:table-cell>
        </table:table-row>
        <table:table-row table:style-name="ro1">
          <table:table-cell office:value-type="float" office:value="1652735460344915" calcext:value-type="float">
            <text:p>1652735460344915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0452112" calcext:value-type="float">
            <text:p>1652735460452112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0501715" calcext:value-type="float">
            <text:p>16527354605017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0662391" calcext:value-type="float">
            <text:p>1652735460662391</text:p>
          </table:table-cell>
          <table:table-cell office:value-type="float" office:value="-0.14994" calcext:value-type="float">
            <text:p>-0.1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0718166" calcext:value-type="float">
            <text:p>1652735460718166</text:p>
          </table:table-cell>
          <table:table-cell office:value-type="float" office:value="-0" calcext:value-type="float">
            <text:p>0</text:p>
          </table:table-cell>
          <table:table-cell office:value-type="float" office:value="-0.26426" calcext:value-type="float">
            <text:p>-0.26426</text:p>
          </table:table-cell>
        </table:table-row>
        <table:table-row table:style-name="ro1">
          <table:table-cell office:value-type="float" office:value="1652735460879412" calcext:value-type="float">
            <text:p>16527354608794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0972145" calcext:value-type="float">
            <text:p>16527354609721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1020239" calcext:value-type="float">
            <text:p>16527354610202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1141488" calcext:value-type="float">
            <text:p>16527354611414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1261327" calcext:value-type="float">
            <text:p>16527354612613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1376536" calcext:value-type="float">
            <text:p>16527354613765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1492314" calcext:value-type="float">
            <text:p>165273546149231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1602065" calcext:value-type="float">
            <text:p>165273546160206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1652367" calcext:value-type="float">
            <text:p>16527354616523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1780352" calcext:value-type="float">
            <text:p>16527354617803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1872249" calcext:value-type="float">
            <text:p>16527354618722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1972103" calcext:value-type="float">
            <text:p>16527354619721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2088150" calcext:value-type="float">
            <text:p>16527354620881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2183577" calcext:value-type="float">
            <text:p>16527354621835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2287673" calcext:value-type="float">
            <text:p>165273546228767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2402712" calcext:value-type="float">
            <text:p>1652735462402712</text:p>
          </table:table-cell>
          <table:table-cell office:value-type="float" office:value="0.164943" calcext:value-type="float">
            <text:p>0.164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2507049" calcext:value-type="float">
            <text:p>1652735462507049</text:p>
          </table:table-cell>
          <table:table-cell office:value-type="float" office:value="0.182938" calcext:value-type="float">
            <text:p>0.18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2616577" calcext:value-type="float">
            <text:p>1652735462616577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2700742" calcext:value-type="float">
            <text:p>16527354627007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2813973" calcext:value-type="float">
            <text:p>165273546281397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2900435" calcext:value-type="float">
            <text:p>16527354629004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3027917" calcext:value-type="float">
            <text:p>16527354630279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3119421" calcext:value-type="float">
            <text:p>16527354631194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3228486" calcext:value-type="float">
            <text:p>165273546322848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3325120" calcext:value-type="float">
            <text:p>165273546332512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3429387" calcext:value-type="float">
            <text:p>16527354634293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3569655" calcext:value-type="float">
            <text:p>1652735463569655</text:p>
          </table:table-cell>
          <table:table-cell office:value-type="float" office:value="-0.164934" calcext:value-type="float">
            <text:p>-0.164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3636115" calcext:value-type="float">
            <text:p>16527354636361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3733128" calcext:value-type="float">
            <text:p>16527354637331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3848334" calcext:value-type="float">
            <text:p>16527354638483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3948961" calcext:value-type="float">
            <text:p>165273546394896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4051895" calcext:value-type="float">
            <text:p>16527354640518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4160480" calcext:value-type="float">
            <text:p>165273546416048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4265627" calcext:value-type="float">
            <text:p>16527354642656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4392672" calcext:value-type="float">
            <text:p>16527354643926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4475930" calcext:value-type="float">
            <text:p>16527354644759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4582729" calcext:value-type="float">
            <text:p>16527354645827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4701246" calcext:value-type="float">
            <text:p>1652735464701246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4778243" calcext:value-type="float">
            <text:p>1652735464778243</text:p>
          </table:table-cell>
          <table:table-cell office:value-type="float" office:value="0.176946" calcext:value-type="float">
            <text:p>0.176946</text:p>
          </table:table-cell>
          <table:table-cell office:value-type="float" office:value="0.206245" calcext:value-type="float">
            <text:p>0.206245</text:p>
          </table:table-cell>
        </table:table-row>
        <table:table-row table:style-name="ro1">
          <table:table-cell office:value-type="float" office:value="1652735464877853" calcext:value-type="float">
            <text:p>1652735464877853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.188116" calcext:value-type="float">
            <text:p>0.188116</text:p>
          </table:table-cell>
        </table:table-row>
        <table:table-row table:style-name="ro1">
          <table:table-cell office:value-type="float" office:value="1652735464997959" calcext:value-type="float">
            <text:p>1652735464997959</text:p>
          </table:table-cell>
          <table:table-cell office:value-type="float" office:value="0.119961" calcext:value-type="float">
            <text:p>0.119961</text:p>
          </table:table-cell>
          <table:table-cell office:value-type="float" office:value="0.161543" calcext:value-type="float">
            <text:p>0.161543</text:p>
          </table:table-cell>
        </table:table-row>
        <table:table-row table:style-name="ro1">
          <table:table-cell office:value-type="float" office:value="1652735465097582" calcext:value-type="float">
            <text:p>1652735465097582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.165149" calcext:value-type="float">
            <text:p>0.165149</text:p>
          </table:table-cell>
        </table:table-row>
        <table:table-row table:style-name="ro1">
          <table:table-cell office:value-type="float" office:value="1652735465196247" calcext:value-type="float">
            <text:p>1652735465196247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5304163" calcext:value-type="float">
            <text:p>16527354653041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5408558" calcext:value-type="float">
            <text:p>1652735465408558</text:p>
          </table:table-cell>
          <table:table-cell office:value-type="float" office:value="-0.131946" calcext:value-type="float">
            <text:p>-0.13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5512439" calcext:value-type="float">
            <text:p>1652735465512439</text:p>
          </table:table-cell>
          <table:table-cell office:value-type="float" office:value="-0.014994" calcext:value-type="float">
            <text:p>-0.014994</text:p>
          </table:table-cell>
          <table:table-cell office:value-type="float" office:value="0.130325" calcext:value-type="float">
            <text:p>0.130325</text:p>
          </table:table-cell>
        </table:table-row>
        <table:table-row table:style-name="ro1">
          <table:table-cell office:value-type="float" office:value="1652735465622265" calcext:value-type="float">
            <text:p>1652735465622265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66282" calcext:value-type="float">
            <text:p>0.166282</text:p>
          </table:table-cell>
        </table:table-row>
        <table:table-row table:style-name="ro1">
          <table:table-cell office:value-type="float" office:value="1652735465723601" calcext:value-type="float">
            <text:p>1652735465723601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32137" calcext:value-type="float">
            <text:p>0.132137</text:p>
          </table:table-cell>
        </table:table-row>
        <table:table-row table:style-name="ro1">
          <table:table-cell office:value-type="float" office:value="1652735465834264" calcext:value-type="float">
            <text:p>1652735465834264</text:p>
          </table:table-cell>
          <table:table-cell office:value-type="float" office:value="0.257917" calcext:value-type="float">
            <text:p>0.257917</text:p>
          </table:table-cell>
          <table:table-cell office:value-type="float" office:value="0.109965" calcext:value-type="float">
            <text:p>0.109965</text:p>
          </table:table-cell>
        </table:table-row>
        <table:table-row table:style-name="ro1">
          <table:table-cell office:value-type="float" office:value="1652735465928032" calcext:value-type="float">
            <text:p>1652735465928032</text:p>
          </table:table-cell>
          <table:table-cell office:value-type="float" office:value="0.242914" calcext:value-type="float">
            <text:p>0.242914</text:p>
          </table:table-cell>
          <table:table-cell office:value-type="float" office:value="0.122337" calcext:value-type="float">
            <text:p>0.122337</text:p>
          </table:table-cell>
        </table:table-row>
        <table:table-row table:style-name="ro1">
          <table:table-cell office:value-type="float" office:value="1652735466030487" calcext:value-type="float">
            <text:p>1652735466030487</text:p>
          </table:table-cell>
          <table:table-cell office:value-type="float" office:value="0.260909" calcext:value-type="float">
            <text:p>0.260909</text:p>
          </table:table-cell>
          <table:table-cell office:value-type="float" office:value="0.161567" calcext:value-type="float">
            <text:p>0.161567</text:p>
          </table:table-cell>
        </table:table-row>
        <table:table-row table:style-name="ro1">
          <table:table-cell office:value-type="float" office:value="1652735466153486" calcext:value-type="float">
            <text:p>1652735466153486</text:p>
          </table:table-cell>
          <table:table-cell office:value-type="float" office:value="0.245915" calcext:value-type="float">
            <text:p>0.245915</text:p>
          </table:table-cell>
          <table:table-cell office:value-type="float" office:value="0.160599" calcext:value-type="float">
            <text:p>0.160599</text:p>
          </table:table-cell>
        </table:table-row>
        <table:table-row table:style-name="ro1">
          <table:table-cell office:value-type="float" office:value="1652735466242643" calcext:value-type="float">
            <text:p>1652735466242643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19691" calcext:value-type="float">
            <text:p>0.19691</text:p>
          </table:table-cell>
        </table:table-row>
        <table:table-row table:style-name="ro1">
          <table:table-cell office:value-type="float" office:value="1652735466346136" calcext:value-type="float">
            <text:p>1652735466346136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56151" calcext:value-type="float">
            <text:p>0.256151</text:p>
          </table:table-cell>
        </table:table-row>
        <table:table-row table:style-name="ro1">
          <table:table-cell office:value-type="float" office:value="1652735466448517" calcext:value-type="float">
            <text:p>16527354664485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6550128" calcext:value-type="float">
            <text:p>16527354665501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6649646" calcext:value-type="float">
            <text:p>1652735466649646</text:p>
          </table:table-cell>
          <table:table-cell office:value-type="float" office:value="-0.0419816" calcext:value-type="float">
            <text:p>-0.041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6760562" calcext:value-type="float">
            <text:p>16527354667605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6857402" calcext:value-type="float">
            <text:p>16527354668574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6964784" calcext:value-type="float">
            <text:p>1652735466964784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7082293" calcext:value-type="float">
            <text:p>1652735467082293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7165453" calcext:value-type="float">
            <text:p>1652735467165453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7266362" calcext:value-type="float">
            <text:p>1652735467266362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7381597" calcext:value-type="float">
            <text:p>1652735467381597</text:p>
          </table:table-cell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7495668" calcext:value-type="float">
            <text:p>1652735467495668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67582158" calcext:value-type="float">
            <text:p>16527354675821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7680747" calcext:value-type="float">
            <text:p>1652735467680747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0.298499" calcext:value-type="float">
            <text:p>0.298499</text:p>
          </table:table-cell>
        </table:table-row>
        <table:table-row table:style-name="ro1">
          <table:table-cell office:value-type="float" office:value="1652735467798380" calcext:value-type="float">
            <text:p>1652735467798380</text:p>
          </table:table-cell>
          <table:table-cell office:value-type="float" office:value="-0.131946" calcext:value-type="float">
            <text:p>-0.131946</text:p>
          </table:table-cell>
          <table:table-cell office:value-type="float" office:value="0.367174" calcext:value-type="float">
            <text:p>0.367174</text:p>
          </table:table-cell>
        </table:table-row>
        <table:table-row table:style-name="ro1">
          <table:table-cell office:value-type="float" office:value="1652735467879348" calcext:value-type="float">
            <text:p>1652735467879348</text:p>
          </table:table-cell>
          <table:table-cell office:value-type="float" office:value="-0" calcext:value-type="float">
            <text:p>0</text:p>
          </table:table-cell>
          <table:table-cell office:value-type="float" office:value="0.394791" calcext:value-type="float">
            <text:p>0.394791</text:p>
          </table:table-cell>
        </table:table-row>
        <table:table-row table:style-name="ro1">
          <table:table-cell office:value-type="float" office:value="1652735467996007" calcext:value-type="float">
            <text:p>1652735467996007</text:p>
          </table:table-cell>
          <table:table-cell office:value-type="float" office:value="-0" calcext:value-type="float">
            <text:p>0</text:p>
          </table:table-cell>
          <table:table-cell office:value-type="float" office:value="0.674741" calcext:value-type="float">
            <text:p>0.674741</text:p>
          </table:table-cell>
        </table:table-row>
        <table:table-row table:style-name="ro1">
          <table:table-cell office:value-type="float" office:value="1652735468092388" calcext:value-type="float">
            <text:p>16527354680923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8196798" calcext:value-type="float">
            <text:p>16527354681967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8295481" calcext:value-type="float">
            <text:p>16527354682954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8406940" calcext:value-type="float">
            <text:p>165273546840694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8516515" calcext:value-type="float">
            <text:p>16527354685165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8613929" calcext:value-type="float">
            <text:p>16527354686139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8713525" calcext:value-type="float">
            <text:p>16527354687135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8816421" calcext:value-type="float">
            <text:p>16527354688164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8928107" calcext:value-type="float">
            <text:p>16527354689281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69028357" calcext:value-type="float">
            <text:p>1652735469028357</text:p>
          </table:table-cell>
          <table:table-cell office:value-type="float" office:value="-0" calcext:value-type="float">
            <text:p>0</text:p>
          </table:table-cell>
          <table:table-cell office:value-type="float" office:value="0.165149" calcext:value-type="float">
            <text:p>0.165149</text:p>
          </table:table-cell>
        </table:table-row>
        <table:table-row table:style-name="ro1">
          <table:table-cell office:value-type="float" office:value="1652735469079029" calcext:value-type="float">
            <text:p>1652735469079029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130827" calcext:value-type="float">
            <text:p>0.130827</text:p>
          </table:table-cell>
        </table:table-row>
        <table:table-row table:style-name="ro1">
          <table:table-cell office:value-type="float" office:value="1652735469179704" calcext:value-type="float">
            <text:p>1652735469179704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317163" calcext:value-type="float">
            <text:p>0.317163</text:p>
          </table:table-cell>
        </table:table-row>
        <table:table-row table:style-name="ro1">
          <table:table-cell office:value-type="float" office:value="1652735469289023" calcext:value-type="float">
            <text:p>1652735469289023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69778" calcext:value-type="float">
            <text:p>0.169778</text:p>
          </table:table-cell>
        </table:table-row>
        <table:table-row table:style-name="ro1">
          <table:table-cell office:value-type="float" office:value="1652735469398051" calcext:value-type="float">
            <text:p>1652735469398051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66086" calcext:value-type="float">
            <text:p>0.166086</text:p>
          </table:table-cell>
        </table:table-row>
        <table:table-row table:style-name="ro1">
          <table:table-cell office:value-type="float" office:value="1652735469508322" calcext:value-type="float">
            <text:p>1652735469508322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232247" calcext:value-type="float">
            <text:p>0.232247</text:p>
          </table:table-cell>
        </table:table-row>
        <table:table-row table:style-name="ro1">
          <table:table-cell office:value-type="float" office:value="1652735469657408" calcext:value-type="float">
            <text:p>1652735469657408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56892" calcext:value-type="float">
            <text:p>0.156892</text:p>
          </table:table-cell>
        </table:table-row>
        <table:table-row table:style-name="ro1">
          <table:table-cell office:value-type="float" office:value="1652735469730894" calcext:value-type="float">
            <text:p>1652735469730894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76366" calcext:value-type="float">
            <text:p>0.176366</text:p>
          </table:table-cell>
        </table:table-row>
        <table:table-row table:style-name="ro1">
          <table:table-cell office:value-type="float" office:value="1652735469859210" calcext:value-type="float">
            <text:p>1652735469859210</text:p>
          </table:table-cell>
          <table:table-cell office:value-type="float" office:value="0.197932" calcext:value-type="float">
            <text:p>0.197932</text:p>
          </table:table-cell>
          <table:table-cell office:value-type="float" office:value="0.147078" calcext:value-type="float">
            <text:p>0.147078</text:p>
          </table:table-cell>
        </table:table-row>
        <table:table-row table:style-name="ro1">
          <table:table-cell office:value-type="float" office:value="1652735469915376" calcext:value-type="float">
            <text:p>1652735469915376</text:p>
          </table:table-cell>
          <table:table-cell office:value-type="float" office:value="0.176946" calcext:value-type="float">
            <text:p>0.176946</text:p>
          </table:table-cell>
          <table:table-cell office:value-type="float" office:value="0.201039" calcext:value-type="float">
            <text:p>0.201039</text:p>
          </table:table-cell>
        </table:table-row>
        <table:table-row table:style-name="ro1">
          <table:table-cell office:value-type="float" office:value="1652735470034926" calcext:value-type="float">
            <text:p>1652735470034926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0176030" calcext:value-type="float">
            <text:p>1652735470176030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210841" calcext:value-type="float">
            <text:p>0.210841</text:p>
          </table:table-cell>
        </table:table-row>
        <table:table-row table:style-name="ro1">
          <table:table-cell office:value-type="float" office:value="1652735470250304" calcext:value-type="float">
            <text:p>1652735470250304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174313" calcext:value-type="float">
            <text:p>0.174313</text:p>
          </table:table-cell>
        </table:table-row>
        <table:table-row table:style-name="ro1">
          <table:table-cell office:value-type="float" office:value="1652735470354052" calcext:value-type="float">
            <text:p>1652735470354052</text:p>
          </table:table-cell>
          <table:table-cell office:value-type="float" office:value="0.00900175" calcext:value-type="float">
            <text:p>0.00900175</text:p>
          </table:table-cell>
          <table:table-cell office:value-type="float" office:value="0.149258" calcext:value-type="float">
            <text:p>0.149258</text:p>
          </table:table-cell>
        </table:table-row>
        <table:table-row table:style-name="ro1">
          <table:table-cell office:value-type="float" office:value="1652735470476519" calcext:value-type="float">
            <text:p>1652735470476519</text:p>
          </table:table-cell>
          <table:table-cell office:value-type="float" office:value="-0" calcext:value-type="float">
            <text:p>0</text:p>
          </table:table-cell>
          <table:table-cell office:value-type="float" office:value="0.247812" calcext:value-type="float">
            <text:p>0.247812</text:p>
          </table:table-cell>
        </table:table-row>
        <table:table-row table:style-name="ro1">
          <table:table-cell office:value-type="float" office:value="1652735470591282" calcext:value-type="float">
            <text:p>1652735470591282</text:p>
          </table:table-cell>
          <table:table-cell office:value-type="float" office:value="-0" calcext:value-type="float">
            <text:p>0</text:p>
          </table:table-cell>
          <table:table-cell office:value-type="float" office:value="0.234898" calcext:value-type="float">
            <text:p>0.234898</text:p>
          </table:table-cell>
        </table:table-row>
        <table:table-row table:style-name="ro1">
          <table:table-cell office:value-type="float" office:value="1652735470677059" calcext:value-type="float">
            <text:p>1652735470677059</text:p>
          </table:table-cell>
          <table:table-cell office:value-type="float" office:value="-0" calcext:value-type="float">
            <text:p>0</text:p>
          </table:table-cell>
          <table:table-cell office:value-type="float" office:value="0.18658" calcext:value-type="float">
            <text:p>0.18658</text:p>
          </table:table-cell>
        </table:table-row>
        <table:table-row table:style-name="ro1">
          <table:table-cell office:value-type="float" office:value="1652735470778878" calcext:value-type="float">
            <text:p>1652735470778878</text:p>
          </table:table-cell>
          <table:table-cell office:value-type="float" office:value="-0" calcext:value-type="float">
            <text:p>0</text:p>
          </table:table-cell>
          <table:table-cell office:value-type="float" office:value="0.191561" calcext:value-type="float">
            <text:p>0.191561</text:p>
          </table:table-cell>
        </table:table-row>
        <table:table-row table:style-name="ro1">
          <table:table-cell office:value-type="float" office:value="1652735470892382" calcext:value-type="float">
            <text:p>1652735470892382</text:p>
          </table:table-cell>
          <table:table-cell office:value-type="float" office:value="0.254917" calcext:value-type="float">
            <text:p>0.254917</text:p>
          </table:table-cell>
          <table:table-cell office:value-type="float" office:value="0.210875" calcext:value-type="float">
            <text:p>0.210875</text:p>
          </table:table-cell>
        </table:table-row>
        <table:table-row table:style-name="ro1">
          <table:table-cell office:value-type="float" office:value="1652735470976773" calcext:value-type="float">
            <text:p>1652735470976773</text:p>
          </table:table-cell>
          <table:table-cell office:value-type="float" office:value="0.185939" calcext:value-type="float">
            <text:p>0.185939</text:p>
          </table:table-cell>
          <table:table-cell office:value-type="float" office:value="0.147753" calcext:value-type="float">
            <text:p>0.147753</text:p>
          </table:table-cell>
        </table:table-row>
        <table:table-row table:style-name="ro1">
          <table:table-cell office:value-type="float" office:value="1652735471094918" calcext:value-type="float">
            <text:p>1652735471094918</text:p>
          </table:table-cell>
          <table:table-cell office:value-type="float" office:value="0.0929737" calcext:value-type="float">
            <text:p>0.0929737</text:p>
          </table:table-cell>
          <table:table-cell office:value-type="float" office:value="0.19496" calcext:value-type="float">
            <text:p>0.19496</text:p>
          </table:table-cell>
        </table:table-row>
        <table:table-row table:style-name="ro1">
          <table:table-cell office:value-type="float" office:value="1652735471203010" calcext:value-type="float">
            <text:p>165273547120301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199958" calcext:value-type="float">
            <text:p>0.199958</text:p>
          </table:table-cell>
        </table:table-row>
        <table:table-row table:style-name="ro1">
          <table:table-cell office:value-type="float" office:value="1652735471298864" calcext:value-type="float">
            <text:p>1652735471298864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458439" calcext:value-type="float">
            <text:p>0.458439</text:p>
          </table:table-cell>
        </table:table-row>
        <table:table-row table:style-name="ro1">
          <table:table-cell office:value-type="float" office:value="1652735471407697" calcext:value-type="float">
            <text:p>16527354714076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1529568" calcext:value-type="float">
            <text:p>16527354715295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1637232" calcext:value-type="float">
            <text:p>16527354716372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1723482" calcext:value-type="float">
            <text:p>16527354717234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1814980" calcext:value-type="float">
            <text:p>1652735471814980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1920929" calcext:value-type="float">
            <text:p>1652735471920929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2040072" calcext:value-type="float">
            <text:p>1652735472040072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2147703" calcext:value-type="float">
            <text:p>16527354721477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2234922" calcext:value-type="float">
            <text:p>165273547223492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2345483" calcext:value-type="float">
            <text:p>16527354723454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2440738" calcext:value-type="float">
            <text:p>1652735472440738</text:p>
          </table:table-cell>
          <table:table-cell office:value-type="float" office:value="-0.0509744" calcext:value-type="float">
            <text:p>-0.0509744</text:p>
          </table:table-cell>
          <table:table-cell office:value-type="float" office:value="-0.116214" calcext:value-type="float">
            <text:p>-0.116214</text:p>
          </table:table-cell>
        </table:table-row>
        <table:table-row table:style-name="ro1">
          <table:table-cell office:value-type="float" office:value="1652735472539069" calcext:value-type="float">
            <text:p>1652735472539069</text:p>
          </table:table-cell>
          <table:table-cell office:value-type="float" office:value="-0.254908" calcext:value-type="float">
            <text:p>-0.254908</text:p>
          </table:table-cell>
          <table:table-cell office:value-type="float" office:value="-0.129275" calcext:value-type="float">
            <text:p>-0.129275</text:p>
          </table:table-cell>
        </table:table-row>
        <table:table-row table:style-name="ro1">
          <table:table-cell office:value-type="float" office:value="1652735472643110" calcext:value-type="float">
            <text:p>1652735472643110</text:p>
          </table:table-cell>
          <table:table-cell office:value-type="float" office:value="-0" calcext:value-type="float">
            <text:p>0</text:p>
          </table:table-cell>
          <table:table-cell office:value-type="float" office:value="-0.167532" calcext:value-type="float">
            <text:p>-0.167532</text:p>
          </table:table-cell>
        </table:table-row>
        <table:table-row table:style-name="ro1">
          <table:table-cell office:value-type="float" office:value="1652735472759197" calcext:value-type="float">
            <text:p>1652735472759197</text:p>
          </table:table-cell>
          <table:table-cell office:value-type="float" office:value="-0" calcext:value-type="float">
            <text:p>0</text:p>
          </table:table-cell>
          <table:table-cell office:value-type="float" office:value="-0.125803" calcext:value-type="float">
            <text:p>-0.125803</text:p>
          </table:table-cell>
        </table:table-row>
        <table:table-row table:style-name="ro1">
          <table:table-cell office:value-type="float" office:value="1652735472850766" calcext:value-type="float">
            <text:p>1652735472850766</text:p>
          </table:table-cell>
          <table:table-cell office:value-type="float" office:value="-0.014994" calcext:value-type="float">
            <text:p>-0.014994</text:p>
          </table:table-cell>
          <table:table-cell office:value-type="float" office:value="-0.154687" calcext:value-type="float">
            <text:p>-0.154687</text:p>
          </table:table-cell>
        </table:table-row>
        <table:table-row table:style-name="ro1">
          <table:table-cell office:value-type="float" office:value="1652735472973372" calcext:value-type="float">
            <text:p>1652735472973372</text:p>
          </table:table-cell>
          <table:table-cell office:value-type="float" office:value="-0.0449821" calcext:value-type="float">
            <text:p>-0.0449821</text:p>
          </table:table-cell>
          <table:table-cell office:value-type="float" office:value="-0.162831" calcext:value-type="float">
            <text:p>-0.162831</text:p>
          </table:table-cell>
        </table:table-row>
        <table:table-row table:style-name="ro1">
          <table:table-cell office:value-type="float" office:value="1652735473049946" calcext:value-type="float">
            <text:p>1652735473049946</text:p>
          </table:table-cell>
          <table:table-cell office:value-type="float" office:value="-0.131946" calcext:value-type="float">
            <text:p>-0.131946</text:p>
          </table:table-cell>
          <table:table-cell office:value-type="float" office:value="-0.180977" calcext:value-type="float">
            <text:p>-0.180977</text:p>
          </table:table-cell>
        </table:table-row>
        <table:table-row table:style-name="ro1">
          <table:table-cell office:value-type="float" office:value="1652735473156461" calcext:value-type="float">
            <text:p>1652735473156461</text:p>
          </table:table-cell>
          <table:table-cell office:value-type="float" office:value="-0.140948" calcext:value-type="float">
            <text:p>-0.140948</text:p>
          </table:table-cell>
          <table:table-cell office:value-type="float" office:value="-0.195392" calcext:value-type="float">
            <text:p>-0.195392</text:p>
          </table:table-cell>
        </table:table-row>
        <table:table-row table:style-name="ro1">
          <table:table-cell office:value-type="float" office:value="1652735473263007" calcext:value-type="float">
            <text:p>1652735473263007</text:p>
          </table:table-cell>
          <table:table-cell office:value-type="float" office:value="-0.0929649" calcext:value-type="float">
            <text:p>-0.0929649</text:p>
          </table:table-cell>
          <table:table-cell office:value-type="float" office:value="-0.207496" calcext:value-type="float">
            <text:p>-0.207496</text:p>
          </table:table-cell>
        </table:table-row>
        <table:table-row table:style-name="ro1">
          <table:table-cell office:value-type="float" office:value="1652735473364996" calcext:value-type="float">
            <text:p>1652735473364996</text:p>
          </table:table-cell>
          <table:table-cell office:value-type="float" office:value="-0.0359804" calcext:value-type="float">
            <text:p>-0.0359804</text:p>
          </table:table-cell>
          <table:table-cell office:value-type="float" office:value="-0.228031" calcext:value-type="float">
            <text:p>-0.228031</text:p>
          </table:table-cell>
        </table:table-row>
        <table:table-row table:style-name="ro1">
          <table:table-cell office:value-type="float" office:value="1652735473473981" calcext:value-type="float">
            <text:p>1652735473473981</text:p>
          </table:table-cell>
          <table:table-cell office:value-type="float" office:value="-0.0359804" calcext:value-type="float">
            <text:p>-0.0359804</text:p>
          </table:table-cell>
          <table:table-cell office:value-type="float" office:value="-0.226799" calcext:value-type="float">
            <text:p>-0.226799</text:p>
          </table:table-cell>
        </table:table-row>
        <table:table-row table:style-name="ro1">
          <table:table-cell office:value-type="float" office:value="1652735473574197" calcext:value-type="float">
            <text:p>1652735473574197</text:p>
          </table:table-cell>
          <table:table-cell office:value-type="float" office:value="-0.0179858" calcext:value-type="float">
            <text:p>-0.0179858</text:p>
          </table:table-cell>
          <table:table-cell office:value-type="float" office:value="-0.270947" calcext:value-type="float">
            <text:p>-0.270947</text:p>
          </table:table-cell>
        </table:table-row>
        <table:table-row table:style-name="ro1">
          <table:table-cell office:value-type="float" office:value="1652735473676150" calcext:value-type="float">
            <text:p>1652735473676150</text:p>
          </table:table-cell>
          <table:table-cell office:value-type="float" office:value="-0.014994" calcext:value-type="float">
            <text:p>-0.01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3783621" calcext:value-type="float">
            <text:p>1652735473783621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3876735" calcext:value-type="float">
            <text:p>1652735473876735</text:p>
          </table:table-cell>
          <table:table-cell office:value-type="float" office:value="-0.0839631" calcext:value-type="float">
            <text:p>-0.0839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3995415" calcext:value-type="float">
            <text:p>1652735473995415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4092301" calcext:value-type="float">
            <text:p>1652735474092301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4196688" calcext:value-type="float">
            <text:p>1652735474196688</text:p>
          </table:table-cell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4299012" calcext:value-type="float">
            <text:p>16527354742990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4397696" calcext:value-type="float">
            <text:p>16527354743976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4509884" calcext:value-type="float">
            <text:p>16527354745098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4600457" calcext:value-type="float">
            <text:p>165273547460045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4725484" calcext:value-type="float">
            <text:p>16527354747254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4812673" calcext:value-type="float">
            <text:p>165273547481267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4928427" calcext:value-type="float">
            <text:p>1652735474928427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5043884" calcext:value-type="float">
            <text:p>1652735475043884</text:p>
          </table:table-cell>
          <table:table-cell office:value-type="float" office:value="0.203933" calcext:value-type="float">
            <text:p>0.203933</text:p>
          </table:table-cell>
          <table:table-cell office:value-type="float" office:value="0.167175" calcext:value-type="float">
            <text:p>0.167175</text:p>
          </table:table-cell>
        </table:table-row>
        <table:table-row table:style-name="ro1">
          <table:table-cell office:value-type="float" office:value="1652735475128805" calcext:value-type="float">
            <text:p>1652735475128805</text:p>
          </table:table-cell>
          <table:table-cell office:value-type="float" office:value="0.200933" calcext:value-type="float">
            <text:p>0.200933</text:p>
          </table:table-cell>
          <table:table-cell office:value-type="float" office:value="0.172428" calcext:value-type="float">
            <text:p>0.172428</text:p>
          </table:table-cell>
        </table:table-row>
        <table:table-row table:style-name="ro1">
          <table:table-cell office:value-type="float" office:value="1652735475242537" calcext:value-type="float">
            <text:p>1652735475242537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.255363" calcext:value-type="float">
            <text:p>0.255363</text:p>
          </table:table-cell>
        </table:table-row>
        <table:table-row table:style-name="ro1">
          <table:table-cell office:value-type="float" office:value="1652735475344908" calcext:value-type="float">
            <text:p>1652735475344908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5458449" calcext:value-type="float">
            <text:p>16527354754584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5545692" calcext:value-type="float">
            <text:p>16527354755456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5592691" calcext:value-type="float">
            <text:p>16527354755926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5753277" calcext:value-type="float">
            <text:p>16527354757532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5801005" calcext:value-type="float">
            <text:p>16527354758010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5921010" calcext:value-type="float">
            <text:p>1652735475921010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6077498" calcext:value-type="float">
            <text:p>1652735476077498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.246354" calcext:value-type="float">
            <text:p>0.246354</text:p>
          </table:table-cell>
        </table:table-row>
        <table:table-row table:style-name="ro1">
          <table:table-cell office:value-type="float" office:value="1652735476171568" calcext:value-type="float">
            <text:p>1652735476171568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.251955" calcext:value-type="float">
            <text:p>0.251955</text:p>
          </table:table-cell>
        </table:table-row>
        <table:table-row table:style-name="ro1">
          <table:table-cell office:value-type="float" office:value="1652735476280481" calcext:value-type="float">
            <text:p>1652735476280481</text:p>
          </table:table-cell>
          <table:table-cell office:value-type="float" office:value="0.0689779" calcext:value-type="float">
            <text:p>0.0689779</text:p>
          </table:table-cell>
          <table:table-cell office:value-type="float" office:value="0.283221" calcext:value-type="float">
            <text:p>0.283221</text:p>
          </table:table-cell>
        </table:table-row>
        <table:table-row table:style-name="ro1">
          <table:table-cell office:value-type="float" office:value="1652735476391919" calcext:value-type="float">
            <text:p>1652735476391919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0.156602" calcext:value-type="float">
            <text:p>0.156602</text:p>
          </table:table-cell>
        </table:table-row>
        <table:table-row table:style-name="ro1">
          <table:table-cell office:value-type="float" office:value="1652735476496338" calcext:value-type="float">
            <text:p>1652735476496338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6607310" calcext:value-type="float">
            <text:p>1652735476607310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6699092" calcext:value-type="float">
            <text:p>1652735476699092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6797362" calcext:value-type="float">
            <text:p>1652735476797362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6913487" calcext:value-type="float">
            <text:p>1652735476913487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.200797" calcext:value-type="float">
            <text:p>0.200797</text:p>
          </table:table-cell>
        </table:table-row>
        <table:table-row table:style-name="ro1">
          <table:table-cell office:value-type="float" office:value="1652735476976546" calcext:value-type="float">
            <text:p>1652735476976546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183111" calcext:value-type="float">
            <text:p>0.183111</text:p>
          </table:table-cell>
        </table:table-row>
        <table:table-row table:style-name="ro1">
          <table:table-cell office:value-type="float" office:value="1652735477123596" calcext:value-type="float">
            <text:p>16527354771235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7239065" calcext:value-type="float">
            <text:p>165273547723906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7339824" calcext:value-type="float">
            <text:p>1652735477339824</text:p>
          </table:table-cell>
          <table:table-cell office:value-type="float" office:value="0.0419904" calcext:value-type="float">
            <text:p>0.0419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7390083" calcext:value-type="float">
            <text:p>1652735477390083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7507723" calcext:value-type="float">
            <text:p>1652735477507723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7596627" calcext:value-type="float">
            <text:p>1652735477596627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7706171" calcext:value-type="float">
            <text:p>1652735477706171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7817549" calcext:value-type="float">
            <text:p>1652735477817549</text:p>
          </table:table-cell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7911373" calcext:value-type="float">
            <text:p>1652735477911373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8022948" calcext:value-type="float">
            <text:p>1652735478022948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8118237" calcext:value-type="float">
            <text:p>1652735478118237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8254221" calcext:value-type="float">
            <text:p>1652735478254221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8326261" calcext:value-type="float">
            <text:p>165273547832626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8430436" calcext:value-type="float">
            <text:p>16527354784304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8529482" calcext:value-type="float">
            <text:p>1652735478529482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8648729" calcext:value-type="float">
            <text:p>1652735478648729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8748732" calcext:value-type="float">
            <text:p>1652735478748732</text:p>
          </table:table-cell>
          <table:table-cell office:value-type="float" office:value="0.167944" calcext:value-type="float">
            <text:p>0.167944</text:p>
          </table:table-cell>
          <table:table-cell office:value-type="float" office:value="0.142525" calcext:value-type="float">
            <text:p>0.142525</text:p>
          </table:table-cell>
        </table:table-row>
        <table:table-row table:style-name="ro1">
          <table:table-cell office:value-type="float" office:value="1652735478858249" calcext:value-type="float">
            <text:p>1652735478858249</text:p>
          </table:table-cell>
          <table:table-cell office:value-type="float" office:value="0.173945" calcext:value-type="float">
            <text:p>0.173945</text:p>
          </table:table-cell>
          <table:table-cell office:value-type="float" office:value="0.170375" calcext:value-type="float">
            <text:p>0.170375</text:p>
          </table:table-cell>
        </table:table-row>
        <table:table-row table:style-name="ro1">
          <table:table-cell office:value-type="float" office:value="1652735478954272" calcext:value-type="float">
            <text:p>1652735478954272</text:p>
          </table:table-cell>
          <table:table-cell office:value-type="float" office:value="0.170945" calcext:value-type="float">
            <text:p>0.17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9064051" calcext:value-type="float">
            <text:p>1652735479064051</text:p>
          </table:table-cell>
          <table:table-cell office:value-type="float" office:value="0.158951" calcext:value-type="float">
            <text:p>0.158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9152330" calcext:value-type="float">
            <text:p>1652735479152330</text:p>
          </table:table-cell>
          <table:table-cell office:value-type="float" office:value="0.00900175" calcext:value-type="float">
            <text:p>0.0090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9268887" calcext:value-type="float">
            <text:p>1652735479268887</text:p>
          </table:table-cell>
          <table:table-cell office:value-type="float" office:value="-0.0419816" calcext:value-type="float">
            <text:p>-0.041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9380852" calcext:value-type="float">
            <text:p>1652735479380852</text:p>
          </table:table-cell>
          <table:table-cell office:value-type="float" office:value="-0.158942" calcext:value-type="float">
            <text:p>-0.158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79485412" calcext:value-type="float">
            <text:p>16527354794854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9610123" calcext:value-type="float">
            <text:p>16527354796101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9723606" calcext:value-type="float">
            <text:p>16527354797236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79789286" calcext:value-type="float">
            <text:p>1652735479789286</text:p>
          </table:table-cell>
          <table:table-cell office:value-type="float" office:value="-0" calcext:value-type="float">
            <text:p>0</text:p>
          </table:table-cell>
          <table:table-cell office:value-type="float" office:value="-0.861115" calcext:value-type="float">
            <text:p>-0.861115</text:p>
          </table:table-cell>
        </table:table-row>
        <table:table-row table:style-name="ro1">
          <table:table-cell office:value-type="float" office:value="1652735479901103" calcext:value-type="float">
            <text:p>16527354799011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0018274" calcext:value-type="float">
            <text:p>16527354800182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0112091" calcext:value-type="float">
            <text:p>1652735480112091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0218438" calcext:value-type="float">
            <text:p>1652735480218438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0306919" calcext:value-type="float">
            <text:p>16527354803069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0411247" calcext:value-type="float">
            <text:p>16527354804112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0515954" calcext:value-type="float">
            <text:p>165273548051595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0626377" calcext:value-type="float">
            <text:p>16527354806263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0749837" calcext:value-type="float">
            <text:p>16527354807498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0837866" calcext:value-type="float">
            <text:p>165273548083786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0939796" calcext:value-type="float">
            <text:p>16527354809397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1037195" calcext:value-type="float">
            <text:p>16527354810371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1139801" calcext:value-type="float">
            <text:p>16527354811398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1242763" calcext:value-type="float">
            <text:p>16527354812427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1356668" calcext:value-type="float">
            <text:p>16527354813566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1456754" calcext:value-type="float">
            <text:p>1652735481456754</text:p>
          </table:table-cell>
          <table:table-cell office:value-type="float" office:value="-0" calcext:value-type="float">
            <text:p>0</text:p>
          </table:table-cell>
          <table:table-cell office:value-type="float" office:value="-0.600373" calcext:value-type="float">
            <text:p>-0.600373</text:p>
          </table:table-cell>
        </table:table-row>
        <table:table-row table:style-name="ro1">
          <table:table-cell office:value-type="float" office:value="1652735481546011" calcext:value-type="float">
            <text:p>16527354815460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1657851" calcext:value-type="float">
            <text:p>1652735481657851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1768802" calcext:value-type="float">
            <text:p>1652735481768802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1869972" calcext:value-type="float">
            <text:p>16527354818699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1973562" calcext:value-type="float">
            <text:p>16527354819735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2063405" calcext:value-type="float">
            <text:p>16527354820634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2164600" calcext:value-type="float">
            <text:p>1652735482164600</text:p>
          </table:table-cell>
          <table:table-cell office:value-type="float" office:value="-0" calcext:value-type="float">
            <text:p>0</text:p>
          </table:table-cell>
          <table:table-cell office:value-type="float" office:value="0.0932956" calcext:value-type="float">
            <text:p>0.0932956</text:p>
          </table:table-cell>
        </table:table-row>
        <table:table-row table:style-name="ro1">
          <table:table-cell office:value-type="float" office:value="1652735482298543" calcext:value-type="float">
            <text:p>1652735482298543</text:p>
          </table:table-cell>
          <table:table-cell office:value-type="float" office:value="-0" calcext:value-type="float">
            <text:p>0</text:p>
          </table:table-cell>
          <table:table-cell office:value-type="float" office:value="0.0957515" calcext:value-type="float">
            <text:p>0.0957515</text:p>
          </table:table-cell>
        </table:table-row>
        <table:table-row table:style-name="ro1">
          <table:table-cell office:value-type="float" office:value="1652735482375060" calcext:value-type="float">
            <text:p>1652735482375060</text:p>
          </table:table-cell>
          <table:table-cell office:value-type="float" office:value="-0" calcext:value-type="float">
            <text:p>0</text:p>
          </table:table-cell>
          <table:table-cell office:value-type="float" office:value="0.104589" calcext:value-type="float">
            <text:p>0.104589</text:p>
          </table:table-cell>
        </table:table-row>
        <table:table-row table:style-name="ro1">
          <table:table-cell office:value-type="float" office:value="1652735482508362" calcext:value-type="float">
            <text:p>16527354825083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2582370" calcext:value-type="float">
            <text:p>165273548258237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2687508" calcext:value-type="float">
            <text:p>16527354826875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2793868" calcext:value-type="float">
            <text:p>16527354827938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2897502" calcext:value-type="float">
            <text:p>16527354828975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3007574" calcext:value-type="float">
            <text:p>16527354830075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3110974" calcext:value-type="float">
            <text:p>16527354831109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3243200" calcext:value-type="float">
            <text:p>1652735483243200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3311379" calcext:value-type="float">
            <text:p>1652735483311379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3422912" calcext:value-type="float">
            <text:p>1652735483422912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52414" calcext:value-type="float">
            <text:p>0.152414</text:p>
          </table:table-cell>
        </table:table-row>
        <table:table-row table:style-name="ro1">
          <table:table-cell office:value-type="float" office:value="1652735483524735" calcext:value-type="float">
            <text:p>1652735483524735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0581355" calcext:value-type="float">
            <text:p>0.0581355</text:p>
          </table:table-cell>
        </table:table-row>
        <table:table-row table:style-name="ro1">
          <table:table-cell office:value-type="float" office:value="1652735483619960" calcext:value-type="float">
            <text:p>1652735483619960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.0680214" calcext:value-type="float">
            <text:p>0.0680214</text:p>
          </table:table-cell>
        </table:table-row>
        <table:table-row table:style-name="ro1">
          <table:table-cell office:value-type="float" office:value="1652735483734350" calcext:value-type="float">
            <text:p>1652735483734350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0853187" calcext:value-type="float">
            <text:p>0.0853187</text:p>
          </table:table-cell>
        </table:table-row>
        <table:table-row table:style-name="ro1">
          <table:table-cell office:value-type="float" office:value="1652735483838788" calcext:value-type="float">
            <text:p>1652735483838788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119114" calcext:value-type="float">
            <text:p>0.119114</text:p>
          </table:table-cell>
        </table:table-row>
        <table:table-row table:style-name="ro1">
          <table:table-cell office:value-type="float" office:value="1652735483923424" calcext:value-type="float">
            <text:p>1652735483923424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101918" calcext:value-type="float">
            <text:p>0.101918</text:p>
          </table:table-cell>
        </table:table-row>
        <table:table-row table:style-name="ro1">
          <table:table-cell office:value-type="float" office:value="1652735484055751" calcext:value-type="float">
            <text:p>1652735484055751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0821675" calcext:value-type="float">
            <text:p>0.0821675</text:p>
          </table:table-cell>
        </table:table-row>
        <table:table-row table:style-name="ro1">
          <table:table-cell office:value-type="float" office:value="1652735484144295" calcext:value-type="float">
            <text:p>1652735484144295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105328" calcext:value-type="float">
            <text:p>0.105328</text:p>
          </table:table-cell>
        </table:table-row>
        <table:table-row table:style-name="ro1">
          <table:table-cell office:value-type="float" office:value="1652735484245943" calcext:value-type="float">
            <text:p>1652735484245943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0.0890496" calcext:value-type="float">
            <text:p>0.0890496</text:p>
          </table:table-cell>
        </table:table-row>
        <table:table-row table:style-name="ro1">
          <table:table-cell office:value-type="float" office:value="1652735484346488" calcext:value-type="float">
            <text:p>1652735484346488</text:p>
          </table:table-cell>
          <table:table-cell office:value-type="float" office:value="0.0959743" calcext:value-type="float">
            <text:p>0.0959743</text:p>
          </table:table-cell>
          <table:table-cell office:value-type="float" office:value="0.146721" calcext:value-type="float">
            <text:p>0.146721</text:p>
          </table:table-cell>
        </table:table-row>
        <table:table-row table:style-name="ro1">
          <table:table-cell office:value-type="float" office:value="1652735484460363" calcext:value-type="float">
            <text:p>16527354844603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4561214" calcext:value-type="float">
            <text:p>1652735484561214</text:p>
          </table:table-cell>
          <table:table-cell office:value-type="float" office:value="-0" calcext:value-type="float">
            <text:p>0</text:p>
          </table:table-cell>
          <table:table-cell office:value-type="float" office:value="0.127621" calcext:value-type="float">
            <text:p>0.127621</text:p>
          </table:table-cell>
        </table:table-row>
        <table:table-row table:style-name="ro1">
          <table:table-cell office:value-type="float" office:value="1652735484609203" calcext:value-type="float">
            <text:p>1652735484609203</text:p>
          </table:table-cell>
          <table:table-cell office:value-type="float" office:value="-0" calcext:value-type="float">
            <text:p>0</text:p>
          </table:table-cell>
          <table:table-cell office:value-type="float" office:value="0.14816" calcext:value-type="float">
            <text:p>0.14816</text:p>
          </table:table-cell>
        </table:table-row>
        <table:table-row table:style-name="ro1">
          <table:table-cell office:value-type="float" office:value="1652735484761698" calcext:value-type="float">
            <text:p>1652735484761698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0.166693" calcext:value-type="float">
            <text:p>0.166693</text:p>
          </table:table-cell>
        </table:table-row>
        <table:table-row table:style-name="ro1">
          <table:table-cell office:value-type="float" office:value="1652735484868864" calcext:value-type="float">
            <text:p>1652735484868864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4907458" calcext:value-type="float">
            <text:p>1652735484907458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5070779" calcext:value-type="float">
            <text:p>16527354850707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5174268" calcext:value-type="float">
            <text:p>16527354851742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5215911" calcext:value-type="float">
            <text:p>16527354852159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5327447" calcext:value-type="float">
            <text:p>16527354853274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5458031" calcext:value-type="float">
            <text:p>1652735485458031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5526074" calcext:value-type="float">
            <text:p>1652735485526074</text:p>
          </table:table-cell>
          <table:table-cell office:value-type="float" office:value="0.215927" calcext:value-type="float">
            <text:p>0.215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5633748" calcext:value-type="float">
            <text:p>1652735485633748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5755969" calcext:value-type="float">
            <text:p>16527354857559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5882117" calcext:value-type="float">
            <text:p>16527354858821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5967052" calcext:value-type="float">
            <text:p>16527354859670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6058095" calcext:value-type="float">
            <text:p>16527354860580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6175457" calcext:value-type="float">
            <text:p>165273548617545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6310039" calcext:value-type="float">
            <text:p>16527354863100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6395553" calcext:value-type="float">
            <text:p>16527354863955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6509832" calcext:value-type="float">
            <text:p>16527354865098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6594346" calcext:value-type="float">
            <text:p>165273548659434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6726175" calcext:value-type="float">
            <text:p>1652735486726175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6826319" calcext:value-type="float">
            <text:p>1652735486826319</text:p>
          </table:table-cell>
          <table:table-cell office:value-type="float" office:value="0.107968" calcext:value-type="float">
            <text:p>0.10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6955663" calcext:value-type="float">
            <text:p>16527354869556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7024684" calcext:value-type="float">
            <text:p>16527354870246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7127948" calcext:value-type="float">
            <text:p>16527354871279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7269531" calcext:value-type="float">
            <text:p>165273548726953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7361451" calcext:value-type="float">
            <text:p>165273548736145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7446149" calcext:value-type="float">
            <text:p>1652735487446149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7536168" calcext:value-type="float">
            <text:p>1652735487536168</text:p>
          </table:table-cell>
          <table:table-cell office:value-type="float" office:value="0.179937" calcext:value-type="float">
            <text:p>0.17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7658695" calcext:value-type="float">
            <text:p>16527354876586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7758236" calcext:value-type="float">
            <text:p>16527354877582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7866402" calcext:value-type="float">
            <text:p>16527354878664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7998983" calcext:value-type="float">
            <text:p>16527354879989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8090132" calcext:value-type="float">
            <text:p>16527354880901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8189151" calcext:value-type="float">
            <text:p>165273548818915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8291477" calcext:value-type="float">
            <text:p>1652735488291477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8401369" calcext:value-type="float">
            <text:p>1652735488401369</text:p>
          </table:table-cell>
          <table:table-cell office:value-type="float" office:value="-0.236913" calcext:value-type="float">
            <text:p>-0.236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8493796" calcext:value-type="float">
            <text:p>16527354884937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8600139" calcext:value-type="float">
            <text:p>16527354886001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8699274" calcext:value-type="float">
            <text:p>16527354886992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8807294" calcext:value-type="float">
            <text:p>1652735488807294</text:p>
          </table:table-cell>
          <table:table-cell office:value-type="float" office:value="-0.2639" calcext:value-type="float">
            <text:p>-0.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88902963" calcext:value-type="float">
            <text:p>16527354889029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9008484" calcext:value-type="float">
            <text:p>16527354890084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9125609" calcext:value-type="float">
            <text:p>165273548912560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9237362" calcext:value-type="float">
            <text:p>16527354892373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9313429" calcext:value-type="float">
            <text:p>16527354893134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89430110" calcext:value-type="float">
            <text:p>1652735489430110</text:p>
          </table:table-cell>
          <table:table-cell office:value-type="float" office:value="0.176946" calcext:value-type="float">
            <text:p>0.176946</text:p>
          </table:table-cell>
          <table:table-cell office:value-type="float" office:value="0.338324" calcext:value-type="float">
            <text:p>0.338324</text:p>
          </table:table-cell>
        </table:table-row>
        <table:table-row table:style-name="ro1">
          <table:table-cell office:value-type="float" office:value="1652735489549117" calcext:value-type="float">
            <text:p>1652735489549117</text:p>
          </table:table-cell>
          <table:table-cell office:value-type="float" office:value="0.137956" calcext:value-type="float">
            <text:p>0.137956</text:p>
          </table:table-cell>
          <table:table-cell office:value-type="float" office:value="0.184684" calcext:value-type="float">
            <text:p>0.184684</text:p>
          </table:table-cell>
        </table:table-row>
        <table:table-row table:style-name="ro1">
          <table:table-cell office:value-type="float" office:value="1652735489633001" calcext:value-type="float">
            <text:p>1652735489633001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.188222" calcext:value-type="float">
            <text:p>0.188222</text:p>
          </table:table-cell>
        </table:table-row>
        <table:table-row table:style-name="ro1">
          <table:table-cell office:value-type="float" office:value="1652735489736658" calcext:value-type="float">
            <text:p>1652735489736658</text:p>
          </table:table-cell>
          <table:table-cell office:value-type="float" office:value="0.281904" calcext:value-type="float">
            <text:p>0.281904</text:p>
          </table:table-cell>
          <table:table-cell office:value-type="float" office:value="0.209974" calcext:value-type="float">
            <text:p>0.209974</text:p>
          </table:table-cell>
        </table:table-row>
        <table:table-row table:style-name="ro1">
          <table:table-cell office:value-type="float" office:value="1652735489842475" calcext:value-type="float">
            <text:p>1652735489842475</text:p>
          </table:table-cell>
          <table:table-cell office:value-type="float" office:value="-0" calcext:value-type="float">
            <text:p>0</text:p>
          </table:table-cell>
          <table:table-cell office:value-type="float" office:value="0.15304" calcext:value-type="float">
            <text:p>0.15304</text:p>
          </table:table-cell>
        </table:table-row>
        <table:table-row table:style-name="ro1">
          <table:table-cell office:value-type="float" office:value="1652735489978686" calcext:value-type="float">
            <text:p>1652735489978686</text:p>
          </table:table-cell>
          <table:table-cell office:value-type="float" office:value="-0" calcext:value-type="float">
            <text:p>0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1652735490037863" calcext:value-type="float">
            <text:p>1652735490037863</text:p>
          </table:table-cell>
          <table:table-cell office:value-type="float" office:value="-0" calcext:value-type="float">
            <text:p>0</text:p>
          </table:table-cell>
          <table:table-cell office:value-type="float" office:value="0.11849" calcext:value-type="float">
            <text:p>0.11849</text:p>
          </table:table-cell>
        </table:table-row>
        <table:table-row table:style-name="ro1">
          <table:table-cell office:value-type="float" office:value="1652735490147318" calcext:value-type="float">
            <text:p>1652735490147318</text:p>
          </table:table-cell>
          <table:table-cell office:value-type="float" office:value="-0" calcext:value-type="float">
            <text:p>0</text:p>
          </table:table-cell>
          <table:table-cell office:value-type="float" office:value="0.131353" calcext:value-type="float">
            <text:p>0.131353</text:p>
          </table:table-cell>
        </table:table-row>
        <table:table-row table:style-name="ro1">
          <table:table-cell office:value-type="float" office:value="1652735490258189" calcext:value-type="float">
            <text:p>1652735490258189</text:p>
          </table:table-cell>
          <table:table-cell office:value-type="float" office:value="-0" calcext:value-type="float">
            <text:p>0</text:p>
          </table:table-cell>
          <table:table-cell office:value-type="float" office:value="0.175544" calcext:value-type="float">
            <text:p>0.175544</text:p>
          </table:table-cell>
        </table:table-row>
        <table:table-row table:style-name="ro1">
          <table:table-cell office:value-type="float" office:value="1652735490352055" calcext:value-type="float">
            <text:p>1652735490352055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0.156927" calcext:value-type="float">
            <text:p>0.156927</text:p>
          </table:table-cell>
        </table:table-row>
        <table:table-row table:style-name="ro1">
          <table:table-cell office:value-type="float" office:value="1652735490461276" calcext:value-type="float">
            <text:p>1652735490461276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115944" calcext:value-type="float">
            <text:p>0.115944</text:p>
          </table:table-cell>
        </table:table-row>
        <table:table-row table:style-name="ro1">
          <table:table-cell office:value-type="float" office:value="1652735490562624" calcext:value-type="float">
            <text:p>1652735490562624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128911" calcext:value-type="float">
            <text:p>0.128911</text:p>
          </table:table-cell>
        </table:table-row>
        <table:table-row table:style-name="ro1">
          <table:table-cell office:value-type="float" office:value="1652735490667527" calcext:value-type="float">
            <text:p>1652735490667527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174672" calcext:value-type="float">
            <text:p>0.174672</text:p>
          </table:table-cell>
        </table:table-row>
        <table:table-row table:style-name="ro1">
          <table:table-cell office:value-type="float" office:value="1652735490772505" calcext:value-type="float">
            <text:p>1652735490772505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246933" calcext:value-type="float">
            <text:p>0.246933</text:p>
          </table:table-cell>
        </table:table-row>
        <table:table-row table:style-name="ro1">
          <table:table-cell office:value-type="float" office:value="1652735490892045" calcext:value-type="float">
            <text:p>1652735490892045</text:p>
          </table:table-cell>
          <table:table-cell office:value-type="float" office:value="0.15595" calcext:value-type="float">
            <text:p>0.15595</text:p>
          </table:table-cell>
          <table:table-cell office:value-type="float" office:value="0.167432" calcext:value-type="float">
            <text:p>0.167432</text:p>
          </table:table-cell>
        </table:table-row>
        <table:table-row table:style-name="ro1">
          <table:table-cell office:value-type="float" office:value="1652735490968781" calcext:value-type="float">
            <text:p>1652735490968781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188738" calcext:value-type="float">
            <text:p>0.188738</text:p>
          </table:table-cell>
        </table:table-row>
        <table:table-row table:style-name="ro1">
          <table:table-cell office:value-type="float" office:value="1652735491078998" calcext:value-type="float">
            <text:p>1652735491078998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192701" calcext:value-type="float">
            <text:p>0.192701</text:p>
          </table:table-cell>
        </table:table-row>
        <table:table-row table:style-name="ro1">
          <table:table-cell office:value-type="float" office:value="1652735491203724" calcext:value-type="float">
            <text:p>1652735491203724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150701" calcext:value-type="float">
            <text:p>0.150701</text:p>
          </table:table-cell>
        </table:table-row>
        <table:table-row table:style-name="ro1">
          <table:table-cell office:value-type="float" office:value="1652735491291647" calcext:value-type="float">
            <text:p>1652735491291647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00276242" calcext:value-type="float">
            <text:p>0.00276242</text:p>
          </table:table-cell>
        </table:table-row>
        <table:table-row table:style-name="ro1">
          <table:table-cell office:value-type="float" office:value="1652735491396560" calcext:value-type="float">
            <text:p>1652735491396560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.241464" calcext:value-type="float">
            <text:p>0.241464</text:p>
          </table:table-cell>
        </table:table-row>
        <table:table-row table:style-name="ro1">
          <table:table-cell office:value-type="float" office:value="1652735491496221" calcext:value-type="float">
            <text:p>1652735491496221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104313" calcext:value-type="float">
            <text:p>0.104313</text:p>
          </table:table-cell>
        </table:table-row>
        <table:table-row table:style-name="ro1">
          <table:table-cell office:value-type="float" office:value="1652735491590639" calcext:value-type="float">
            <text:p>1652735491590639</text:p>
          </table:table-cell>
          <table:table-cell office:value-type="float" office:value="0.116961" calcext:value-type="float">
            <text:p>0.116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91697906" calcext:value-type="float">
            <text:p>1652735491697906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20142" calcext:value-type="float">
            <text:p>0.20142</text:p>
          </table:table-cell>
        </table:table-row>
        <table:table-row table:style-name="ro1">
          <table:table-cell office:value-type="float" office:value="1652735491806250" calcext:value-type="float">
            <text:p>1652735491806250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.219914" calcext:value-type="float">
            <text:p>0.219914</text:p>
          </table:table-cell>
        </table:table-row>
        <table:table-row table:style-name="ro1">
          <table:table-cell office:value-type="float" office:value="1652735491906047" calcext:value-type="float">
            <text:p>1652735491906047</text:p>
          </table:table-cell>
          <table:table-cell office:value-type="float" office:value="0.0869726" calcext:value-type="float">
            <text:p>0.086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92005019" calcext:value-type="float">
            <text:p>1652735492005019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92121598" calcext:value-type="float">
            <text:p>1652735492121598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92192133" calcext:value-type="float">
            <text:p>1652735492192133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92334263" calcext:value-type="float">
            <text:p>1652735492334263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92388395" calcext:value-type="float">
            <text:p>16527354923883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92508071" calcext:value-type="float">
            <text:p>165273549250807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92625232" calcext:value-type="float">
            <text:p>16527354926252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92717617" calcext:value-type="float">
            <text:p>16527354927176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92806047" calcext:value-type="float">
            <text:p>16527354928060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92934942" calcext:value-type="float">
            <text:p>16527354929349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93016407" calcext:value-type="float">
            <text:p>1652735493016407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93171564" calcext:value-type="float">
            <text:p>1652735493171564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93263292" calcext:value-type="float">
            <text:p>16527354932632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93359552" calcext:value-type="float">
            <text:p>1652735493359552</text:p>
          </table:table-cell>
          <table:table-cell office:value-type="float" office:value="0.0209952" calcext:value-type="float">
            <text:p>0.0209952</text:p>
          </table:table-cell>
          <table:table-cell office:value-type="float" office:value="0.168207" calcext:value-type="float">
            <text:p>0.168207</text:p>
          </table:table-cell>
        </table:table-row>
        <table:table-row table:style-name="ro1">
          <table:table-cell office:value-type="float" office:value="1652735493425598" calcext:value-type="float">
            <text:p>1652735493425598</text:p>
          </table:table-cell>
          <table:table-cell office:value-type="float" office:value="0.00600117" calcext:value-type="float">
            <text:p>0.0060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493533898" calcext:value-type="float">
            <text:p>16527354935338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93658231" calcext:value-type="float">
            <text:p>165273549365823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93748710" calcext:value-type="float">
            <text:p>16527354937487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93897805" calcext:value-type="float">
            <text:p>16527354938978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93975379" calcext:value-type="float">
            <text:p>16527354939753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494063060" calcext:value-type="float">
            <text:p>1652735494063060</text:p>
          </table:table-cell>
          <table:table-cell office:value-type="float" office:value="-0" calcext:value-type="float">
            <text:p>0</text:p>
          </table:table-cell>
          <table:table-cell office:value-type="float" office:value="0.314416" calcext:value-type="float">
            <text:p>0.314416</text:p>
          </table:table-cell>
        </table:table-row>
        <table:table-row table:style-name="ro1">
          <table:table-cell office:value-type="float" office:value="1652735494158043" calcext:value-type="float">
            <text:p>1652735494158043</text:p>
          </table:table-cell>
          <table:table-cell office:value-type="float" office:value="-0" calcext:value-type="float">
            <text:p>0</text:p>
          </table:table-cell>
          <table:table-cell office:value-type="float" office:value="0.159225" calcext:value-type="float">
            <text:p>0.159225</text:p>
          </table:table-cell>
        </table:table-row>
        <table:table-row table:style-name="ro1">
          <table:table-cell office:value-type="float" office:value="1652735494256421" calcext:value-type="float">
            <text:p>1652735494256421</text:p>
          </table:table-cell>
          <table:table-cell office:value-type="float" office:value="-0" calcext:value-type="float">
            <text:p>0</text:p>
          </table:table-cell>
          <table:table-cell office:value-type="float" office:value="0.196163" calcext:value-type="float">
            <text:p>0.196163</text:p>
          </table:table-cell>
        </table:table-row>
        <table:table-row table:style-name="ro1">
          <table:table-cell office:value-type="float" office:value="1652735494359094" calcext:value-type="float">
            <text:p>1652735494359094</text:p>
          </table:table-cell>
          <table:table-cell office:value-type="float" office:value="-0" calcext:value-type="float">
            <text:p>0</text:p>
          </table:table-cell>
          <table:table-cell office:value-type="float" office:value="0.186265" calcext:value-type="float">
            <text:p>0.186265</text:p>
          </table:table-cell>
        </table:table-row>
        <table:table-row table:style-name="ro1">
          <table:table-cell office:value-type="float" office:value="1652735494468846" calcext:value-type="float">
            <text:p>1652735494468846</text:p>
          </table:table-cell>
          <table:table-cell office:value-type="float" office:value="-0" calcext:value-type="float">
            <text:p>0</text:p>
          </table:table-cell>
          <table:table-cell office:value-type="float" office:value="0.154088" calcext:value-type="float">
            <text:p>0.154088</text:p>
          </table:table-cell>
        </table:table-row>
        <table:table-row table:style-name="ro1">
          <table:table-cell office:value-type="float" office:value="1652735494591025" calcext:value-type="float">
            <text:p>1652735494591025</text:p>
          </table:table-cell>
          <table:table-cell office:value-type="float" office:value="-0" calcext:value-type="float">
            <text:p>0</text:p>
          </table:table-cell>
          <table:table-cell office:value-type="float" office:value="0.240814" calcext:value-type="float">
            <text:p>0.240814</text:p>
          </table:table-cell>
        </table:table-row>
        <table:table-row table:style-name="ro1">
          <table:table-cell office:value-type="float" office:value="1652735494701296" calcext:value-type="float">
            <text:p>1652735494701296</text:p>
          </table:table-cell>
          <table:table-cell office:value-type="float" office:value="-0" calcext:value-type="float">
            <text:p>0</text:p>
          </table:table-cell>
          <table:table-cell office:value-type="float" office:value="0.249481" calcext:value-type="float">
            <text:p>0.249481</text:p>
          </table:table-cell>
        </table:table-row>
        <table:table-row table:style-name="ro1">
          <table:table-cell office:value-type="float" office:value="1652735494777150" calcext:value-type="float">
            <text:p>1652735494777150</text:p>
          </table:table-cell>
          <table:table-cell office:value-type="float" office:value="-0" calcext:value-type="float">
            <text:p>0</text:p>
          </table:table-cell>
          <table:table-cell office:value-type="float" office:value="0.255809" calcext:value-type="float">
            <text:p>0.255809</text:p>
          </table:table-cell>
        </table:table-row>
        <table:table-row table:style-name="ro1">
          <table:table-cell office:value-type="float" office:value="1652735494898907" calcext:value-type="float">
            <text:p>1652735494898907</text:p>
          </table:table-cell>
          <table:table-cell office:value-type="float" office:value="-0" calcext:value-type="float">
            <text:p>0</text:p>
          </table:table-cell>
          <table:table-cell office:value-type="float" office:value="0.256368" calcext:value-type="float">
            <text:p>0.256368</text:p>
          </table:table-cell>
        </table:table-row>
        <table:table-row table:style-name="ro1">
          <table:table-cell office:value-type="float" office:value="1652735495003957" calcext:value-type="float">
            <text:p>1652735495003957</text:p>
          </table:table-cell>
          <table:table-cell office:value-type="float" office:value="-0" calcext:value-type="float">
            <text:p>0</text:p>
          </table:table-cell>
          <table:table-cell office:value-type="float" office:value="0.235838" calcext:value-type="float">
            <text:p>0.235838</text:p>
          </table:table-cell>
        </table:table-row>
        <table:table-row table:style-name="ro1">
          <table:table-cell office:value-type="float" office:value="1652735495098773" calcext:value-type="float">
            <text:p>1652735495098773</text:p>
          </table:table-cell>
          <table:table-cell office:value-type="float" office:value="-0" calcext:value-type="float">
            <text:p>0</text:p>
          </table:table-cell>
          <table:table-cell office:value-type="float" office:value="0.262432" calcext:value-type="float">
            <text:p>0.262432</text:p>
          </table:table-cell>
        </table:table-row>
        <table:table-row table:style-name="ro1">
          <table:table-cell office:value-type="float" office:value="1652735495194614" calcext:value-type="float">
            <text:p>1652735495194614</text:p>
          </table:table-cell>
          <table:table-cell office:value-type="float" office:value="-0" calcext:value-type="float">
            <text:p>0</text:p>
          </table:table-cell>
          <table:table-cell office:value-type="float" office:value="0.236722" calcext:value-type="float">
            <text:p>0.236722</text:p>
          </table:table-cell>
        </table:table-row>
        <table:table-row table:style-name="ro1">
          <table:table-cell office:value-type="float" office:value="1652735495306437" calcext:value-type="float">
            <text:p>1652735495306437</text:p>
          </table:table-cell>
          <table:table-cell office:value-type="float" office:value="-0" calcext:value-type="float">
            <text:p>0</text:p>
          </table:table-cell>
          <table:table-cell office:value-type="float" office:value="0.235399" calcext:value-type="float">
            <text:p>0.235399</text:p>
          </table:table-cell>
        </table:table-row>
        <table:table-row table:style-name="ro1">
          <table:table-cell office:value-type="float" office:value="1652735495414724" calcext:value-type="float">
            <text:p>1652735495414724</text:p>
          </table:table-cell>
          <table:table-cell office:value-type="float" office:value="-0" calcext:value-type="float">
            <text:p>0</text:p>
          </table:table-cell>
          <table:table-cell office:value-type="float" office:value="0.23767" calcext:value-type="float">
            <text:p>0.23767</text:p>
          </table:table-cell>
        </table:table-row>
        <table:table-row table:style-name="ro1">
          <table:table-cell office:value-type="float" office:value="1652735495518754" calcext:value-type="float">
            <text:p>1652735495518754</text:p>
          </table:table-cell>
          <table:table-cell office:value-type="float" office:value="-0" calcext:value-type="float">
            <text:p>0</text:p>
          </table:table-cell>
          <table:table-cell office:value-type="float" office:value="0.236211" calcext:value-type="float">
            <text:p>0.236211</text:p>
          </table:table-cell>
        </table:table-row>
        <table:table-row table:style-name="ro1">
          <table:table-cell office:value-type="float" office:value="1652735495633384" calcext:value-type="float">
            <text:p>1652735495633384</text:p>
          </table:table-cell>
          <table:table-cell office:value-type="float" office:value="-0" calcext:value-type="float">
            <text:p>0</text:p>
          </table:table-cell>
          <table:table-cell office:value-type="float" office:value="0.236211" calcext:value-type="float">
            <text:p>0.236211</text:p>
          </table:table-cell>
        </table:table-row>
        <table:table-row table:style-name="ro1">
          <table:table-cell office:value-type="float" office:value="1652735495714848" calcext:value-type="float">
            <text:p>1652735495714848</text:p>
          </table:table-cell>
          <table:table-cell office:value-type="float" office:value="-0" calcext:value-type="float">
            <text:p>0</text:p>
          </table:table-cell>
          <table:table-cell office:value-type="float" office:value="0.236211" calcext:value-type="float">
            <text:p>0.236211</text:p>
          </table:table-cell>
        </table:table-row>
        <table:table-row table:style-name="ro1">
          <table:table-cell office:value-type="float" office:value="1652735495820517" calcext:value-type="float">
            <text:p>1652735495820517</text:p>
          </table:table-cell>
          <table:table-cell office:value-type="float" office:value="-0" calcext:value-type="float">
            <text:p>0</text:p>
          </table:table-cell>
          <table:table-cell office:value-type="float" office:value="0.235767" calcext:value-type="float">
            <text:p>0.235767</text:p>
          </table:table-cell>
        </table:table-row>
        <table:table-row table:style-name="ro1">
          <table:table-cell office:value-type="float" office:value="1652735495932367" calcext:value-type="float">
            <text:p>1652735495932367</text:p>
          </table:table-cell>
          <table:table-cell office:value-type="float" office:value="-0" calcext:value-type="float">
            <text:p>0</text:p>
          </table:table-cell>
          <table:table-cell office:value-type="float" office:value="0.261942" calcext:value-type="float">
            <text:p>0.261942</text:p>
          </table:table-cell>
        </table:table-row>
        <table:table-row table:style-name="ro1">
          <table:table-cell office:value-type="float" office:value="1652735496053958" calcext:value-type="float">
            <text:p>1652735496053958</text:p>
          </table:table-cell>
          <table:table-cell office:value-type="float" office:value="-0" calcext:value-type="float">
            <text:p>0</text:p>
          </table:table-cell>
          <table:table-cell office:value-type="float" office:value="0.261942" calcext:value-type="float">
            <text:p>0.261942</text:p>
          </table:table-cell>
        </table:table-row>
        <table:table-row table:style-name="ro1">
          <table:table-cell office:value-type="float" office:value="1652735496140360" calcext:value-type="float">
            <text:p>1652735496140360</text:p>
          </table:table-cell>
          <table:table-cell office:value-type="float" office:value="-0" calcext:value-type="float">
            <text:p>0</text:p>
          </table:table-cell>
          <table:table-cell office:value-type="float" office:value="0.261942" calcext:value-type="float">
            <text:p>0.261942</text:p>
          </table:table-cell>
        </table:table-row>
        <table:table-row table:style-name="ro1">
          <table:table-cell office:value-type="float" office:value="1652735496232633" calcext:value-type="float">
            <text:p>1652735496232633</text:p>
          </table:table-cell>
          <table:table-cell office:value-type="float" office:value="-0" calcext:value-type="float">
            <text:p>0</text:p>
          </table:table-cell>
          <table:table-cell office:value-type="float" office:value="0.261942" calcext:value-type="float">
            <text:p>0.261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7T01:51:53.458217201</dc:date>
    <meta:editing-duration>PT2M35S</meta:editing-duration>
    <meta:editing-cycles>1</meta:editing-cycles>
    <meta:document-statistic meta:table-count="1" meta:cell-count="246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7.95cm" svg:height="21.835cm" xlink:href=".." xlink:type="simple" chart:class="chart:line" chart:style-name="ch1">
        <chart:title svg:x="22.657cm" svg:y="0.571cm" chart:style-name="ch2">
          <text:p>145641</text:p>
        </chart:title>
        <chart:legend chart:legend-position="end" svg:x="44.41cm" svg:y="10.369cm" style:legend-expansion="high" chart:style-name="ch3"/>
        <chart:plot-area chart:style-name="ch4" table:cell-range-address="'145641'.B1:'145641'.C823" chart:data-source-has-labels="row" svg:x="0.959cm" svg:y="2.226cm" svg:width="42.492cm" svg:height="19.173cm">
          <chartooo:coordinate-region svg:x="1.792cm" svg:y="2.425cm" svg:width="41.659cm" svg:height="18.7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45641'.B2:'145641'.B823" chart:label-cell-address="'145641'.B1:'145641'.B1" chart:class="chart:line">
            <chart:data-point chart:repeated="822"/>
          </chart:series>
          <chart:series chart:style-name="ch8" chart:values-cell-range-address="'145641'.C2:'145641'.C823" chart:label-cell-address="'145641'.C1:'145641'.C1" chart:class="chart:line">
            <chart:data-point chart:repeated="8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undSteering</text:p>
                <draw:g>
                  <svg:desc>'145641'.B1:'145641'.B1</svg:desc>
                </draw:g>
              </table:table-cell>
              <table:table-cell office:value-type="string">
                <text:p> group_14</text:p>
                <draw:g>
                  <svg:desc>'145641'.C1:'14564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45641'.B2:'145641'.B823</svg:desc>
                </draw:g>
              </table:table-cell>
              <table:table-cell office:value-type="float" office:value="0">
                <text:p>0</text:p>
                <draw:g>
                  <svg:desc>'145641'.C2:'145641'.C8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29887">
                <text:p>0.032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09714">
                <text:p>0.08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962">
                <text:p>0.125962</text:p>
              </table:table-cell>
              <table:table-cell office:value-type="float" office:value="0.268019">
                <text:p>0.268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3945">
                <text:p>0.173945</text:p>
              </table:table-cell>
              <table:table-cell office:value-type="float" office:value="0.188738">
                <text:p>0.1887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15358">
                <text:p>0.215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31616">
                <text:p>0.231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39958">
                <text:p>0.0239958</text:p>
              </table:table-cell>
              <table:table-cell office:value-type="float" office:value="0.233374">
                <text:p>0.233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09952">
                <text:p>0.02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09952">
                <text:p>0.0209952</text:p>
              </table:table-cell>
              <table:table-cell office:value-type="float" office:value="0.214061">
                <text:p>0.2140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62254">
                <text:p>0.2622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3972">
                <text:p>0.083972</text:p>
              </table:table-cell>
              <table:table-cell office:value-type="float" office:value="0.212432">
                <text:p>0.212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0029">
                <text:p>0.0150029</text:p>
              </table:table-cell>
              <table:table-cell office:value-type="float" office:value="0.180407">
                <text:p>0.1804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900175">
                <text:p>0.00900175</text:p>
              </table:table-cell>
              <table:table-cell office:value-type="float" office:value="0.161375">
                <text:p>0.161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0023">
                <text:p>0.0120023</text:p>
              </table:table-cell>
              <table:table-cell office:value-type="float" office:value="0.159055">
                <text:p>0.159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69845">
                <text:p>0.0569845</text:p>
              </table:table-cell>
              <table:table-cell office:value-type="float" office:value="0.169692">
                <text:p>0.1696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8966">
                <text:p>0.098966</text:p>
              </table:table-cell>
              <table:table-cell office:value-type="float" office:value="0.237914">
                <text:p>0.2379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5962">
                <text:p>0.125962</text:p>
              </table:table-cell>
              <table:table-cell office:value-type="float" office:value="0.192048">
                <text:p>0.192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5962">
                <text:p>0.125962</text:p>
              </table:table-cell>
              <table:table-cell office:value-type="float" office:value="0.205395">
                <text:p>0.2053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8963">
                <text:p>0.128963</text:p>
              </table:table-cell>
              <table:table-cell office:value-type="float" office:value="0.138453">
                <text:p>0.1384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8963">
                <text:p>0.128963</text:p>
              </table:table-cell>
              <table:table-cell office:value-type="float" office:value="0.193358">
                <text:p>0.193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8963">
                <text:p>0.128963</text:p>
              </table:table-cell>
              <table:table-cell office:value-type="float" office:value="0.125285">
                <text:p>0.125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8963">
                <text:p>0.128963</text:p>
              </table:table-cell>
              <table:table-cell office:value-type="float" office:value="0.178411">
                <text:p>0.1784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5962">
                <text:p>0.125962</text:p>
              </table:table-cell>
              <table:table-cell office:value-type="float" office:value="0.285161">
                <text:p>0.2851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80682">
                <text:p>0.180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48001">
                <text:p>0.148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49791">
                <text:p>0.0749791</text:p>
              </table:table-cell>
              <table:table-cell office:value-type="float" office:value="0.302215">
                <text:p>0.3022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45673">
                <text:p>0.2456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396">
                <text:p>0.11396</text:p>
              </table:table-cell>
              <table:table-cell office:value-type="float" office:value="0.25707">
                <text:p>0.257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396">
                <text:p>0.11396</text:p>
              </table:table-cell>
              <table:table-cell office:value-type="float" office:value="0.213181">
                <text:p>0.2131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6961">
                <text:p>0.116961</text:p>
              </table:table-cell>
              <table:table-cell office:value-type="float" office:value="0.303895">
                <text:p>0.303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0945">
                <text:p>0.170945</text:p>
              </table:table-cell>
              <table:table-cell office:value-type="float" office:value="0.20621">
                <text:p>0.206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0956">
                <text:p>0.140956</text:p>
              </table:table-cell>
              <table:table-cell office:value-type="float" office:value="0.357491">
                <text:p>0.3574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2962">
                <text:p>0.122962</text:p>
              </table:table-cell>
              <table:table-cell office:value-type="float" office:value="0.224449">
                <text:p>0.2244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19935">
                <text:p>-0.011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239869">
                <text:p>-0.0239869</text:p>
              </table:table-cell>
              <table:table-cell office:value-type="float" office:value="-0.182496">
                <text:p>-0.182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199597">
                <text:p>-0.1995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205799">
                <text:p>-0.2057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19952">
                <text:p>-0.119952</text:p>
              </table:table-cell>
              <table:table-cell office:value-type="float" office:value="-0.218372">
                <text:p>-0.218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4994">
                <text:p>-0.14994</text:p>
              </table:table-cell>
              <table:table-cell office:value-type="float" office:value="-0.227344">
                <text:p>-0.2273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6952">
                <text:p>-0.116952</text:p>
              </table:table-cell>
              <table:table-cell office:value-type="float" office:value="0.0434509">
                <text:p>0.04345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419816">
                <text:p>-0.041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209863">
                <text:p>-0.020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79797">
                <text:p>0.0779797</text:p>
              </table:table-cell>
              <table:table-cell office:value-type="float" office:value="0.19448">
                <text:p>0.194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21417">
                <text:p>0.2214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79797">
                <text:p>0.0779797</text:p>
              </table:table-cell>
              <table:table-cell office:value-type="float" office:value="0.189988">
                <text:p>0.189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59773">
                <text:p>0.0659773</text:p>
              </table:table-cell>
              <table:table-cell office:value-type="float" office:value="0.266252">
                <text:p>0.266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59773">
                <text:p>0.0659773</text:p>
              </table:table-cell>
              <table:table-cell office:value-type="float" office:value="0.135224">
                <text:p>0.1352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59773">
                <text:p>0.0659773</text:p>
              </table:table-cell>
              <table:table-cell office:value-type="float" office:value="0.172953">
                <text:p>0.1729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91502">
                <text:p>0.1915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99851">
                <text:p>0.0599851</text:p>
              </table:table-cell>
              <table:table-cell office:value-type="float" office:value="0.308221">
                <text:p>0.3082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59352">
                <text:p>0.1593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29856">
                <text:p>0.0629856</text:p>
              </table:table-cell>
              <table:table-cell office:value-type="float" office:value="0.203493">
                <text:p>0.2034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8656">
                <text:p>0.186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13788">
                <text:p>0.2137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3972">
                <text:p>0.083972</text:p>
              </table:table-cell>
              <table:table-cell office:value-type="float" office:value="0.187429">
                <text:p>0.1874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19785">
                <text:p>0.0719785</text:p>
              </table:table-cell>
              <table:table-cell office:value-type="float" office:value="0.209222">
                <text:p>0.2092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29856">
                <text:p>0.0629856</text:p>
              </table:table-cell>
              <table:table-cell office:value-type="float" office:value="0.208056">
                <text:p>0.2080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01701">
                <text:p>0.2017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2962">
                <text:p>0.122962</text:p>
              </table:table-cell>
              <table:table-cell office:value-type="float" office:value="0.168597">
                <text:p>0.1685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295">
                <text:p>0.15295</text:p>
              </table:table-cell>
              <table:table-cell office:value-type="float" office:value="0.190639">
                <text:p>0.1906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89779">
                <text:p>0.0689779</text:p>
              </table:table-cell>
              <table:table-cell office:value-type="float" office:value="0.240773">
                <text:p>0.2407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58384">
                <text:p>0.1583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09952">
                <text:p>0.0209952</text:p>
              </table:table-cell>
              <table:table-cell office:value-type="float" office:value="0.130292">
                <text:p>0.1302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8794">
                <text:p>0.187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7968">
                <text:p>0.107968</text:p>
              </table:table-cell>
              <table:table-cell office:value-type="float" office:value="0.291014">
                <text:p>0.291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4955">
                <text:p>0.134955</text:p>
              </table:table-cell>
              <table:table-cell office:value-type="float" office:value="0.200797">
                <text:p>0.2007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64943">
                <text:p>0.164943</text:p>
              </table:table-cell>
              <table:table-cell office:value-type="float" office:value="0.224903">
                <text:p>0.2249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0945">
                <text:p>0.170945</text:p>
              </table:table-cell>
              <table:table-cell office:value-type="float" office:value="0.262693">
                <text:p>0.2626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0945">
                <text:p>0.17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70945">
                <text:p>0.17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1943">
                <text:p>0.16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09952">
                <text:p>0.02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">
                <text:p>-0</text:p>
              </table:table-cell>
              <table:table-cell office:value-type="float" office:value="-0.502497">
                <text:p>-0.5024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">
                <text:p>-0</text:p>
              </table:table-cell>
              <table:table-cell office:value-type="float" office:value="-0.579326">
                <text:p>-0.5793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">
                <text:p>-0</text:p>
              </table:table-cell>
              <table:table-cell office:value-type="float" office:value="-0.58387">
                <text:p>-0.583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40948">
                <text:p>-0.140948</text:p>
              </table:table-cell>
              <table:table-cell office:value-type="float" office:value="-0.896055">
                <text:p>-0.8960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">
                <text:p>-0</text:p>
              </table:table-cell>
              <table:table-cell office:value-type="float" office:value="-0.955176">
                <text:p>-0.9551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">
                <text:p>-0</text:p>
              </table:table-cell>
              <table:table-cell office:value-type="float" office:value="-0.962994">
                <text:p>-0.9629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">
                <text:p>-0</text:p>
              </table:table-cell>
              <table:table-cell office:value-type="float" office:value="-0.93044">
                <text:p>-0.930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3972">
                <text:p>0.08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8593">
                <text:p>-0.1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22953">
                <text:p>-0.12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5595">
                <text:p>0.15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81904">
                <text:p>0.28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">
                <text:p>-0</text:p>
              </table:table-cell>
              <table:table-cell office:value-type="float" office:value="-0.628796">
                <text:p>-0.6287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">
                <text:p>-0</text:p>
              </table:table-cell>
              <table:table-cell office:value-type="float" office:value="0.121619">
                <text:p>0.1216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97923">
                <text:p>-0.197923</text:p>
              </table:table-cell>
              <table:table-cell office:value-type="float" office:value="0.0594537">
                <text:p>0.05945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">
                <text:p>-0</text:p>
              </table:table-cell>
              <table:table-cell office:value-type="float" office:value="0.0408694">
                <text:p>0.04086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">
                <text:p>-0</text:p>
              </table:table-cell>
              <table:table-cell office:value-type="float" office:value="0.394791">
                <text:p>0.3947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1955">
                <text:p>0.13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43957">
                <text:p>0.1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6949">
                <text:p>0.146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6946">
                <text:p>0.176946</text:p>
              </table:table-cell>
              <table:table-cell office:value-type="float" office:value="0.0919387">
                <text:p>0.09193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76946">
                <text:p>0.176946</text:p>
              </table:table-cell>
              <table:table-cell office:value-type="float" office:value="0.0778565">
                <text:p>0.07785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73945">
                <text:p>0.173945</text:p>
              </table:table-cell>
              <table:table-cell office:value-type="float" office:value="0.0836966">
                <text:p>0.0836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70945">
                <text:p>0.170945</text:p>
              </table:table-cell>
              <table:table-cell office:value-type="float" office:value="0.0939475">
                <text:p>0.09394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6949">
                <text:p>0.146949</text:p>
              </table:table-cell>
              <table:table-cell office:value-type="float" office:value="0.132552">
                <text:p>0.1325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">
                <text:p>-0</text:p>
              </table:table-cell>
              <table:table-cell office:value-type="float" office:value="0.073939">
                <text:p>0.0739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22953">
                <text:p>-0.122953</text:p>
              </table:table-cell>
              <table:table-cell office:value-type="float" office:value="0.0911751">
                <text:p>0.09117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245906">
                <text:p>-0.245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39958">
                <text:p>0.0239958</text:p>
              </table:table-cell>
              <table:table-cell office:value-type="float" office:value="0.0956376">
                <text:p>0.09563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7956">
                <text:p>0.137956</text:p>
              </table:table-cell>
              <table:table-cell office:value-type="float" office:value="0.0979997">
                <text:p>0.09799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1943">
                <text:p>0.161943</text:p>
              </table:table-cell>
              <table:table-cell office:value-type="float" office:value="0.0957067">
                <text:p>0.09570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4955">
                <text:p>0.134955</text:p>
              </table:table-cell>
              <table:table-cell office:value-type="float" office:value="0.0959074">
                <text:p>0.09590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34955">
                <text:p>0.134955</text:p>
              </table:table-cell>
              <table:table-cell office:value-type="float" office:value="0.0880542">
                <text:p>0.08805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22962">
                <text:p>0.122962</text:p>
              </table:table-cell>
              <table:table-cell office:value-type="float" office:value="0.0617193">
                <text:p>0.06171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25962">
                <text:p>0.125962</text:p>
              </table:table-cell>
              <table:table-cell office:value-type="float" office:value="0.0676473">
                <text:p>0.06764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25962">
                <text:p>0.125962</text:p>
              </table:table-cell>
              <table:table-cell office:value-type="float" office:value="0.0725994">
                <text:p>0.07259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25962">
                <text:p>0.125962</text:p>
              </table:table-cell>
              <table:table-cell office:value-type="float" office:value="0.134075">
                <text:p>0.1340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25962">
                <text:p>0.125962</text:p>
              </table:table-cell>
              <table:table-cell office:value-type="float" office:value="0.135338">
                <text:p>0.1353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25962">
                <text:p>0.125962</text:p>
              </table:table-cell>
              <table:table-cell office:value-type="float" office:value="0.143452">
                <text:p>0.1434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25962">
                <text:p>0.125962</text:p>
              </table:table-cell>
              <table:table-cell office:value-type="float" office:value="0.091487">
                <text:p>0.0914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22962">
                <text:p>0.122962</text:p>
              </table:table-cell>
              <table:table-cell office:value-type="float" office:value="0.105798">
                <text:p>0.1057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25962">
                <text:p>0.125962</text:p>
              </table:table-cell>
              <table:table-cell office:value-type="float" office:value="0.127928">
                <text:p>0.1279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25962">
                <text:p>0.125962</text:p>
              </table:table-cell>
              <table:table-cell office:value-type="float" office:value="0.13864">
                <text:p>0.138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5962">
                <text:p>0.125962</text:p>
              </table:table-cell>
              <table:table-cell office:value-type="float" office:value="0.143875">
                <text:p>0.143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25962">
                <text:p>0.125962</text:p>
              </table:table-cell>
              <table:table-cell office:value-type="float" office:value="0.154997">
                <text:p>0.1549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28963">
                <text:p>0.128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28963">
                <text:p>0.128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9961">
                <text:p>0.119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">
                <text:p>-0</text:p>
              </table:table-cell>
              <table:table-cell office:value-type="float" office:value="-0.41241">
                <text:p>-0.412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4928">
                <text:p>0.22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4928">
                <text:p>0.22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79937">
                <text:p>0.17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359893">
                <text:p>0.035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09952">
                <text:p>0.02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299171">
                <text:p>-0.00299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329798">
                <text:p>-0.032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116952">
                <text:p>-0.116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869637">
                <text:p>-0.0869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">
                <text:p>-0</text:p>
              </table:table-cell>
              <table:table-cell office:value-type="float" office:value="0.269651">
                <text:p>0.2696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.229232">
                <text:p>0.2292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899731">
                <text:p>0.0899731</text:p>
              </table:table-cell>
              <table:table-cell office:value-type="float" office:value="0.22239">
                <text:p>0.222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869726">
                <text:p>0.0869726</text:p>
              </table:table-cell>
              <table:table-cell office:value-type="float" office:value="0.242858">
                <text:p>0.2428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899731">
                <text:p>0.0899731</text:p>
              </table:table-cell>
              <table:table-cell office:value-type="float" office:value="0.227075">
                <text:p>0.2270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61943">
                <text:p>0.161943</text:p>
              </table:table-cell>
              <table:table-cell office:value-type="float" office:value="0.259287">
                <text:p>0.2592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88939">
                <text:p>0.188939</text:p>
              </table:table-cell>
              <table:table-cell office:value-type="float" office:value="0.174672">
                <text:p>0.1746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">
                <text:p>-0</text:p>
              </table:table-cell>
              <table:table-cell office:value-type="float" office:value="0.164752">
                <text:p>0.1647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0.148675">
                <text:p>0.1486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911">
                <text:p>0.19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61943">
                <text:p>0.161943</text:p>
              </table:table-cell>
              <table:table-cell office:value-type="float" office:value="0.143892">
                <text:p>0.1438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">
                <text:p>-0</text:p>
              </table:table-cell>
              <table:table-cell office:value-type="float" office:value="0.165795">
                <text:p>0.1657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64943">
                <text:p>0.164943</text:p>
              </table:table-cell>
              <table:table-cell office:value-type="float" office:value="0.137066">
                <text:p>0.1370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15927">
                <text:p>0.215927</text:p>
              </table:table-cell>
              <table:table-cell office:value-type="float" office:value="0.153867">
                <text:p>0.1538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94931">
                <text:p>0.194931</text:p>
              </table:table-cell>
              <table:table-cell office:value-type="float" office:value="0.190346">
                <text:p>0.1903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52649">
                <text:p>0.1526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09934">
                <text:p>0.209934</text:p>
              </table:table-cell>
              <table:table-cell office:value-type="float" office:value="-0.00672636">
                <text:p>-0.006726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09934">
                <text:p>0.209934</text:p>
              </table:table-cell>
              <table:table-cell office:value-type="float" office:value="0.288975">
                <text:p>0.2889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">
                <text:p>-0</text:p>
              </table:table-cell>
              <table:table-cell office:value-type="float" office:value="0.221189">
                <text:p>0.2211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37956">
                <text:p>0.1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97932">
                <text:p>0.197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">
                <text:p>-0</text:p>
              </table:table-cell>
              <table:table-cell office:value-type="float" office:value="0.0831412">
                <text:p>0.08314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0.0709191">
                <text:p>0.07091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">
                <text:p>-0</text:p>
              </table:table-cell>
              <table:table-cell office:value-type="float" office:value="0.335448">
                <text:p>0.3354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29887">
                <text:p>0.0329887</text:p>
              </table:table-cell>
              <table:table-cell office:value-type="float" office:value="0.362301">
                <text:p>0.3623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959743">
                <text:p>0.0959743</text:p>
              </table:table-cell>
              <table:table-cell office:value-type="float" office:value="0.17427">
                <text:p>0.174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00848">
                <text:p>0.2008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27143">
                <text:p>0.2271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31955">
                <text:p>0.131955</text:p>
              </table:table-cell>
              <table:table-cell office:value-type="float" office:value="0.266744">
                <text:p>0.2667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25962">
                <text:p>0.125962</text:p>
              </table:table-cell>
              <table:table-cell office:value-type="float" office:value="0.161837">
                <text:p>0.1618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25962">
                <text:p>0.125962</text:p>
              </table:table-cell>
              <table:table-cell office:value-type="float" office:value="0.209385">
                <text:p>0.2093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25962">
                <text:p>0.125962</text:p>
              </table:table-cell>
              <table:table-cell office:value-type="float" office:value="0.191681">
                <text:p>0.1916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16961">
                <text:p>0.116961</text:p>
              </table:table-cell>
              <table:table-cell office:value-type="float" office:value="0.20789">
                <text:p>0.207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1967">
                <text:p>0.101967</text:p>
              </table:table-cell>
              <table:table-cell office:value-type="float" office:value="0.264342">
                <text:p>0.2643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01967">
                <text:p>0.101967</text:p>
              </table:table-cell>
              <table:table-cell office:value-type="float" office:value="0.28785">
                <text:p>0.287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01967">
                <text:p>0.101967</text:p>
              </table:table-cell>
              <table:table-cell office:value-type="float" office:value="0.295752">
                <text:p>0.2957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1967">
                <text:p>0.101967</text:p>
              </table:table-cell>
              <table:table-cell office:value-type="float" office:value="0.298499">
                <text:p>0.2984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959743">
                <text:p>0.0959743</text:p>
              </table:table-cell>
              <table:table-cell office:value-type="float" office:value="0.203336">
                <text:p>0.2033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869726">
                <text:p>0.0869726</text:p>
              </table:table-cell>
              <table:table-cell office:value-type="float" office:value="0.200863">
                <text:p>0.2008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869726">
                <text:p>0.0869726</text:p>
              </table:table-cell>
              <table:table-cell office:value-type="float" office:value="0.301276">
                <text:p>0.3012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269875">
                <text:p>-0.0269875</text:p>
              </table:table-cell>
              <table:table-cell office:value-type="float" office:value="-0.117109">
                <text:p>-0.1171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141359">
                <text:p>-0.1413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151243">
                <text:p>-0.1512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125954">
                <text:p>-0.125954</text:p>
              </table:table-cell>
              <table:table-cell office:value-type="float" office:value="-0.165149">
                <text:p>-0.1651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128954">
                <text:p>-0.128954</text:p>
              </table:table-cell>
              <table:table-cell office:value-type="float" office:value="-0.239088">
                <text:p>-0.2390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839631">
                <text:p>-0.0839631</text:p>
              </table:table-cell>
              <table:table-cell office:value-type="float" office:value="-0.212809">
                <text:p>-0.2128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226481">
                <text:p>-0.2264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179858">
                <text:p>-0.0179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209863">
                <text:p>-0.020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38981">
                <text:p>-0.038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329798">
                <text:p>-0.032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179858">
                <text:p>-0.0179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359804">
                <text:p>-0.035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509833">
                <text:p>0.050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9997">
                <text:p>0.02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09952">
                <text:p>0.0209952</text:p>
              </table:table-cell>
              <table:table-cell office:value-type="float" office:value="0.232675">
                <text:p>0.2326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29887">
                <text:p>0.032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599851">
                <text:p>0.0599851</text:p>
              </table:table-cell>
              <table:table-cell office:value-type="float" office:value="0.193211">
                <text:p>0.1932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599851">
                <text:p>0.0599851</text:p>
              </table:table-cell>
              <table:table-cell office:value-type="float" office:value="0.225891">
                <text:p>0.2258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959743">
                <text:p>0.0959743</text:p>
              </table:table-cell>
              <table:table-cell office:value-type="float" office:value="0.268994">
                <text:p>0.2689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04967">
                <text:p>0.104967</text:p>
              </table:table-cell>
              <table:table-cell office:value-type="float" office:value="0.289181">
                <text:p>0.2891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04967">
                <text:p>0.104967</text:p>
              </table:table-cell>
              <table:table-cell office:value-type="float" office:value="0.207073">
                <text:p>0.2070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04967">
                <text:p>0.104967</text:p>
              </table:table-cell>
              <table:table-cell office:value-type="float" office:value="0.239743">
                <text:p>0.2397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66744">
                <text:p>0.2667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719785">
                <text:p>0.0719785</text:p>
              </table:table-cell>
              <table:table-cell office:value-type="float" office:value="0.384249">
                <text:p>0.3842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599851">
                <text:p>0.0599851</text:p>
              </table:table-cell>
              <table:table-cell office:value-type="float" office:value="0.253424">
                <text:p>0.2534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809714">
                <text:p>0.08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83972">
                <text:p>0.08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809714">
                <text:p>0.08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29856">
                <text:p>0.0629856</text:p>
              </table:table-cell>
              <table:table-cell office:value-type="float" office:value="0.158871">
                <text:p>0.15887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629856">
                <text:p>0.0629856</text:p>
              </table:table-cell>
              <table:table-cell office:value-type="float" office:value="0.29436">
                <text:p>0.294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07968">
                <text:p>0.107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07968">
                <text:p>0.107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04967">
                <text:p>0.104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959743">
                <text:p>0.0959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239869">
                <text:p>-0.0239869</text:p>
              </table:table-cell>
              <table:table-cell office:value-type="float" office:value="-0.527627">
                <text:p>-0.5276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110959">
                <text:p>-0.110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51916">
                <text:p>0.25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">
                <text:p>-0</text:p>
              </table:table-cell>
              <table:table-cell office:value-type="float" office:value="-0.463648">
                <text:p>-0.4636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">
                <text:p>-0</text:p>
              </table:table-cell>
              <table:table-cell office:value-type="float" office:value="-0.455975">
                <text:p>-0.4559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569845">
                <text:p>0.0569845</text:p>
              </table:table-cell>
              <table:table-cell office:value-type="float" office:value="0.13864">
                <text:p>0.138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779797">
                <text:p>0.0779797</text:p>
              </table:table-cell>
              <table:table-cell office:value-type="float" office:value="0.060532">
                <text:p>0.0605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83972">
                <text:p>0.083972</text:p>
              </table:table-cell>
              <table:table-cell office:value-type="float" office:value="0.117109">
                <text:p>0.1171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83972">
                <text:p>0.083972</text:p>
              </table:table-cell>
              <table:table-cell office:value-type="float" office:value="0.120531">
                <text:p>0.1205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24035">
                <text:p>0.1240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22292">
                <text:p>0.1222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03561">
                <text:p>0.1035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27804">
                <text:p>0.1278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01967">
                <text:p>0.101967</text:p>
              </table:table-cell>
              <table:table-cell office:value-type="float" office:value="0.112517">
                <text:p>0.1125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10968">
                <text:p>0.110968</text:p>
              </table:table-cell>
              <table:table-cell office:value-type="float" office:value="0.145431">
                <text:p>0.1454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6691">
                <text:p>0.26691</text:p>
              </table:table-cell>
              <table:table-cell office:value-type="float" office:value="0.117109">
                <text:p>0.1171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90888">
                <text:p>0.290888</text:p>
              </table:table-cell>
              <table:table-cell office:value-type="float" office:value="0.199718">
                <text:p>0.1997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90888">
                <text:p>0.290888</text:p>
              </table:table-cell>
              <table:table-cell office:value-type="float" office:value="0.141275">
                <text:p>0.1412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90888">
                <text:p>0.290888</text:p>
              </table:table-cell>
              <table:table-cell office:value-type="float" office:value="0.257181">
                <text:p>0.25718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14994">
                <text:p>-0.14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">
                <text:p>-0</text:p>
              </table:table-cell>
              <table:table-cell office:value-type="float" office:value="-0.26426">
                <text:p>-0.2642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64943">
                <text:p>0.164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82938">
                <text:p>0.1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164934">
                <text:p>-0.164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31955">
                <text:p>0.13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76946">
                <text:p>0.176946</text:p>
              </table:table-cell>
              <table:table-cell office:value-type="float" office:value="0.206245">
                <text:p>0.2062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70945">
                <text:p>0.170945</text:p>
              </table:table-cell>
              <table:table-cell office:value-type="float" office:value="0.188116">
                <text:p>0.1881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19961">
                <text:p>0.119961</text:p>
              </table:table-cell>
              <table:table-cell office:value-type="float" office:value="0.161543">
                <text:p>0.1615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899731">
                <text:p>0.0899731</text:p>
              </table:table-cell>
              <table:table-cell office:value-type="float" office:value="0.165149">
                <text:p>0.1651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131946">
                <text:p>-0.13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14994">
                <text:p>-0.014994</text:p>
              </table:table-cell>
              <table:table-cell office:value-type="float" office:value="0.130325">
                <text:p>0.1303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90888">
                <text:p>0.290888</text:p>
              </table:table-cell>
              <table:table-cell office:value-type="float" office:value="0.166282">
                <text:p>0.1662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90888">
                <text:p>0.290888</text:p>
              </table:table-cell>
              <table:table-cell office:value-type="float" office:value="0.132137">
                <text:p>0.1321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57917">
                <text:p>0.257917</text:p>
              </table:table-cell>
              <table:table-cell office:value-type="float" office:value="0.109965">
                <text:p>0.1099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42914">
                <text:p>0.242914</text:p>
              </table:table-cell>
              <table:table-cell office:value-type="float" office:value="0.122337">
                <text:p>0.1223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60909">
                <text:p>0.260909</text:p>
              </table:table-cell>
              <table:table-cell office:value-type="float" office:value="0.161567">
                <text:p>0.1615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45915">
                <text:p>0.245915</text:p>
              </table:table-cell>
              <table:table-cell office:value-type="float" office:value="0.160599">
                <text:p>0.1605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88939">
                <text:p>0.188939</text:p>
              </table:table-cell>
              <table:table-cell office:value-type="float" office:value="0.19691">
                <text:p>0.196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56151">
                <text:p>0.2561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419816">
                <text:p>-0.041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70945">
                <text:p>0.17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.298499">
                <text:p>0.2984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131946">
                <text:p>-0.131946</text:p>
              </table:table-cell>
              <table:table-cell office:value-type="float" office:value="0.367174">
                <text:p>0.3671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">
                <text:p>-0</text:p>
              </table:table-cell>
              <table:table-cell office:value-type="float" office:value="0.394791">
                <text:p>0.3947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">
                <text:p>-0</text:p>
              </table:table-cell>
              <table:table-cell office:value-type="float" office:value="0.674741">
                <text:p>0.6747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">
                <text:p>-0</text:p>
              </table:table-cell>
              <table:table-cell office:value-type="float" office:value="0.165149">
                <text:p>0.1651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959743">
                <text:p>0.0959743</text:p>
              </table:table-cell>
              <table:table-cell office:value-type="float" office:value="0.130827">
                <text:p>0.1308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959743">
                <text:p>0.0959743</text:p>
              </table:table-cell>
              <table:table-cell office:value-type="float" office:value="0.317163">
                <text:p>0.3171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69778">
                <text:p>0.16977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66086">
                <text:p>0.1660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32247">
                <text:p>0.2322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56892">
                <text:p>0.1568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76366">
                <text:p>0.1763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97932">
                <text:p>0.197932</text:p>
              </table:table-cell>
              <table:table-cell office:value-type="float" office:value="0.147078">
                <text:p>0.1470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76946">
                <text:p>0.176946</text:p>
              </table:table-cell>
              <table:table-cell office:value-type="float" office:value="0.201039">
                <text:p>0.2010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37956">
                <text:p>0.1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31955">
                <text:p>0.131955</text:p>
              </table:table-cell>
              <table:table-cell office:value-type="float" office:value="0.210841">
                <text:p>0.2108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31955">
                <text:p>0.131955</text:p>
              </table:table-cell>
              <table:table-cell office:value-type="float" office:value="0.174313">
                <text:p>0.1743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900175">
                <text:p>0.00900175</text:p>
              </table:table-cell>
              <table:table-cell office:value-type="float" office:value="0.149258">
                <text:p>0.1492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">
                <text:p>-0</text:p>
              </table:table-cell>
              <table:table-cell office:value-type="float" office:value="0.247812">
                <text:p>0.2478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">
                <text:p>-0</text:p>
              </table:table-cell>
              <table:table-cell office:value-type="float" office:value="0.234898">
                <text:p>0.23489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">
                <text:p>-0</text:p>
              </table:table-cell>
              <table:table-cell office:value-type="float" office:value="0.18658">
                <text:p>0.186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">
                <text:p>-0</text:p>
              </table:table-cell>
              <table:table-cell office:value-type="float" office:value="0.191561">
                <text:p>0.1915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54917">
                <text:p>0.254917</text:p>
              </table:table-cell>
              <table:table-cell office:value-type="float" office:value="0.210875">
                <text:p>0.2108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85939">
                <text:p>0.185939</text:p>
              </table:table-cell>
              <table:table-cell office:value-type="float" office:value="0.147753">
                <text:p>0.1477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9496">
                <text:p>0.194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90888">
                <text:p>0.290888</text:p>
              </table:table-cell>
              <table:table-cell office:value-type="float" office:value="0.199958">
                <text:p>0.1999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90888">
                <text:p>0.290888</text:p>
              </table:table-cell>
              <table:table-cell office:value-type="float" office:value="0.458439">
                <text:p>0.4584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98966">
                <text:p>0.09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21928">
                <text:p>0.22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509744">
                <text:p>-0.0509744</text:p>
              </table:table-cell>
              <table:table-cell office:value-type="float" office:value="-0.116214">
                <text:p>-0.1162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254908">
                <text:p>-0.254908</text:p>
              </table:table-cell>
              <table:table-cell office:value-type="float" office:value="-0.129275">
                <text:p>-0.1292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">
                <text:p>-0</text:p>
              </table:table-cell>
              <table:table-cell office:value-type="float" office:value="-0.167532">
                <text:p>-0.1675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">
                <text:p>-0</text:p>
              </table:table-cell>
              <table:table-cell office:value-type="float" office:value="-0.125803">
                <text:p>-0.1258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14994">
                <text:p>-0.014994</text:p>
              </table:table-cell>
              <table:table-cell office:value-type="float" office:value="-0.154687">
                <text:p>-0.1546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449821">
                <text:p>-0.0449821</text:p>
              </table:table-cell>
              <table:table-cell office:value-type="float" office:value="-0.162831">
                <text:p>-0.1628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131946">
                <text:p>-0.131946</text:p>
              </table:table-cell>
              <table:table-cell office:value-type="float" office:value="-0.180977">
                <text:p>-0.1809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140948">
                <text:p>-0.140948</text:p>
              </table:table-cell>
              <table:table-cell office:value-type="float" office:value="-0.195392">
                <text:p>-0.1953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929649">
                <text:p>-0.0929649</text:p>
              </table:table-cell>
              <table:table-cell office:value-type="float" office:value="-0.207496">
                <text:p>-0.2074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359804">
                <text:p>-0.0359804</text:p>
              </table:table-cell>
              <table:table-cell office:value-type="float" office:value="-0.228031">
                <text:p>-0.22803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359804">
                <text:p>-0.0359804</text:p>
              </table:table-cell>
              <table:table-cell office:value-type="float" office:value="-0.226799">
                <text:p>-0.2267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179858">
                <text:p>-0.0179858</text:p>
              </table:table-cell>
              <table:table-cell office:value-type="float" office:value="-0.270947">
                <text:p>-0.2709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14994">
                <text:p>-0.014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809625">
                <text:p>-0.0809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839631">
                <text:p>-0.0839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809625">
                <text:p>-0.0809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809625">
                <text:p>-0.0809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209863">
                <text:p>-0.020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40956">
                <text:p>0.14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03933">
                <text:p>0.203933</text:p>
              </table:table-cell>
              <table:table-cell office:value-type="float" office:value="0.167175">
                <text:p>0.1671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00933">
                <text:p>0.200933</text:p>
              </table:table-cell>
              <table:table-cell office:value-type="float" office:value="0.172428">
                <text:p>0.1724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61943">
                <text:p>0.161943</text:p>
              </table:table-cell>
              <table:table-cell office:value-type="float" office:value="0.255363">
                <text:p>0.2553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98966">
                <text:p>0.09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43957">
                <text:p>0.143957</text:p>
              </table:table-cell>
              <table:table-cell office:value-type="float" office:value="0.246354">
                <text:p>0.24635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43957">
                <text:p>0.143957</text:p>
              </table:table-cell>
              <table:table-cell office:value-type="float" office:value="0.251955">
                <text:p>0.2519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689779">
                <text:p>0.0689779</text:p>
              </table:table-cell>
              <table:table-cell office:value-type="float" office:value="0.283221">
                <text:p>0.2832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29997">
                <text:p>0.029997</text:p>
              </table:table-cell>
              <table:table-cell office:value-type="float" office:value="0.156602">
                <text:p>0.15660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37956">
                <text:p>0.1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37956">
                <text:p>0.137956</text:p>
              </table:table-cell>
              <table:table-cell office:value-type="float" office:value="0.200797">
                <text:p>0.2007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779797">
                <text:p>0.0779797</text:p>
              </table:table-cell>
              <table:table-cell office:value-type="float" office:value="0.183111">
                <text:p>0.1831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419904">
                <text:p>0.041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01967">
                <text:p>0.10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31955">
                <text:p>0.13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479916">
                <text:p>0.04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34955">
                <text:p>0.134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31955">
                <text:p>0.13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61943">
                <text:p>0.16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67944">
                <text:p>0.167944</text:p>
              </table:table-cell>
              <table:table-cell office:value-type="float" office:value="0.142525">
                <text:p>0.1425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73945">
                <text:p>0.173945</text:p>
              </table:table-cell>
              <table:table-cell office:value-type="float" office:value="0.170375">
                <text:p>0.1703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70945">
                <text:p>0.17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58951">
                <text:p>0.158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900175">
                <text:p>0.00900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419816">
                <text:p>-0.041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158942">
                <text:p>-0.158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">
                <text:p>-0</text:p>
              </table:table-cell>
              <table:table-cell office:value-type="float" office:value="-0.861115">
                <text:p>-0.8611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809714">
                <text:p>0.08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">
                <text:p>-0</text:p>
              </table:table-cell>
              <table:table-cell office:value-type="float" office:value="-0.600373">
                <text:p>-0.60037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01967">
                <text:p>0.10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">
                <text:p>-0</text:p>
              </table:table-cell>
              <table:table-cell office:value-type="float" office:value="0.0932956">
                <text:p>0.09329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">
                <text:p>-0</text:p>
              </table:table-cell>
              <table:table-cell office:value-type="float" office:value="0.0957515">
                <text:p>0.09575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">
                <text:p>-0</text:p>
              </table:table-cell>
              <table:table-cell office:value-type="float" office:value="0.104589">
                <text:p>0.10458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52414">
                <text:p>0.1524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719785">
                <text:p>0.0719785</text:p>
              </table:table-cell>
              <table:table-cell office:value-type="float" office:value="0.0581355">
                <text:p>0.05813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22962">
                <text:p>0.122962</text:p>
              </table:table-cell>
              <table:table-cell office:value-type="float" office:value="0.0680214">
                <text:p>0.06802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34955">
                <text:p>0.134955</text:p>
              </table:table-cell>
              <table:table-cell office:value-type="float" office:value="0.0853187">
                <text:p>0.08531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34955">
                <text:p>0.134955</text:p>
              </table:table-cell>
              <table:table-cell office:value-type="float" office:value="0.119114">
                <text:p>0.1191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34955">
                <text:p>0.134955</text:p>
              </table:table-cell>
              <table:table-cell office:value-type="float" office:value="0.101918">
                <text:p>0.1019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34955">
                <text:p>0.134955</text:p>
              </table:table-cell>
              <table:table-cell office:value-type="float" office:value="0.0821675">
                <text:p>0.08216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88939">
                <text:p>0.188939</text:p>
              </table:table-cell>
              <table:table-cell office:value-type="float" office:value="0.105328">
                <text:p>0.10532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21928">
                <text:p>0.221928</text:p>
              </table:table-cell>
              <table:table-cell office:value-type="float" office:value="0.0890496">
                <text:p>0.08904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959743">
                <text:p>0.0959743</text:p>
              </table:table-cell>
              <table:table-cell office:value-type="float" office:value="0.146721">
                <text:p>0.1467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">
                <text:p>-0</text:p>
              </table:table-cell>
              <table:table-cell office:value-type="float" office:value="0.127621">
                <text:p>0.12762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">
                <text:p>-0</text:p>
              </table:table-cell>
              <table:table-cell office:value-type="float" office:value="0.14816">
                <text:p>0.148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34955">
                <text:p>0.134955</text:p>
              </table:table-cell>
              <table:table-cell office:value-type="float" office:value="0.166693">
                <text:p>0.1666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40956">
                <text:p>0.14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15927">
                <text:p>0.215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07968">
                <text:p>0.107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79937">
                <text:p>0.17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236913">
                <text:p>-0.236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2639">
                <text:p>-0.2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76946">
                <text:p>0.176946</text:p>
              </table:table-cell>
              <table:table-cell office:value-type="float" office:value="0.338324">
                <text:p>0.3383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37956">
                <text:p>0.137956</text:p>
              </table:table-cell>
              <table:table-cell office:value-type="float" office:value="0.184684">
                <text:p>0.1846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809714">
                <text:p>0.0809714</text:p>
              </table:table-cell>
              <table:table-cell office:value-type="float" office:value="0.188222">
                <text:p>0.1882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81904">
                <text:p>0.281904</text:p>
              </table:table-cell>
              <table:table-cell office:value-type="float" office:value="0.209974">
                <text:p>0.2099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">
                <text:p>-0</text:p>
              </table:table-cell>
              <table:table-cell office:value-type="float" office:value="0.15304">
                <text:p>0.1530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">
                <text:p>-0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">
                <text:p>-0</text:p>
              </table:table-cell>
              <table:table-cell office:value-type="float" office:value="0.11849">
                <text:p>0.118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">
                <text:p>-0</text:p>
              </table:table-cell>
              <table:table-cell office:value-type="float" office:value="0.131353">
                <text:p>0.1313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">
                <text:p>-0</text:p>
              </table:table-cell>
              <table:table-cell office:value-type="float" office:value="0.175544">
                <text:p>0.17554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29997">
                <text:p>0.029997</text:p>
              </table:table-cell>
              <table:table-cell office:value-type="float" office:value="0.156927">
                <text:p>0.1569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88939">
                <text:p>0.188939</text:p>
              </table:table-cell>
              <table:table-cell office:value-type="float" office:value="0.115944">
                <text:p>0.1159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88939">
                <text:p>0.188939</text:p>
              </table:table-cell>
              <table:table-cell office:value-type="float" office:value="0.128911">
                <text:p>0.1289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88939">
                <text:p>0.188939</text:p>
              </table:table-cell>
              <table:table-cell office:value-type="float" office:value="0.174672">
                <text:p>0.17467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88939">
                <text:p>0.188939</text:p>
              </table:table-cell>
              <table:table-cell office:value-type="float" office:value="0.246933">
                <text:p>0.2469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5595">
                <text:p>0.15595</text:p>
              </table:table-cell>
              <table:table-cell office:value-type="float" office:value="0.167432">
                <text:p>0.1674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83972">
                <text:p>0.083972</text:p>
              </table:table-cell>
              <table:table-cell office:value-type="float" office:value="0.188738">
                <text:p>0.18873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779797">
                <text:p>0.0779797</text:p>
              </table:table-cell>
              <table:table-cell office:value-type="float" office:value="0.192701">
                <text:p>0.19270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779797">
                <text:p>0.0779797</text:p>
              </table:table-cell>
              <table:table-cell office:value-type="float" office:value="0.150701">
                <text:p>0.1507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779797">
                <text:p>0.0779797</text:p>
              </table:table-cell>
              <table:table-cell office:value-type="float" office:value="0.00276242">
                <text:p>0.0027624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41464">
                <text:p>0.24146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1396">
                <text:p>0.11396</text:p>
              </table:table-cell>
              <table:table-cell office:value-type="float" office:value="0.104313">
                <text:p>0.1043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16961">
                <text:p>0.116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1396">
                <text:p>0.11396</text:p>
              </table:table-cell>
              <table:table-cell office:value-type="float" office:value="0.20142">
                <text:p>0.2014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869726">
                <text:p>0.0869726</text:p>
              </table:table-cell>
              <table:table-cell office:value-type="float" office:value="0.219914">
                <text:p>0.2199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869726">
                <text:p>0.086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209952">
                <text:p>0.020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209952">
                <text:p>0.0209952</text:p>
              </table:table-cell>
              <table:table-cell office:value-type="float" office:value="0.168207">
                <text:p>0.1682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600117">
                <text:p>0.00600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">
                <text:p>-0</text:p>
              </table:table-cell>
              <table:table-cell office:value-type="float" office:value="0.314416">
                <text:p>0.3144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">
                <text:p>-0</text:p>
              </table:table-cell>
              <table:table-cell office:value-type="float" office:value="0.159225">
                <text:p>0.1592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">
                <text:p>-0</text:p>
              </table:table-cell>
              <table:table-cell office:value-type="float" office:value="0.196163">
                <text:p>0.19616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">
                <text:p>-0</text:p>
              </table:table-cell>
              <table:table-cell office:value-type="float" office:value="0.186265">
                <text:p>0.18626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">
                <text:p>-0</text:p>
              </table:table-cell>
              <table:table-cell office:value-type="float" office:value="0.154088">
                <text:p>0.15408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">
                <text:p>-0</text:p>
              </table:table-cell>
              <table:table-cell office:value-type="float" office:value="0.240814">
                <text:p>0.2408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">
                <text:p>-0</text:p>
              </table:table-cell>
              <table:table-cell office:value-type="float" office:value="0.249481">
                <text:p>0.24948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">
                <text:p>-0</text:p>
              </table:table-cell>
              <table:table-cell office:value-type="float" office:value="0.255809">
                <text:p>0.2558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">
                <text:p>-0</text:p>
              </table:table-cell>
              <table:table-cell office:value-type="float" office:value="0.256368">
                <text:p>0.2563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">
                <text:p>-0</text:p>
              </table:table-cell>
              <table:table-cell office:value-type="float" office:value="0.235838">
                <text:p>0.23583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">
                <text:p>-0</text:p>
              </table:table-cell>
              <table:table-cell office:value-type="float" office:value="0.262432">
                <text:p>0.2624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">
                <text:p>-0</text:p>
              </table:table-cell>
              <table:table-cell office:value-type="float" office:value="0.236722">
                <text:p>0.2367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">
                <text:p>-0</text:p>
              </table:table-cell>
              <table:table-cell office:value-type="float" office:value="0.235399">
                <text:p>0.23539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">
                <text:p>-0</text:p>
              </table:table-cell>
              <table:table-cell office:value-type="float" office:value="0.23767">
                <text:p>0.237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">
                <text:p>-0</text:p>
              </table:table-cell>
              <table:table-cell office:value-type="float" office:value="0.236211">
                <text:p>0.2362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">
                <text:p>-0</text:p>
              </table:table-cell>
              <table:table-cell office:value-type="float" office:value="0.236211">
                <text:p>0.2362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">
                <text:p>-0</text:p>
              </table:table-cell>
              <table:table-cell office:value-type="float" office:value="0.236211">
                <text:p>0.23621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">
                <text:p>-0</text:p>
              </table:table-cell>
              <table:table-cell office:value-type="float" office:value="0.235767">
                <text:p>0.2357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">
                <text:p>-0</text:p>
              </table:table-cell>
              <table:table-cell office:value-type="float" office:value="0.261942">
                <text:p>0.26194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">
                <text:p>-0</text:p>
              </table:table-cell>
              <table:table-cell office:value-type="float" office:value="0.261942">
                <text:p>0.26194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">
                <text:p>-0</text:p>
              </table:table-cell>
              <table:table-cell office:value-type="float" office:value="0.261942">
                <text:p>0.2619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">
                <text:p>-0</text:p>
              </table:table-cell>
              <table:table-cell office:value-type="float" office:value="0.261942">
                <text:p>0.261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